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000000229000001031028230354790DDC.png" manifest:media-type="image/png"/>
  <manifest:file-entry manifest:full-path="Pictures/200000020000019F000000C259D174E9CF809E17.eps" manifest:media-type="image/x-eps"/>
  <manifest:file-entry manifest:full-path="Pictures/100026AF00001F9900003D4C17C61F0FF8E590A0.svg" manifest:media-type="image/svg+xml"/>
  <manifest:file-entry manifest:full-path="Pictures/100027820000108200002006DD3392F0D0C46A57.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IN-Regular1" svg:font-family="DIN-Regular"/>
    <style:font-face style:name="Tahoma1" svg:font-family="Tahoma"/>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DIN-Bold" svg:font-family="DIN-Bold" style:font-pitch="variable"/>
    <style:font-face style:name="DIN-Medium1" svg:font-family="DIN-Medium" style:font-adornments="Bold" style:font-pitch="variable"/>
    <style:font-face style:name="DIN-Medium" svg:font-family="DIN-Medium" style:font-adornments="Regular" style:font-pitch="variable"/>
    <style:font-face style:name="DIN-Regular" svg:font-family="DIN-Regular" style:font-pitch="variable"/>
    <style:font-face style:name="Lucida Sans Unicode" svg:font-family="'Lucida Sans Unicode'" style:font-pitch="variable"/>
    <style:font-face style:name="Monospace" svg:font-family="Monospac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29" style:family="table">
      <style:table-properties style:width="16.768cm" table:align="margins" style:writing-mode="lr-tb"/>
    </style:style>
    <style:style style:name="Table29.A" style:family="table-column">
      <style:table-column-properties style:column-width="13.998cm" style:rel-column-width="54711*"/>
    </style:style>
    <style:style style:name="Table29.B" style:family="table-column">
      <style:table-column-properties style:column-width="2.769cm" style:rel-column-width="10824*"/>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6.768cm" table:align="margins" style:writing-mode="lr-tb"/>
    </style:style>
    <style:style style:name="Table30.A" style:family="table-column">
      <style:table-column-properties style:column-width="13.998cm" style:rel-column-width="54711*"/>
    </style:style>
    <style:style style:name="Table30.B" style:family="table-column">
      <style:table-column-properties style:column-width="2.769cm" style:rel-column-width="1082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4" style:family="table">
      <style:table-properties style:width="16.768cm" table:align="margins" style:writing-mode="lr-tb"/>
    </style:style>
    <style:style style:name="Table4.A" style:family="table-column">
      <style:table-column-properties style:column-width="13.998cm" style:rel-column-width="54711*"/>
    </style:style>
    <style:style style:name="Table4.B" style:family="table-column">
      <style:table-column-properties style:column-width="2.769cm" style:rel-column-width="1082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6" style:family="table">
      <style:table-properties style:width="16.768cm" table:align="margins" style:writing-mode="lr-tb"/>
    </style:style>
    <style:style style:name="Table6.A" style:family="table-column">
      <style:table-column-properties style:column-width="13.998cm" style:rel-column-width="54711*"/>
    </style:style>
    <style:style style:name="Table6.B" style:family="table-column">
      <style:table-column-properties style:column-width="2.769cm" style:rel-column-width="1082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7" style:family="table">
      <style:table-properties style:width="16.768cm" table:align="margins" style:writing-mode="lr-tb"/>
    </style:style>
    <style:style style:name="Table7.A" style:family="table-column">
      <style:table-column-properties style:column-width="13.998cm" style:rel-column-width="54711*"/>
    </style:style>
    <style:style style:name="Table7.B" style:family="table-column">
      <style:table-column-properties style:column-width="2.769cm" style:rel-column-width="1082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14" style:family="table">
      <style:table-properties style:width="16.768cm" table:align="margins" style:writing-mode="lr-tb"/>
    </style:style>
    <style:style style:name="Table14.A" style:family="table-column">
      <style:table-column-properties style:column-width="13.998cm" style:rel-column-width="54711*"/>
    </style:style>
    <style:style style:name="Table14.B" style:family="table-column">
      <style:table-column-properties style:column-width="2.769cm" style:rel-column-width="10824*"/>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8" style:family="table">
      <style:table-properties style:width="16.768cm" table:align="margins" style:writing-mode="lr-tb"/>
    </style:style>
    <style:style style:name="Table8.A" style:family="table-column">
      <style:table-column-properties style:column-width="13.998cm" style:rel-column-width="54711*"/>
    </style:style>
    <style:style style:name="Table8.B" style:family="table-column">
      <style:table-column-properties style:column-width="2.769cm" style:rel-column-width="10824*"/>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9" style:family="table">
      <style:table-properties style:width="16.768cm" table:align="margins" style:writing-mode="lr-tb"/>
    </style:style>
    <style:style style:name="Table9.A" style:family="table-column">
      <style:table-column-properties style:column-width="13.998cm" style:rel-column-width="54711*"/>
    </style:style>
    <style:style style:name="Table9.B" style:family="table-column">
      <style:table-column-properties style:column-width="2.769cm" style:rel-column-width="1082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10" style:family="table">
      <style:table-properties style:width="16.768cm" table:align="margins" style:writing-mode="lr-tb"/>
    </style:style>
    <style:style style:name="Table10.A" style:family="table-column">
      <style:table-column-properties style:column-width="13.998cm" style:rel-column-width="54711*"/>
    </style:style>
    <style:style style:name="Table10.B" style:family="table-column">
      <style:table-column-properties style:column-width="2.769cm" style:rel-column-width="10824*"/>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5" style:family="table">
      <style:table-properties style:width="16.768cm" table:align="margins" style:writing-mode="lr-tb"/>
    </style:style>
    <style:style style:name="Table5.A" style:family="table-column">
      <style:table-column-properties style:column-width="13.998cm" style:rel-column-width="54711*"/>
    </style:style>
    <style:style style:name="Table5.B" style:family="table-column">
      <style:table-column-properties style:column-width="2.769cm" style:rel-column-width="1082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12" style:family="table">
      <style:table-properties style:width="16.768cm" table:align="margins" style:writing-mode="lr-tb"/>
    </style:style>
    <style:style style:name="Table12.A" style:family="table-column">
      <style:table-column-properties style:column-width="13.998cm" style:rel-column-width="54711*"/>
    </style:style>
    <style:style style:name="Table12.B" style:family="table-column">
      <style:table-column-properties style:column-width="2.769cm" style:rel-column-width="1082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1" style:family="table">
      <style:table-properties style:width="16.768cm" table:align="margins" style:writing-mode="lr-tb"/>
    </style:style>
    <style:style style:name="Table11.A" style:family="table-column">
      <style:table-column-properties style:column-width="13.998cm" style:rel-column-width="54711*"/>
    </style:style>
    <style:style style:name="Table11.B" style:family="table-column">
      <style:table-column-properties style:column-width="2.769cm" style:rel-column-width="10824*"/>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3" style:family="table">
      <style:table-properties style:width="16.768cm" table:align="margins" style:writing-mode="lr-tb"/>
    </style:style>
    <style:style style:name="Table13.A" style:family="table-column">
      <style:table-column-properties style:column-width="13.998cm" style:rel-column-width="54711*"/>
    </style:style>
    <style:style style:name="Table13.B" style:family="table-column">
      <style:table-column-properties style:column-width="2.769cm" style:rel-column-width="10824*"/>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5" style:family="table">
      <style:table-properties style:width="16.768cm" table:align="margins" style:writing-mode="lr-tb"/>
    </style:style>
    <style:style style:name="Table15.A" style:family="table-column">
      <style:table-column-properties style:column-width="13.998cm" style:rel-column-width="54711*"/>
    </style:style>
    <style:style style:name="Table15.B" style:family="table-column">
      <style:table-column-properties style:column-width="2.769cm" style:rel-column-width="10824*"/>
    </style:style>
    <style:style style:name="Table15.A1" style:family="table-cell">
      <style:table-cell-properties fo:padding="0.097cm" fo:border-left="0.05pt solid #000000" fo:border-right="none" fo:border-top="0.05pt solid #000000" fo:border-bottom="none"/>
    </style:style>
    <style:style style:name="Table15.B1" style:family="table-cell">
      <style:table-cell-properties fo:padding="0.097cm" fo:border-left="0.05pt solid #000000" fo:border-right="0.05pt solid #000000" fo:border-top="0.05pt solid #000000" fo:border-bottom="none"/>
    </style:style>
    <style:style style:name="Table16" style:family="table">
      <style:table-properties style:width="16.768cm" table:align="margins" style:writing-mode="lr-tb"/>
    </style:style>
    <style:style style:name="Table16.A" style:family="table-column">
      <style:table-column-properties style:column-width="13.998cm" style:rel-column-width="54711*"/>
    </style:style>
    <style:style style:name="Table16.B" style:family="table-column">
      <style:table-column-properties style:column-width="2.769cm" style:rel-column-width="10824*"/>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7" style:family="table">
      <style:table-properties style:width="16.768cm" table:align="margins" style:writing-mode="lr-tb"/>
    </style:style>
    <style:style style:name="Table17.A" style:family="table-column">
      <style:table-column-properties style:column-width="13.998cm" style:rel-column-width="54711*"/>
    </style:style>
    <style:style style:name="Table17.B" style:family="table-column">
      <style:table-column-properties style:column-width="2.769cm" style:rel-column-width="10824*"/>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8" style:family="table">
      <style:table-properties style:width="16.768cm" table:align="margins" style:writing-mode="lr-tb"/>
    </style:style>
    <style:style style:name="Table18.A" style:family="table-column">
      <style:table-column-properties style:column-width="13.998cm" style:rel-column-width="54711*"/>
    </style:style>
    <style:style style:name="Table18.B" style:family="table-column">
      <style:table-column-properties style:column-width="2.769cm" style:rel-column-width="1082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21" style:family="table">
      <style:table-properties style:width="16.768cm" table:align="margins" style:writing-mode="lr-tb"/>
    </style:style>
    <style:style style:name="Table21.A" style:family="table-column">
      <style:table-column-properties style:column-width="13.998cm" style:rel-column-width="54711*"/>
    </style:style>
    <style:style style:name="Table21.B" style:family="table-column">
      <style:table-column-properties style:column-width="2.769cm" style:rel-column-width="1082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0" style:family="table">
      <style:table-properties style:width="16.768cm" table:align="margins" style:writing-mode="lr-tb"/>
    </style:style>
    <style:style style:name="Table20.A" style:family="table-column">
      <style:table-column-properties style:column-width="13.998cm" style:rel-column-width="54711*"/>
    </style:style>
    <style:style style:name="Table20.B" style:family="table-column">
      <style:table-column-properties style:column-width="2.769cm" style:rel-column-width="1082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2" style:family="table">
      <style:table-properties style:width="16.768cm" table:align="margins" style:writing-mode="lr-tb"/>
    </style:style>
    <style:style style:name="Table22.A" style:family="table-column">
      <style:table-column-properties style:column-width="13.998cm" style:rel-column-width="54711*"/>
    </style:style>
    <style:style style:name="Table22.B" style:family="table-column">
      <style:table-column-properties style:column-width="2.769cm" style:rel-column-width="1082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19" style:family="table">
      <style:table-properties style:width="16.768cm" table:align="margins" style:writing-mode="lr-tb"/>
    </style:style>
    <style:style style:name="Table19.A" style:family="table-column">
      <style:table-column-properties style:column-width="13.998cm" style:rel-column-width="54711*"/>
    </style:style>
    <style:style style:name="Table19.B" style:family="table-column">
      <style:table-column-properties style:column-width="2.769cm" style:rel-column-width="10824*"/>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23" style:family="table">
      <style:table-properties style:width="16.768cm" table:align="margins" style:writing-mode="lr-tb"/>
    </style:style>
    <style:style style:name="Table23.A" style:family="table-column">
      <style:table-column-properties style:column-width="13.998cm" style:rel-column-width="54711*"/>
    </style:style>
    <style:style style:name="Table23.B" style:family="table-column">
      <style:table-column-properties style:column-width="2.769cm" style:rel-column-width="1082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4" style:family="table">
      <style:table-properties style:width="16.768cm" table:align="margins" style:writing-mode="lr-tb"/>
    </style:style>
    <style:style style:name="Table24.A" style:family="table-column">
      <style:table-column-properties style:column-width="13.998cm" style:rel-column-width="54711*"/>
    </style:style>
    <style:style style:name="Table24.B" style:family="table-column">
      <style:table-column-properties style:column-width="2.769cm" style:rel-column-width="1082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31" style:family="table">
      <style:table-properties style:width="16.768cm" table:align="margins" style:writing-mode="lr-tb"/>
    </style:style>
    <style:style style:name="Table31.A" style:family="table-column">
      <style:table-column-properties style:column-width="13.998cm" style:rel-column-width="54711*"/>
    </style:style>
    <style:style style:name="Table31.B" style:family="table-column">
      <style:table-column-properties style:column-width="2.769cm" style:rel-column-width="1082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3" style:family="table">
      <style:table-properties style:width="16.768cm" table:align="margins" style:writing-mode="lr-tb"/>
    </style:style>
    <style:style style:name="Table33.A" style:family="table-column">
      <style:table-column-properties style:column-width="13.998cm" style:rel-column-width="54711*"/>
    </style:style>
    <style:style style:name="Table33.B" style:family="table-column">
      <style:table-column-properties style:column-width="2.769cm" style:rel-column-width="10824*"/>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2" style:family="table">
      <style:table-properties style:width="16.768cm" table:align="margins" style:writing-mode="lr-tb"/>
    </style:style>
    <style:style style:name="Table32.A" style:family="table-column">
      <style:table-column-properties style:column-width="13.998cm" style:rel-column-width="54711*"/>
    </style:style>
    <style:style style:name="Table32.B" style:family="table-column">
      <style:table-column-properties style:column-width="2.769cm" style:rel-column-width="10824*"/>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25" style:family="table">
      <style:table-properties style:width="16.768cm" table:align="margins" style:writing-mode="lr-tb"/>
    </style:style>
    <style:style style:name="Table25.A" style:family="table-column">
      <style:table-column-properties style:column-width="13.998cm" style:rel-column-width="54711*"/>
    </style:style>
    <style:style style:name="Table25.B" style:family="table-column">
      <style:table-column-properties style:column-width="2.769cm" style:rel-column-width="10824*"/>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6" style:family="table">
      <style:table-properties style:width="16.768cm" table:align="margins" style:writing-mode="lr-tb"/>
    </style:style>
    <style:style style:name="Table26.A" style:family="table-column">
      <style:table-column-properties style:column-width="13.998cm" style:rel-column-width="54711*"/>
    </style:style>
    <style:style style:name="Table26.B" style:family="table-column">
      <style:table-column-properties style:column-width="2.769cm" style:rel-column-width="10824*"/>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8" style:family="table">
      <style:table-properties style:width="16.768cm" table:align="margins" style:writing-mode="lr-tb"/>
    </style:style>
    <style:style style:name="Table28.A" style:family="table-column">
      <style:table-column-properties style:column-width="13.998cm" style:rel-column-width="54711*"/>
    </style:style>
    <style:style style:name="Table28.B" style:family="table-column">
      <style:table-column-properties style:column-width="2.769cm" style:rel-column-width="10824*"/>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7" style:family="table">
      <style:table-properties style:width="16.768cm" table:align="margins" style:writing-mode="lr-tb"/>
    </style:style>
    <style:style style:name="Table27.A" style:family="table-column">
      <style:table-column-properties style:column-width="13.998cm" style:rel-column-width="54711*"/>
    </style:style>
    <style:style style:name="Table27.B" style:family="table-column">
      <style:table-column-properties style:column-width="2.769cm" style:rel-column-width="10824*"/>
    </style:style>
    <style:style style:name="Table27.A1" style:family="table-cell">
      <style:table-cell-properties fo:padding="0.097cm" fo:border-left="0.05pt solid #000000" fo:border-right="none" fo:border-top="0.05pt solid #000000" fo:border-bottom="none"/>
    </style:style>
    <style:style style:name="Table27.B1" style:family="table-cell">
      <style:table-cell-properties fo:padding="0.097cm" fo:border-left="0.05pt solid #000000" fo:border-right="0.05pt solid #000000" fo:border-top="0.05pt solid #000000" fo:border-bottom="none"/>
    </style:style>
    <style:style style:name="Table27.A2" style:family="table-cell">
      <style:table-cell-properties fo:padding="0.097cm" fo:border-left="0.05pt solid #000000" fo:border-right="none" fo:border-top="none" fo:border-bottom="none"/>
    </style:style>
    <style:style style:name="Table27.B2" style:family="table-cell">
      <style:table-cell-properties fo:padding="0.097cm" fo:border-left="0.05pt solid #000000" fo:border-right="0.05pt solid #000000" fo:border-top="none" fo:border-bottom="none"/>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0.05pt solid #000000" fo:border-top="none" fo:border-bottom="0.05pt solid #000000"/>
    </style:style>
    <style:style style:name="Table34" style:family="table">
      <style:table-properties style:width="16.82cm" fo:margin-left="-0.053cm" fo:margin-top="0cm" fo:margin-bottom="0cm" table:align="left" style:writing-mode="lr-tb"/>
    </style:style>
    <style:style style:name="Table34.A" style:family="table-column">
      <style:table-column-properties style:column-width="1.108cm"/>
    </style:style>
    <style:style style:name="Table34.B" style:family="table-column">
      <style:table-column-properties style:column-width="14.09cm"/>
    </style:style>
    <style:style style:name="Table34.C" style:family="table-column">
      <style:table-column-properties style:column-width="1.623cm"/>
    </style:style>
    <style:style style:name="Table34.1" style:family="table-row">
      <style:table-row-properties style:min-row-height="0.501cm" fo:keep-together="auto"/>
    </style:style>
    <style:style style:name="Table34.A1" style:family="table-cell">
      <style:table-cell-properties style:vertical-align="" fo:padding-left="0.049cm" fo:padding-right="0.049cm" fo:padding-top="0cm" fo:padding-bottom="0cm" fo:border="none"/>
    </style:style>
    <style:style style:name="Table34.3" style:family="table-row">
      <style:table-row-properties style:min-row-height="0.473cm" fo:keep-together="auto"/>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snap-to-layout-grid="false"/>
    </style:style>
    <style:style style:name="P3" style:family="paragraph" style:parent-style-name="Standard">
      <style:paragraph-properties fo:text-align="start" style:justify-single-word="false"/>
    </style:style>
    <style:style style:name="P4" style:family="paragraph" style:parent-style-name="Standard">
      <style:text-properties officeooo:rsid="036b2d40"/>
    </style:style>
    <style:style style:name="P5" style:family="paragraph" style:parent-style-name="Standard">
      <style:paragraph-properties fo:text-align="center" style:justify-single-word="false"/>
      <style:text-properties officeooo:rsid="036b2d40" officeooo:paragraph-rsid="036b2d40"/>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ab-stops/>
      </style:paragraph-properties>
      <style:text-properties fo:font-weight="bold" officeooo:rsid="036b2d40" officeooo:paragraph-rsid="036b2d40" style:font-weight-asian="bold" style:font-weight-complex="bold"/>
    </style:style>
    <style:style style:name="P8" style:family="paragraph" style:parent-style-name="Standard">
      <style:paragraph-properties fo:text-align="end" style:justify-single-word="false"/>
      <style:text-properties fo:font-weight="bold" officeooo:rsid="03727b40" officeooo:paragraph-rsid="03727b40" style:font-weight-asian="bold" style:font-weight-complex="bold"/>
    </style:style>
    <style:style style:name="P9" style:family="paragraph" style:parent-style-name="Standard">
      <style:paragraph-properties fo:text-align="center" style:justify-single-word="false"/>
      <style:text-properties fo:font-weight="bold" officeooo:rsid="03727b40" officeooo:paragraph-rsid="03727b40"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Footer">
      <style:text-properties fo:font-size="6pt" style:font-size-asian="6pt" style:font-size-complex="6pt"/>
    </style:style>
    <style:style style:name="P13" style:family="paragraph" style:parent-style-name="Footer">
      <style:paragraph-properties fo:text-align="end" style:justify-single-word="false"/>
      <style:text-properties style:font-name="DIN-Regular" fo:font-size="6pt" fo:font-weight="normal" officeooo:paragraph-rsid="00075484" style:font-size-asian="6pt" style:font-weight-asian="normal" style:font-size-complex="6pt" style:font-weight-complex="normal"/>
    </style:style>
    <style:style style:name="P14" style:family="paragraph" style:parent-style-name="Footer">
      <style:paragraph-properties fo:text-align="end" style:justify-single-word="false"/>
      <style:text-properties style:font-name="DIN-Regular" fo:font-size="9pt" fo:font-weight="normal" officeooo:paragraph-rsid="00075484" style:font-size-asian="9pt" style:font-weight-asian="normal" style:font-size-complex="9pt" style:font-weight-complex="normal"/>
    </style:style>
    <style:style style:name="P15" style:family="paragraph" style:parent-style-name="Footer">
      <style:paragraph-properties fo:text-align="end" style:justify-single-word="false"/>
      <style:text-properties style:font-name="DIN-Regular" fo:font-size="9pt" officeooo:paragraph-rsid="00075484" style:font-size-asian="9pt" style:font-size-complex="9pt"/>
    </style:style>
    <style:style style:name="P16" style:family="paragraph" style:parent-style-name="Footer">
      <style:paragraph-properties fo:text-align="center" style:justify-single-word="false"/>
      <style:text-properties style:font-name="DIN-Regular"/>
    </style:style>
    <style:style style:name="P17" style:family="paragraph" style:parent-style-name="Footer">
      <style:text-properties fo:font-size="9pt" style:font-size-asian="9pt" style:font-size-complex="9pt"/>
    </style:style>
    <style:style style:name="P18" style:family="paragraph" style:parent-style-name="Footer">
      <style:paragraph-properties fo:text-align="start" style:justify-single-word="false"/>
      <style:text-properties fo:font-size="9pt" officeooo:paragraph-rsid="00075484" style:font-size-asian="9pt" style:font-size-complex="9pt"/>
    </style:style>
    <style:style style:name="P19" style:family="paragraph" style:parent-style-name="Text_20_body">
      <style:text-properties officeooo:rsid="000ba978" officeooo:paragraph-rsid="000ba978"/>
    </style:style>
    <style:style style:name="P20" style:family="paragraph" style:parent-style-name="Text_20_body">
      <style:text-properties officeooo:rsid="0017c4b6" officeooo:paragraph-rsid="0017c4b6"/>
    </style:style>
    <style:style style:name="P21" style:family="paragraph" style:parent-style-name="Text_20_body">
      <style:text-properties officeooo:rsid="001a72a8" officeooo:paragraph-rsid="001a72a8"/>
    </style:style>
    <style:style style:name="P22" style:family="paragraph" style:parent-style-name="Text_20_body">
      <style:text-properties officeooo:rsid="001a72a8" officeooo:paragraph-rsid="00293b51"/>
    </style:style>
    <style:style style:name="P23" style:family="paragraph" style:parent-style-name="Text_20_body">
      <style:text-properties officeooo:rsid="000904c3" officeooo:paragraph-rsid="000904c3"/>
    </style:style>
    <style:style style:name="P24" style:family="paragraph" style:parent-style-name="Text_20_body">
      <style:text-properties officeooo:rsid="001b0f49" officeooo:paragraph-rsid="001b0f49"/>
    </style:style>
    <style:style style:name="P25" style:family="paragraph" style:parent-style-name="Text_20_body">
      <style:text-properties officeooo:rsid="001b0f49" officeooo:paragraph-rsid="001ca238"/>
    </style:style>
    <style:style style:name="P26" style:family="paragraph" style:parent-style-name="Text_20_body">
      <style:text-properties officeooo:rsid="001ca238" officeooo:paragraph-rsid="001ca238"/>
    </style:style>
    <style:style style:name="P27" style:family="paragraph" style:parent-style-name="Text_20_body">
      <style:text-properties officeooo:rsid="001ca238" officeooo:paragraph-rsid="001b0f49"/>
    </style:style>
    <style:style style:name="P28" style:family="paragraph" style:parent-style-name="Text_20_body">
      <style:text-properties officeooo:rsid="001ca238" officeooo:paragraph-rsid="006987d8"/>
    </style:style>
    <style:style style:name="P29" style:family="paragraph" style:parent-style-name="Text_20_body">
      <style:text-properties officeooo:rsid="001ea2d2" officeooo:paragraph-rsid="001ea2d2"/>
    </style:style>
    <style:style style:name="P30" style:family="paragraph" style:parent-style-name="Text_20_body">
      <style:text-properties officeooo:rsid="001fcbbe" officeooo:paragraph-rsid="001fcbbe"/>
    </style:style>
    <style:style style:name="P31" style:family="paragraph" style:parent-style-name="Text_20_body">
      <style:text-properties officeooo:rsid="002fb5b9" officeooo:paragraph-rsid="002fb5b9"/>
    </style:style>
    <style:style style:name="P32" style:family="paragraph" style:parent-style-name="Text_20_body">
      <style:text-properties officeooo:rsid="0030a5f6" officeooo:paragraph-rsid="0030a5f6"/>
    </style:style>
    <style:style style:name="P33" style:family="paragraph" style:parent-style-name="Text_20_body">
      <style:text-properties officeooo:rsid="0032b775" officeooo:paragraph-rsid="0032b775"/>
    </style:style>
    <style:style style:name="P34" style:family="paragraph" style:parent-style-name="Text_20_body">
      <style:text-properties officeooo:rsid="0032b775" officeooo:paragraph-rsid="00353767"/>
    </style:style>
    <style:style style:name="P35" style:family="paragraph" style:parent-style-name="Text_20_body">
      <style:text-properties officeooo:rsid="0032b775" officeooo:paragraph-rsid="010e0ab5"/>
    </style:style>
    <style:style style:name="P36" style:family="paragraph" style:parent-style-name="Text_20_body">
      <style:text-properties officeooo:rsid="0032b775" officeooo:paragraph-rsid="010ec735"/>
    </style:style>
    <style:style style:name="P37" style:family="paragraph" style:parent-style-name="Text_20_body">
      <style:text-properties officeooo:rsid="003603fb" officeooo:paragraph-rsid="003603fb"/>
    </style:style>
    <style:style style:name="P38" style:family="paragraph" style:parent-style-name="Text_20_body">
      <style:text-properties officeooo:rsid="00360d1c" officeooo:paragraph-rsid="00360d1c"/>
    </style:style>
    <style:style style:name="P39" style:family="paragraph" style:parent-style-name="Text_20_body">
      <style:text-properties officeooo:rsid="00362b60" officeooo:paragraph-rsid="00362b60"/>
    </style:style>
    <style:style style:name="P40" style:family="paragraph" style:parent-style-name="Text_20_body">
      <style:text-properties officeooo:rsid="00362b60" officeooo:paragraph-rsid="0037d3d6"/>
    </style:style>
    <style:style style:name="P41" style:family="paragraph" style:parent-style-name="Text_20_body">
      <style:text-properties officeooo:rsid="0037d3d6" officeooo:paragraph-rsid="0037d3d6"/>
    </style:style>
    <style:style style:name="P42" style:family="paragraph" style:parent-style-name="Text_20_body">
      <style:text-properties officeooo:rsid="0038f857" officeooo:paragraph-rsid="0038f857"/>
    </style:style>
    <style:style style:name="P43" style:family="paragraph" style:parent-style-name="Text_20_body">
      <style:text-properties officeooo:rsid="003a546a" officeooo:paragraph-rsid="003a546a"/>
    </style:style>
    <style:style style:name="P44" style:family="paragraph" style:parent-style-name="Text_20_body">
      <style:text-properties officeooo:rsid="003c268a" officeooo:paragraph-rsid="003c268a"/>
    </style:style>
    <style:style style:name="P45" style:family="paragraph" style:parent-style-name="Text_20_body">
      <style:text-properties officeooo:rsid="003c268a" officeooo:paragraph-rsid="003f8cf8"/>
    </style:style>
    <style:style style:name="P46" style:family="paragraph" style:parent-style-name="Text_20_body">
      <style:text-properties officeooo:rsid="003f8cf8" officeooo:paragraph-rsid="003f8cf8"/>
    </style:style>
    <style:style style:name="P47" style:family="paragraph" style:parent-style-name="Text_20_body">
      <style:text-properties officeooo:rsid="003f9c26" officeooo:paragraph-rsid="003f9c26"/>
    </style:style>
    <style:style style:name="P48" style:family="paragraph" style:parent-style-name="Text_20_body">
      <style:text-properties officeooo:rsid="003f9c26" officeooo:paragraph-rsid="005a4331"/>
    </style:style>
    <style:style style:name="P49" style:family="paragraph" style:parent-style-name="Text_20_body">
      <style:text-properties officeooo:rsid="0040a779" officeooo:paragraph-rsid="0040a779"/>
    </style:style>
    <style:style style:name="P50" style:family="paragraph" style:parent-style-name="Text_20_body">
      <style:text-properties officeooo:rsid="00413112" officeooo:paragraph-rsid="00413112"/>
    </style:style>
    <style:style style:name="P51" style:family="paragraph" style:parent-style-name="Text_20_body">
      <style:text-properties fo:font-weight="bold" officeooo:rsid="00426d88" officeooo:paragraph-rsid="00426d88" style:font-weight-asian="bold" style:font-weight-complex="bold"/>
    </style:style>
    <style:style style:name="P52" style:family="paragraph" style:parent-style-name="Text_20_body">
      <style:text-properties fo:font-weight="bold" officeooo:rsid="003f9c26" officeooo:paragraph-rsid="003f9c26" style:font-weight-asian="bold" style:font-weight-complex="bold"/>
    </style:style>
    <style:style style:name="P53" style:family="paragraph" style:parent-style-name="Text_20_body">
      <style:text-properties fo:font-weight="bold" officeooo:rsid="00676f2e" officeooo:paragraph-rsid="00676f2e" style:font-weight-asian="bold" style:font-weight-complex="bold"/>
    </style:style>
    <style:style style:name="P54" style:family="paragraph" style:parent-style-name="Text_20_body">
      <style:text-properties fo:font-weight="bold" officeooo:rsid="00588963" officeooo:paragraph-rsid="00588963" style:font-weight-asian="bold" style:font-weight-complex="bold"/>
    </style:style>
    <style:style style:name="P55" style:family="paragraph" style:parent-style-name="Text_20_body">
      <style:text-properties officeooo:rsid="0043f204" officeooo:paragraph-rsid="0043f204"/>
    </style:style>
    <style:style style:name="P56" style:family="paragraph" style:parent-style-name="Text_20_body">
      <style:text-properties officeooo:rsid="0050c44d" officeooo:paragraph-rsid="0050c44d"/>
    </style:style>
    <style:style style:name="P57" style:family="paragraph" style:parent-style-name="Text_20_body">
      <style:text-properties officeooo:rsid="00546cd3" officeooo:paragraph-rsid="00546cd3"/>
    </style:style>
    <style:style style:name="P58" style:family="paragraph" style:parent-style-name="Text_20_body">
      <style:text-properties officeooo:rsid="00546cd3" officeooo:paragraph-rsid="00554e7a"/>
    </style:style>
    <style:style style:name="P59" style:family="paragraph" style:parent-style-name="Text_20_body">
      <style:text-properties officeooo:rsid="00554e7a" officeooo:paragraph-rsid="00554e7a"/>
    </style:style>
    <style:style style:name="P60" style:family="paragraph" style:parent-style-name="Text_20_body">
      <style:text-properties officeooo:rsid="0056e649" officeooo:paragraph-rsid="0056e649"/>
    </style:style>
    <style:style style:name="P61" style:family="paragraph" style:parent-style-name="Text_20_body">
      <style:text-properties officeooo:rsid="0056e649" officeooo:paragraph-rsid="00585d2c"/>
    </style:style>
    <style:style style:name="P62" style:family="paragraph" style:parent-style-name="Text_20_body">
      <style:text-properties officeooo:rsid="005a71ee" officeooo:paragraph-rsid="005a71ee"/>
    </style:style>
    <style:style style:name="P63" style:family="paragraph" style:parent-style-name="Text_20_body">
      <style:text-properties officeooo:rsid="005a71ee" officeooo:paragraph-rsid="01e117e1"/>
    </style:style>
    <style:style style:name="P64" style:family="paragraph" style:parent-style-name="Text_20_body">
      <style:text-properties officeooo:rsid="005c9870" officeooo:paragraph-rsid="005c9870"/>
    </style:style>
    <style:style style:name="P65" style:family="paragraph" style:parent-style-name="Text_20_body">
      <style:text-properties officeooo:rsid="005c9870" officeooo:paragraph-rsid="01e7d218"/>
    </style:style>
    <style:style style:name="P66" style:family="paragraph" style:parent-style-name="Text_20_body">
      <style:text-properties officeooo:rsid="005e3aec" officeooo:paragraph-rsid="005e3aec"/>
    </style:style>
    <style:style style:name="P67" style:family="paragraph" style:parent-style-name="Text_20_body">
      <style:text-properties officeooo:rsid="005fc2a4" officeooo:paragraph-rsid="005fc2a4"/>
    </style:style>
    <style:style style:name="P68" style:family="paragraph" style:parent-style-name="Text_20_body">
      <style:text-properties officeooo:rsid="005fc2a4" officeooo:paragraph-rsid="00601d28"/>
    </style:style>
    <style:style style:name="P69" style:family="paragraph" style:parent-style-name="Text_20_body">
      <style:text-properties officeooo:rsid="006085f4" officeooo:paragraph-rsid="006085f4"/>
    </style:style>
    <style:style style:name="P70" style:family="paragraph" style:parent-style-name="Text_20_body">
      <style:text-properties style:text-underline-style="solid" style:text-underline-type="double" style:text-underline-width="auto" style:text-underline-color="font-color" officeooo:rsid="0068d8af" officeooo:paragraph-rsid="0068d8af"/>
    </style:style>
    <style:style style:name="P71" style:family="paragraph" style:parent-style-name="Text_20_body">
      <style:text-properties officeooo:rsid="006b3ce4" officeooo:paragraph-rsid="006b3ce4"/>
    </style:style>
    <style:style style:name="P72" style:family="paragraph" style:parent-style-name="Text_20_body">
      <style:text-properties officeooo:rsid="0110dba7" officeooo:paragraph-rsid="0110dba7"/>
    </style:style>
    <style:style style:name="P73" style:family="paragraph" style:parent-style-name="Text_20_body">
      <style:text-properties officeooo:paragraph-rsid="0157e89b"/>
    </style:style>
    <style:style style:name="P74" style:family="paragraph" style:parent-style-name="Text_20_body">
      <style:text-properties officeooo:rsid="016b82e2" officeooo:paragraph-rsid="016b82e2"/>
    </style:style>
    <style:style style:name="P75" style:family="paragraph" style:parent-style-name="Text_20_body">
      <style:text-properties officeooo:rsid="016c1d27" officeooo:paragraph-rsid="016c1d27"/>
    </style:style>
    <style:style style:name="P76" style:family="paragraph" style:parent-style-name="Text_20_body">
      <style:text-properties officeooo:rsid="016de74c" officeooo:paragraph-rsid="016de74c"/>
    </style:style>
    <style:style style:name="P77" style:family="paragraph" style:parent-style-name="Text_20_body">
      <style:text-properties officeooo:rsid="00a43bf5" officeooo:paragraph-rsid="00a43bf5"/>
    </style:style>
    <style:style style:name="P78" style:family="paragraph" style:parent-style-name="Text_20_body">
      <style:text-properties officeooo:rsid="004d0737" officeooo:paragraph-rsid="004d0737"/>
    </style:style>
    <style:style style:name="P79" style:family="paragraph" style:parent-style-name="Text_20_body">
      <style:text-properties officeooo:rsid="00585d2c" officeooo:paragraph-rsid="00585d2c"/>
    </style:style>
    <style:style style:name="P80" style:family="paragraph" style:parent-style-name="Text_20_body">
      <style:text-properties officeooo:rsid="01b2c2eb" officeooo:paragraph-rsid="01b2c2eb"/>
    </style:style>
    <style:style style:name="P81" style:family="paragraph" style:parent-style-name="Text_20_body">
      <style:text-properties officeooo:rsid="01b2c2eb" officeooo:paragraph-rsid="01ef1233"/>
    </style:style>
    <style:style style:name="P82" style:family="paragraph" style:parent-style-name="Text_20_body">
      <style:text-properties officeooo:rsid="01b4b7ec" officeooo:paragraph-rsid="01b635a1"/>
    </style:style>
    <style:style style:name="P83" style:family="paragraph" style:parent-style-name="Text_20_body">
      <style:text-properties officeooo:rsid="01bb7454" officeooo:paragraph-rsid="01bb7454"/>
    </style:style>
    <style:style style:name="P84" style:family="paragraph" style:parent-style-name="Text_20_body">
      <style:text-properties officeooo:rsid="01bd5198" officeooo:paragraph-rsid="01bd5198"/>
    </style:style>
    <style:style style:name="P85" style:family="paragraph" style:parent-style-name="Text_20_body">
      <style:text-properties officeooo:rsid="01d768ab" officeooo:paragraph-rsid="01d768ab"/>
    </style:style>
    <style:style style:name="P86" style:family="paragraph" style:parent-style-name="Text_20_body">
      <style:text-properties officeooo:rsid="00206b48" officeooo:paragraph-rsid="00206b48"/>
    </style:style>
    <style:style style:name="P87" style:family="paragraph" style:parent-style-name="Text_20_body">
      <style:text-properties officeooo:rsid="01da860c" officeooo:paragraph-rsid="01da860c"/>
    </style:style>
    <style:style style:name="P88" style:family="paragraph" style:parent-style-name="Text_20_body">
      <style:text-properties officeooo:rsid="01dae05b" officeooo:paragraph-rsid="01dae05b"/>
    </style:style>
    <style:style style:name="P89" style:family="paragraph" style:parent-style-name="Text_20_body">
      <style:text-properties officeooo:rsid="01e07aee" officeooo:paragraph-rsid="01e07aee"/>
    </style:style>
    <style:style style:name="P90" style:family="paragraph" style:parent-style-name="Text_20_body">
      <style:text-properties officeooo:rsid="01eb3192" officeooo:paragraph-rsid="01eb3192"/>
    </style:style>
    <style:style style:name="P91" style:family="paragraph" style:parent-style-name="Text_20_body">
      <style:text-properties officeooo:rsid="01ebc6e4" officeooo:paragraph-rsid="01ebc6e4"/>
    </style:style>
    <style:style style:name="P92" style:family="paragraph" style:parent-style-name="Text_20_body">
      <style:text-properties officeooo:rsid="01ee84f9" officeooo:paragraph-rsid="01ee84f9"/>
    </style:style>
    <style:style style:name="P93" style:family="paragraph" style:parent-style-name="Text_20_body">
      <style:text-properties officeooo:rsid="016e35df" officeooo:paragraph-rsid="016e35df"/>
    </style:style>
    <style:style style:name="P94" style:family="paragraph" style:parent-style-name="Text_20_body">
      <style:text-properties officeooo:rsid="01ef1233" officeooo:paragraph-rsid="01ef1233"/>
    </style:style>
    <style:style style:name="P95" style:family="paragraph" style:parent-style-name="Text_20_body">
      <style:text-properties officeooo:rsid="01f4cb9b" officeooo:paragraph-rsid="01f4cb9b"/>
    </style:style>
    <style:style style:name="P96" style:family="paragraph" style:parent-style-name="Text_20_body">
      <style:text-properties officeooo:rsid="01f953f2" officeooo:paragraph-rsid="01f953f2"/>
    </style:style>
    <style:style style:name="P97" style:family="paragraph" style:parent-style-name="Text_20_body">
      <style:text-properties officeooo:rsid="01fc49a1" officeooo:paragraph-rsid="01ff07ba"/>
    </style:style>
    <style:style style:name="P98" style:family="paragraph" style:parent-style-name="Text_20_body">
      <style:text-properties officeooo:rsid="01fc49a1" officeooo:paragraph-rsid="02026413"/>
    </style:style>
    <style:style style:name="P99" style:family="paragraph" style:parent-style-name="Text_20_body">
      <style:text-properties officeooo:rsid="01c1eb2f" officeooo:paragraph-rsid="01f79e8e"/>
    </style:style>
    <style:style style:name="P100" style:family="paragraph" style:parent-style-name="Text_20_body">
      <style:text-properties officeooo:rsid="0266ad86" officeooo:paragraph-rsid="0266ad86"/>
    </style:style>
    <style:style style:name="P101" style:family="paragraph" style:parent-style-name="Text_20_body">
      <style:text-properties style:text-underline-style="none" officeooo:rsid="026bba0c" officeooo:paragraph-rsid="026bba0c"/>
    </style:style>
    <style:style style:name="P102" style:family="paragraph" style:parent-style-name="Text_20_body">
      <style:text-properties officeooo:paragraph-rsid="027a22ab"/>
    </style:style>
    <style:style style:name="P103" style:family="paragraph" style:parent-style-name="Text_20_body">
      <style:text-properties officeooo:rsid="01ef35ed" officeooo:paragraph-rsid="02bc12de"/>
    </style:style>
    <style:style style:name="P104" style:family="paragraph" style:parent-style-name="Text_20_body">
      <style:text-properties officeooo:rsid="02bc6878" officeooo:paragraph-rsid="02bc6878"/>
    </style:style>
    <style:style style:name="P105" style:family="paragraph" style:parent-style-name="Text_20_body">
      <style:text-properties officeooo:rsid="02ee0263" officeooo:paragraph-rsid="02ee0263"/>
    </style:style>
    <style:style style:name="P106" style:family="paragraph" style:parent-style-name="Text_20_body">
      <style:text-properties officeooo:rsid="031d3634" officeooo:paragraph-rsid="031d3634"/>
    </style:style>
    <style:style style:name="P107" style:family="paragraph" style:parent-style-name="Text_20_body">
      <style:text-properties fo:font-weight="normal" officeooo:rsid="03435d1c" officeooo:paragraph-rsid="03435d1c" style:font-weight-asian="normal" style:font-weight-complex="normal"/>
    </style:style>
    <style:style style:name="P108" style:family="paragraph" style:parent-style-name="Text_20_body">
      <style:text-properties officeooo:rsid="03494848" officeooo:paragraph-rsid="03494848"/>
    </style:style>
    <style:style style:name="P109" style:family="paragraph" style:parent-style-name="Text_20_body">
      <style:text-properties officeooo:rsid="0124fc6f" officeooo:paragraph-rsid="035787d4"/>
    </style:style>
    <style:style style:name="P110" style:family="paragraph" style:parent-style-name="Text_20_body">
      <style:text-properties officeooo:rsid="036b2d40" officeooo:paragraph-rsid="036b2d40"/>
    </style:style>
    <style:style style:name="P111" style:family="paragraph" style:parent-style-name="Text_20_body">
      <style:text-properties officeooo:rsid="036b73b9" officeooo:paragraph-rsid="036b73b9"/>
    </style:style>
    <style:style style:name="P112" style:family="paragraph" style:parent-style-name="Code">
      <style:text-properties officeooo:paragraph-rsid="0049c1f9"/>
    </style:style>
    <style:style style:name="P113" style:family="paragraph" style:parent-style-name="Code">
      <style:text-properties officeooo:paragraph-rsid="004b377a"/>
    </style:style>
    <style:style style:name="P114" style:family="paragraph" style:parent-style-name="Code">
      <style:text-properties officeooo:paragraph-rsid="01276dd8"/>
    </style:style>
    <style:style style:name="P115" style:family="paragraph" style:parent-style-name="Code">
      <style:text-properties officeooo:rsid="01bb7454" officeooo:paragraph-rsid="01bb7454"/>
    </style:style>
    <style:style style:name="P116" style:family="paragraph" style:parent-style-name="Code">
      <style:text-properties officeooo:rsid="01bb7454" officeooo:paragraph-rsid="01bd5198"/>
    </style:style>
    <style:style style:name="P117" style:family="paragraph" style:parent-style-name="Code">
      <style:text-properties officeooo:paragraph-rsid="01bdb670"/>
    </style:style>
    <style:style style:name="P118" style:family="paragraph" style:parent-style-name="Code">
      <style:text-properties officeooo:paragraph-rsid="01c0e6c6"/>
    </style:style>
    <style:style style:name="P119" style:family="paragraph" style:parent-style-name="Code">
      <style:text-properties officeooo:rsid="01c1eb2f" officeooo:paragraph-rsid="01c1eb2f"/>
    </style:style>
    <style:style style:name="P120" style:family="paragraph" style:parent-style-name="Code">
      <style:text-properties officeooo:rsid="01c1eb2f" officeooo:paragraph-rsid="02d689d3"/>
    </style:style>
    <style:style style:name="P121" style:family="paragraph" style:parent-style-name="Code">
      <style:text-properties officeooo:paragraph-rsid="01f2f593"/>
    </style:style>
    <style:style style:name="P122" style:family="paragraph" style:parent-style-name="Code">
      <style:text-properties officeooo:rsid="01f4cb9b" officeooo:paragraph-rsid="01f4cb9b"/>
    </style:style>
    <style:style style:name="P123" style:family="paragraph" style:parent-style-name="Code">
      <style:text-properties officeooo:paragraph-rsid="01f4cb9b"/>
    </style:style>
    <style:style style:name="P124" style:family="paragraph" style:parent-style-name="Code">
      <style:text-properties officeooo:paragraph-rsid="01f689c0"/>
    </style:style>
    <style:style style:name="P125" style:family="paragraph" style:parent-style-name="Code">
      <style:text-properties officeooo:paragraph-rsid="01f953f2"/>
    </style:style>
    <style:style style:name="P126" style:family="paragraph" style:parent-style-name="Code">
      <style:text-properties fo:color="#000000" style:font-name="Monospace" fo:font-size="10pt" officeooo:rsid="01bb7454" officeooo:paragraph-rsid="01bd5198" style:font-size-asian="10pt"/>
    </style:style>
    <style:style style:name="P127" style:family="paragraph" style:parent-style-name="Code">
      <style:text-properties officeooo:paragraph-rsid="0311917c"/>
    </style:style>
    <style:style style:name="P128" style:family="paragraph" style:parent-style-name="Heading">
      <style:paragraph-properties fo:break-before="page"/>
      <style:text-properties officeooo:rsid="001ca238" officeooo:paragraph-rsid="001ca238"/>
    </style:style>
    <style:style style:name="P129" style:family="paragraph" style:parent-style-name="Heading">
      <style:paragraph-properties fo:break-before="page"/>
      <style:text-properties officeooo:rsid="00226495" officeooo:paragraph-rsid="00226495"/>
    </style:style>
    <style:style style:name="P130" style:family="paragraph" style:parent-style-name="Heading">
      <style:paragraph-properties fo:break-before="page"/>
      <style:text-properties officeooo:rsid="036b2d40" officeooo:paragraph-rsid="036b2d40"/>
    </style:style>
    <style:style style:name="P131" style:family="paragraph" style:parent-style-name="Table_20_Contents">
      <style:text-properties officeooo:rsid="002ac733" officeooo:paragraph-rsid="0030eaa9"/>
    </style:style>
    <style:style style:name="P132" style:family="paragraph" style:parent-style-name="Table_20_Contents">
      <style:text-properties officeooo:rsid="002ac733" officeooo:paragraph-rsid="003603fb"/>
    </style:style>
    <style:style style:name="P133" style:family="paragraph" style:parent-style-name="Table_20_Contents">
      <style:text-properties officeooo:rsid="002ac733" officeooo:paragraph-rsid="00362b60"/>
    </style:style>
    <style:style style:name="P134" style:family="paragraph" style:parent-style-name="Table_20_Contents">
      <style:text-properties officeooo:rsid="002ac733" officeooo:paragraph-rsid="0037d3d6"/>
    </style:style>
    <style:style style:name="P135" style:family="paragraph" style:parent-style-name="Table_20_Contents">
      <style:text-properties officeooo:rsid="002ac733" officeooo:paragraph-rsid="0038f857"/>
    </style:style>
    <style:style style:name="P136" style:family="paragraph" style:parent-style-name="Table_20_Contents">
      <style:text-properties officeooo:rsid="002ac733" officeooo:paragraph-rsid="003c268a"/>
    </style:style>
    <style:style style:name="P137" style:family="paragraph" style:parent-style-name="Table_20_Contents">
      <style:text-properties officeooo:rsid="002ac733" officeooo:paragraph-rsid="003f8cf8"/>
    </style:style>
    <style:style style:name="P138" style:family="paragraph" style:parent-style-name="Table_20_Contents">
      <style:text-properties officeooo:rsid="002ac733" officeooo:paragraph-rsid="003f9c26"/>
    </style:style>
    <style:style style:name="P139" style:family="paragraph" style:parent-style-name="Table_20_Contents">
      <style:text-properties officeooo:rsid="002ac733" officeooo:paragraph-rsid="00413112"/>
    </style:style>
    <style:style style:name="P140" style:family="paragraph" style:parent-style-name="Table_20_Contents">
      <style:text-properties officeooo:rsid="002ac733" officeooo:paragraph-rsid="0043f204"/>
    </style:style>
    <style:style style:name="P141" style:family="paragraph" style:parent-style-name="Table_20_Contents">
      <style:text-properties officeooo:rsid="002ac733" officeooo:paragraph-rsid="0050c44d"/>
    </style:style>
    <style:style style:name="P142" style:family="paragraph" style:parent-style-name="Table_20_Contents">
      <style:text-properties officeooo:rsid="002ac733" officeooo:paragraph-rsid="00528b90"/>
    </style:style>
    <style:style style:name="P143" style:family="paragraph" style:parent-style-name="Table_20_Contents">
      <style:text-properties officeooo:rsid="002ac733" officeooo:paragraph-rsid="00585d2c"/>
    </style:style>
    <style:style style:name="P144" style:family="paragraph" style:parent-style-name="Table_20_Contents">
      <style:text-properties officeooo:rsid="002ac733" officeooo:paragraph-rsid="005a71ee"/>
    </style:style>
    <style:style style:name="P145" style:family="paragraph" style:parent-style-name="Table_20_Contents">
      <style:text-properties officeooo:rsid="002ac733" officeooo:paragraph-rsid="005e3aec"/>
    </style:style>
    <style:style style:name="P146" style:family="paragraph" style:parent-style-name="Table_20_Contents">
      <style:text-properties officeooo:rsid="002ac733" officeooo:paragraph-rsid="006085f4"/>
    </style:style>
    <style:style style:name="P147" style:family="paragraph" style:parent-style-name="Table_20_Contents">
      <style:text-properties officeooo:rsid="002ac733" officeooo:paragraph-rsid="006b3ce4"/>
    </style:style>
    <style:style style:name="P148" style:family="paragraph" style:parent-style-name="Table_20_Contents">
      <style:text-properties officeooo:rsid="002ac733" officeooo:paragraph-rsid="006e0d7d"/>
    </style:style>
    <style:style style:name="P149" style:family="paragraph" style:parent-style-name="Table_20_Contents">
      <style:text-properties officeooo:rsid="002ac733" officeooo:paragraph-rsid="009de1b9"/>
    </style:style>
    <style:style style:name="P150" style:family="paragraph" style:parent-style-name="Table_20_Contents">
      <style:text-properties officeooo:rsid="002ac733" officeooo:paragraph-rsid="00aba49b"/>
    </style:style>
    <style:style style:name="P151" style:family="paragraph" style:parent-style-name="Table_20_Contents">
      <style:text-properties officeooo:rsid="002ac733" officeooo:paragraph-rsid="011aded0"/>
    </style:style>
    <style:style style:name="P152" style:family="paragraph" style:parent-style-name="Table_20_Contents">
      <style:text-properties officeooo:rsid="002ac733" officeooo:paragraph-rsid="016b82e2"/>
    </style:style>
    <style:style style:name="P153" style:family="paragraph" style:parent-style-name="Table_20_Contents">
      <style:text-properties officeooo:rsid="002ac733" officeooo:paragraph-rsid="016e35df"/>
    </style:style>
    <style:style style:name="P154" style:family="paragraph" style:parent-style-name="Table_20_Contents">
      <style:text-properties officeooo:rsid="0030eaa9" officeooo:paragraph-rsid="0030eaa9"/>
    </style:style>
    <style:style style:name="P155" style:family="paragraph" style:parent-style-name="Table_20_Contents">
      <style:text-properties officeooo:rsid="003603fb" officeooo:paragraph-rsid="003603fb"/>
    </style:style>
    <style:style style:name="P156" style:family="paragraph" style:parent-style-name="Table_20_Contents">
      <style:text-properties officeooo:rsid="00362b60" officeooo:paragraph-rsid="00362b60"/>
    </style:style>
    <style:style style:name="P157" style:family="paragraph" style:parent-style-name="Table_20_Contents">
      <style:text-properties officeooo:rsid="0037d3d6" officeooo:paragraph-rsid="0037d3d6"/>
    </style:style>
    <style:style style:name="P158" style:family="paragraph" style:parent-style-name="Table_20_Contents">
      <style:text-properties officeooo:rsid="0038f857" officeooo:paragraph-rsid="0038f857"/>
    </style:style>
    <style:style style:name="P159" style:family="paragraph" style:parent-style-name="Table_20_Contents">
      <style:text-properties officeooo:rsid="003c268a" officeooo:paragraph-rsid="003c268a"/>
    </style:style>
    <style:style style:name="P160" style:family="paragraph" style:parent-style-name="Table_20_Contents">
      <style:text-properties officeooo:rsid="003c268a" officeooo:paragraph-rsid="0043f204"/>
    </style:style>
    <style:style style:name="P161" style:family="paragraph" style:parent-style-name="Table_20_Contents">
      <style:text-properties officeooo:rsid="003c268a" officeooo:paragraph-rsid="005a71ee"/>
    </style:style>
    <style:style style:name="P162" style:family="paragraph" style:parent-style-name="Table_20_Contents">
      <style:text-properties officeooo:rsid="003c268a" officeooo:paragraph-rsid="005e3aec"/>
    </style:style>
    <style:style style:name="P163" style:family="paragraph" style:parent-style-name="Table_20_Contents">
      <style:text-properties officeooo:rsid="003f8cf8" officeooo:paragraph-rsid="003f8cf8"/>
    </style:style>
    <style:style style:name="P164" style:family="paragraph" style:parent-style-name="Table_20_Contents">
      <style:text-properties officeooo:rsid="003f9c26" officeooo:paragraph-rsid="003f9c26"/>
    </style:style>
    <style:style style:name="P165" style:family="paragraph" style:parent-style-name="Table_20_Contents">
      <style:text-properties officeooo:rsid="003f9c26" officeooo:paragraph-rsid="005a71ee"/>
    </style:style>
    <style:style style:name="P166" style:family="paragraph" style:parent-style-name="Table_20_Contents">
      <style:text-properties officeooo:rsid="00413112" officeooo:paragraph-rsid="00413112"/>
    </style:style>
    <style:style style:name="P167" style:family="paragraph" style:parent-style-name="Table_20_Contents">
      <style:text-properties officeooo:rsid="0050c44d" officeooo:paragraph-rsid="0050c44d"/>
    </style:style>
    <style:style style:name="P168" style:family="paragraph" style:parent-style-name="Table_20_Contents">
      <style:text-properties officeooo:rsid="00528b90" officeooo:paragraph-rsid="00528b90"/>
    </style:style>
    <style:style style:name="P169" style:family="paragraph" style:parent-style-name="Table_20_Contents">
      <style:text-properties officeooo:rsid="005a71ee" officeooo:paragraph-rsid="0188e5c4"/>
    </style:style>
    <style:style style:name="P170" style:family="paragraph" style:parent-style-name="Table_20_Contents">
      <style:text-properties officeooo:rsid="005e3aec" officeooo:paragraph-rsid="005e3aec"/>
    </style:style>
    <style:style style:name="P171" style:family="paragraph" style:parent-style-name="Table_20_Contents">
      <style:text-properties officeooo:rsid="006085f4" officeooo:paragraph-rsid="006085f4"/>
    </style:style>
    <style:style style:name="P172" style:family="paragraph" style:parent-style-name="Table_20_Contents">
      <style:text-properties officeooo:rsid="006085f4" officeooo:paragraph-rsid="016b82e2"/>
    </style:style>
    <style:style style:name="P173" style:family="paragraph" style:parent-style-name="Table_20_Contents">
      <style:text-properties officeooo:rsid="006b3ce4" officeooo:paragraph-rsid="006b3ce4"/>
    </style:style>
    <style:style style:name="P174" style:family="paragraph" style:parent-style-name="Table_20_Contents">
      <style:text-properties officeooo:rsid="009ea284" officeooo:paragraph-rsid="009ea284"/>
    </style:style>
    <style:style style:name="P175" style:family="paragraph" style:parent-style-name="Table_20_Contents">
      <style:text-properties officeooo:rsid="009ea284" officeooo:paragraph-rsid="00aba49b"/>
    </style:style>
    <style:style style:name="P176" style:family="paragraph" style:parent-style-name="Table_20_Contents">
      <style:text-properties officeooo:rsid="011aded0" officeooo:paragraph-rsid="011aded0"/>
    </style:style>
    <style:style style:name="P177" style:family="paragraph" style:parent-style-name="Table_20_Contents">
      <style:text-properties officeooo:rsid="016e35df" officeooo:paragraph-rsid="016e35df"/>
    </style:style>
    <style:style style:name="P178" style:family="paragraph" style:parent-style-name="Table_20_Contents">
      <style:text-properties officeooo:rsid="00585d2c" officeooo:paragraph-rsid="00585d2c"/>
    </style:style>
    <style:style style:name="P179" style:family="paragraph" style:parent-style-name="Table_20_Contents">
      <style:text-properties officeooo:rsid="01cd6fd6" officeooo:paragraph-rsid="01cd6fd6"/>
    </style:style>
    <style:style style:name="P180" style:family="paragraph" style:parent-style-name="Extra">
      <style:text-properties officeooo:rsid="026d1f6a" officeooo:paragraph-rsid="026d1f6a"/>
    </style:style>
    <style:style style:name="P181" style:family="paragraph" style:parent-style-name="Extra">
      <style:text-properties officeooo:rsid="035cef87" officeooo:paragraph-rsid="035cef87"/>
    </style:style>
    <style:style style:name="P182" style:family="paragraph" style:parent-style-name="Extra">
      <style:text-properties officeooo:rsid="035e4dac" officeooo:paragraph-rsid="03602fe8"/>
    </style:style>
    <style:style style:name="P183" style:family="paragraph" style:parent-style-name="Heading">
      <style:text-properties officeooo:rsid="006e2e33" officeooo:paragraph-rsid="006e2e33"/>
    </style:style>
    <style:style style:name="P184" style:family="paragraph" style:parent-style-name="Heading">
      <style:text-properties officeooo:rsid="036b2d40" officeooo:paragraph-rsid="036b2d40"/>
    </style:style>
    <style:style style:name="P185" style:family="paragraph" style:parent-style-name="Heading_20_1">
      <style:text-properties officeooo:rsid="002fb5b9" officeooo:paragraph-rsid="002fb5b9"/>
    </style:style>
    <style:style style:name="P186" style:family="paragraph" style:parent-style-name="Heading_20_1">
      <style:text-properties officeooo:rsid="0038f857" officeooo:paragraph-rsid="0038f857"/>
    </style:style>
    <style:style style:name="P187" style:family="paragraph" style:parent-style-name="Heading_20_1">
      <style:text-properties officeooo:rsid="00413112" officeooo:paragraph-rsid="00413112"/>
    </style:style>
    <style:style style:name="P188" style:family="paragraph" style:parent-style-name="Heading_20_1">
      <style:text-properties officeooo:rsid="00528b90" officeooo:paragraph-rsid="00528b90"/>
    </style:style>
    <style:style style:name="P189" style:family="paragraph" style:parent-style-name="Heading_20_1">
      <style:text-properties officeooo:rsid="005c9870" officeooo:paragraph-rsid="005c9870"/>
    </style:style>
    <style:style style:name="P190" style:family="paragraph" style:parent-style-name="Heading_20_1">
      <style:text-properties officeooo:rsid="016b82e2" officeooo:paragraph-rsid="016b82e2"/>
    </style:style>
    <style:style style:name="P191" style:family="paragraph" style:parent-style-name="Heading_20_1">
      <style:text-properties officeooo:rsid="005fc2a4" officeooo:paragraph-rsid="016e35df"/>
    </style:style>
    <style:style style:name="P192" style:family="paragraph" style:parent-style-name="Heading_20_1">
      <style:text-properties officeooo:rsid="006b3ce4" officeooo:paragraph-rsid="006b3ce4"/>
    </style:style>
    <style:style style:name="P193" style:family="paragraph" style:parent-style-name="Heading_20_1">
      <style:text-properties officeooo:paragraph-rsid="006b3ce4"/>
    </style:style>
    <style:style style:name="P194" style:family="paragraph" style:parent-style-name="Heading_20_1">
      <style:paragraph-properties fo:break-before="page"/>
      <style:text-properties officeooo:rsid="000904c3" officeooo:paragraph-rsid="000904c3"/>
    </style:style>
    <style:style style:name="P195" style:family="paragraph" style:parent-style-name="Heading_20_2">
      <style:text-properties officeooo:rsid="00099987" officeooo:paragraph-rsid="00099987"/>
    </style:style>
    <style:style style:name="P196" style:family="paragraph" style:parent-style-name="Heading_20_2" style:list-style-name="">
      <style:paragraph-properties fo:text-align="justify" style:justify-single-word="false" fo:orphans="2" fo:widows="2"/>
      <style:text-properties officeooo:rsid="002e37a4" officeooo:paragraph-rsid="002e37a4"/>
    </style:style>
    <style:style style:name="P197" style:family="paragraph" style:parent-style-name="Heading_20_2">
      <style:text-properties officeooo:rsid="006e2e33" officeooo:paragraph-rsid="006e2e33"/>
    </style:style>
    <style:style style:name="P198" style:family="paragraph" style:parent-style-name="Heading_20_2">
      <style:text-properties officeooo:rsid="0017c4b6" officeooo:paragraph-rsid="009de1b9"/>
    </style:style>
    <style:style style:name="P199" style:family="paragraph" style:parent-style-name="Heading_20_2">
      <style:text-properties officeooo:rsid="00a43bf5" officeooo:paragraph-rsid="00a43bf5"/>
    </style:style>
    <style:style style:name="P200" style:family="paragraph" style:parent-style-name="Heading_20_2">
      <style:text-properties officeooo:rsid="008842ee" officeooo:paragraph-rsid="00aba49b"/>
    </style:style>
    <style:style style:name="P201" style:family="paragraph" style:parent-style-name="Heading_20_2">
      <style:text-properties officeooo:rsid="002fb5b9" officeooo:paragraph-rsid="002fb5b9"/>
    </style:style>
    <style:style style:name="P202" style:family="paragraph" style:parent-style-name="Heading_20_2">
      <style:text-properties officeooo:rsid="0030eaa9" officeooo:paragraph-rsid="0030eaa9"/>
    </style:style>
    <style:style style:name="P203" style:family="paragraph" style:parent-style-name="Heading_20_2">
      <style:text-properties officeooo:rsid="010e0ab5" officeooo:paragraph-rsid="010e0ab5"/>
    </style:style>
    <style:style style:name="P204" style:family="paragraph" style:parent-style-name="Heading_20_2">
      <style:text-properties officeooo:rsid="00362b60" officeooo:paragraph-rsid="011aded0"/>
    </style:style>
    <style:style style:name="P205" style:family="paragraph" style:parent-style-name="Heading_20_2">
      <style:text-properties officeooo:rsid="00362b60" officeooo:paragraph-rsid="00362b60"/>
    </style:style>
    <style:style style:name="P206" style:family="paragraph" style:parent-style-name="Heading_20_2">
      <style:text-properties officeooo:rsid="0037d3d6" officeooo:paragraph-rsid="0037d3d6"/>
    </style:style>
    <style:style style:name="P207" style:family="paragraph" style:parent-style-name="Heading_20_2">
      <style:text-properties officeooo:rsid="003c268a" officeooo:paragraph-rsid="003c268a"/>
    </style:style>
    <style:style style:name="P208" style:family="paragraph" style:parent-style-name="Heading_20_2">
      <style:text-properties officeooo:rsid="0038f857" officeooo:paragraph-rsid="003f8cf8"/>
    </style:style>
    <style:style style:name="P209" style:family="paragraph" style:parent-style-name="Heading_20_2">
      <style:text-properties officeooo:rsid="003a546a" officeooo:paragraph-rsid="003c268a"/>
    </style:style>
    <style:style style:name="P210" style:family="paragraph" style:parent-style-name="Heading_20_2">
      <style:text-properties officeooo:rsid="003f9c26" officeooo:paragraph-rsid="003f9c26"/>
    </style:style>
    <style:style style:name="P211" style:family="paragraph" style:parent-style-name="Heading_20_2">
      <style:text-properties officeooo:rsid="0040a779" officeooo:paragraph-rsid="0040a779"/>
    </style:style>
    <style:style style:name="P212" style:family="paragraph" style:parent-style-name="Heading_20_2">
      <style:text-properties officeooo:rsid="00413112" officeooo:paragraph-rsid="00413112"/>
    </style:style>
    <style:style style:name="P213" style:family="paragraph" style:parent-style-name="Heading_20_2">
      <style:text-properties officeooo:rsid="0043f204" officeooo:paragraph-rsid="0043f204"/>
    </style:style>
    <style:style style:name="P214" style:family="paragraph" style:parent-style-name="Heading_20_2">
      <style:text-properties officeooo:rsid="0050c44d" officeooo:paragraph-rsid="0050c44d"/>
    </style:style>
    <style:style style:name="P215" style:family="paragraph" style:parent-style-name="Heading_20_2">
      <style:text-properties officeooo:rsid="00546cd3" officeooo:paragraph-rsid="00546cd3"/>
    </style:style>
    <style:style style:name="P216" style:family="paragraph" style:parent-style-name="Heading_20_2">
      <style:text-properties officeooo:rsid="005a71ee" officeooo:paragraph-rsid="005a71ee"/>
    </style:style>
    <style:style style:name="P217" style:family="paragraph" style:parent-style-name="Heading_20_2">
      <style:text-properties officeooo:rsid="00585d2c" officeooo:paragraph-rsid="005a71ee"/>
    </style:style>
    <style:style style:name="P218" style:family="paragraph" style:parent-style-name="Heading_20_2">
      <style:text-properties officeooo:rsid="005c9870" officeooo:paragraph-rsid="005c9870"/>
    </style:style>
    <style:style style:name="P219" style:family="paragraph" style:parent-style-name="Heading_20_2">
      <style:text-properties officeooo:rsid="005e3aec" officeooo:paragraph-rsid="005e3aec"/>
    </style:style>
    <style:style style:name="P220" style:family="paragraph" style:parent-style-name="Heading_20_2">
      <style:text-properties officeooo:rsid="006085f4" officeooo:paragraph-rsid="016b82e2"/>
    </style:style>
    <style:style style:name="P221" style:family="paragraph" style:parent-style-name="Heading_20_2">
      <style:text-properties officeooo:rsid="006085f4" officeooo:paragraph-rsid="006085f4"/>
    </style:style>
    <style:style style:name="P222" style:family="paragraph" style:parent-style-name="Heading_20_2">
      <style:text-properties officeooo:rsid="016de74c" officeooo:paragraph-rsid="016c1d27"/>
    </style:style>
    <style:style style:name="P223" style:family="paragraph" style:parent-style-name="Heading_20_2">
      <style:text-properties officeooo:rsid="016de74c" officeooo:paragraph-rsid="016e35df"/>
    </style:style>
    <style:style style:name="P224" style:family="paragraph" style:parent-style-name="Heading_20_2">
      <style:paragraph-properties fo:break-before="page"/>
      <style:text-properties officeooo:rsid="002e37a4" officeooo:paragraph-rsid="002e37a4"/>
    </style:style>
    <style:style style:name="P225" style:family="paragraph" style:parent-style-name="Text_20_body" style:list-style-name="L1"/>
    <style:style style:name="P226" style:family="paragraph" style:parent-style-name="Text_20_body" style:list-style-name="L1">
      <style:text-properties officeooo:rsid="001b0f49" officeooo:paragraph-rsid="001b0f49"/>
    </style:style>
    <style:style style:name="P227" style:family="paragraph" style:parent-style-name="Text_20_body" style:list-style-name="L1">
      <style:text-properties officeooo:rsid="00675271" officeooo:paragraph-rsid="00675271"/>
    </style:style>
    <style:style style:name="P228" style:family="paragraph" style:parent-style-name="Text_20_body" style:list-style-name="L2">
      <style:text-properties officeooo:rsid="001ca238" officeooo:paragraph-rsid="001ca238"/>
    </style:style>
    <style:style style:name="P229" style:family="paragraph" style:parent-style-name="Text_20_body" style:list-style-name="L2">
      <style:text-properties officeooo:rsid="001ca238" officeooo:paragraph-rsid="0099a60f"/>
    </style:style>
    <style:style style:name="P230" style:family="paragraph" style:parent-style-name="Text_20_body" style:list-style-name="L2">
      <style:text-properties officeooo:rsid="001d714b" officeooo:paragraph-rsid="001d714b"/>
    </style:style>
    <style:style style:name="P231" style:family="paragraph" style:parent-style-name="Text_20_body" style:list-style-name="L2">
      <style:text-properties officeooo:rsid="00930596" officeooo:paragraph-rsid="00930596"/>
    </style:style>
    <style:style style:name="P232" style:family="paragraph" style:parent-style-name="Text_20_body" style:list-style-name="L2">
      <style:text-properties officeooo:rsid="001ea2d2" officeooo:paragraph-rsid="00b481f7"/>
    </style:style>
    <style:style style:name="P233" style:family="paragraph" style:parent-style-name="Text_20_body" style:list-style-name="L2">
      <style:text-properties officeooo:rsid="001ea2d2" officeooo:paragraph-rsid="001ea2d2"/>
    </style:style>
    <style:style style:name="P234" style:family="paragraph" style:parent-style-name="Text_20_body" style:list-style-name="L2">
      <style:text-properties officeooo:rsid="001ea2d2" officeooo:paragraph-rsid="00bd8319"/>
    </style:style>
    <style:style style:name="P235" style:family="paragraph" style:parent-style-name="Text_20_body" style:list-style-name="L2">
      <style:text-properties officeooo:rsid="001fcbbe" officeooo:paragraph-rsid="001fcbbe"/>
    </style:style>
    <style:style style:name="P236" style:family="paragraph" style:parent-style-name="Text_20_body" style:list-style-name="L3">
      <style:text-properties officeooo:rsid="000904c3" officeooo:paragraph-rsid="000904c3"/>
    </style:style>
    <style:style style:name="P237" style:family="paragraph" style:parent-style-name="Text_20_body" style:list-style-name="L3">
      <style:text-properties officeooo:rsid="000904c3" officeooo:paragraph-rsid="00226495"/>
    </style:style>
    <style:style style:name="P238" style:family="paragraph" style:parent-style-name="Text_20_body" style:list-style-name="L3">
      <style:text-properties officeooo:rsid="0363d529" officeooo:paragraph-rsid="0363d529"/>
    </style:style>
    <style:style style:name="P239" style:family="paragraph" style:parent-style-name="Text_20_body">
      <style:text-properties officeooo:rsid="022ac000" officeooo:paragraph-rsid="035787d4"/>
    </style:style>
    <style:style style:name="P240" style:family="paragraph" style:parent-style-name="Text_20_body" style:list-style-name="L17">
      <style:text-properties officeooo:rsid="003c268a" officeooo:paragraph-rsid="003c268a"/>
    </style:style>
    <style:style style:name="P241" style:family="paragraph" style:parent-style-name="Text_20_body" style:list-style-name="L17">
      <style:text-properties officeooo:rsid="003f8cf8" officeooo:paragraph-rsid="003f8cf8"/>
    </style:style>
    <style:style style:name="P242" style:family="paragraph" style:parent-style-name="Text_20_body" style:list-style-name="L17">
      <style:text-properties officeooo:rsid="0050c44d" officeooo:paragraph-rsid="0050c44d"/>
    </style:style>
    <style:style style:name="P243" style:family="paragraph" style:parent-style-name="Text_20_body" style:list-style-name="L17">
      <style:text-properties officeooo:rsid="0320a75b" officeooo:paragraph-rsid="0320a75b"/>
    </style:style>
    <style:style style:name="P244" style:family="paragraph" style:parent-style-name="Text_20_body" style:list-style-name="L35">
      <style:text-properties officeooo:rsid="006e2e33" officeooo:paragraph-rsid="006e2e33"/>
    </style:style>
    <style:style style:name="P245" style:family="paragraph" style:parent-style-name="Text_20_body" style:list-style-name="L35">
      <style:text-properties officeooo:rsid="012ae751" officeooo:paragraph-rsid="012ae751"/>
    </style:style>
    <style:style style:name="P246" style:family="paragraph" style:parent-style-name="Heading" style:master-page-name="Standard">
      <style:paragraph-properties style:page-number="auto"/>
    </style:style>
    <style:style style:name="P247" style:family="paragraph" style:parent-style-name="Task" style:list-style-name="L4"/>
    <style:style style:name="P248" style:family="paragraph" style:parent-style-name="Task" style:list-style-name="L4">
      <style:text-properties officeooo:paragraph-rsid="00c6c88f"/>
    </style:style>
    <style:style style:name="P249" style:family="paragraph" style:parent-style-name="Task" style:list-style-name="L4">
      <style:text-properties officeooo:rsid="035e4dac" officeooo:paragraph-rsid="035e4dac"/>
    </style:style>
    <style:style style:name="P250" style:family="paragraph" style:parent-style-name="Task" style:list-style-name="L5"/>
    <style:style style:name="P251" style:family="paragraph" style:parent-style-name="Task" style:list-style-name="L5">
      <style:text-properties officeooo:rsid="00dad157" officeooo:paragraph-rsid="00dad157"/>
    </style:style>
    <style:style style:name="P252" style:family="paragraph" style:parent-style-name="Task" style:list-style-name="L6"/>
    <style:style style:name="P253" style:family="paragraph" style:parent-style-name="Task" style:list-style-name="L6">
      <style:text-properties officeooo:paragraph-rsid="00d9e83c"/>
    </style:style>
    <style:style style:name="P254" style:family="paragraph" style:parent-style-name="Task" style:list-style-name="L6">
      <style:text-properties officeooo:rsid="00d9e83c" officeooo:paragraph-rsid="00d9e83c"/>
    </style:style>
    <style:style style:name="P255" style:family="paragraph" style:parent-style-name="Task" style:list-style-name="L6">
      <style:text-properties officeooo:rsid="0214fe92" officeooo:paragraph-rsid="0214fe92"/>
    </style:style>
    <style:style style:name="P256" style:family="paragraph" style:parent-style-name="Task" style:list-style-name="L7">
      <style:text-properties officeooo:paragraph-rsid="00b0d791"/>
    </style:style>
    <style:style style:name="P257" style:family="paragraph" style:parent-style-name="Task" style:list-style-name="L7">
      <style:text-properties officeooo:paragraph-rsid="0214fe92"/>
    </style:style>
    <style:style style:name="P258" style:family="paragraph" style:parent-style-name="Task" style:list-style-name="L7">
      <style:text-properties officeooo:paragraph-rsid="0217629d"/>
    </style:style>
    <style:style style:name="P259" style:family="paragraph" style:parent-style-name="Task" style:list-style-name="L7">
      <style:text-properties officeooo:paragraph-rsid="01e64fb3"/>
    </style:style>
    <style:style style:name="P260" style:family="paragraph" style:parent-style-name="Task" style:list-style-name="L7">
      <style:text-properties officeooo:rsid="00155c2e" officeooo:paragraph-rsid="0214fe92"/>
    </style:style>
    <style:style style:name="P261" style:family="paragraph" style:parent-style-name="Task" style:list-style-name="L7">
      <style:text-properties officeooo:rsid="00a78144" officeooo:paragraph-rsid="01e64fb3"/>
    </style:style>
    <style:style style:name="P262" style:family="paragraph" style:parent-style-name="Task" style:list-style-name="L8"/>
    <style:style style:name="P263" style:family="paragraph" style:parent-style-name="Task" style:list-style-name="L8">
      <style:text-properties officeooo:paragraph-rsid="027e1bf2"/>
    </style:style>
    <style:style style:name="P264" style:family="paragraph" style:parent-style-name="Task" style:list-style-name="L9"/>
    <style:style style:name="P265" style:family="paragraph" style:parent-style-name="Task" style:list-style-name="L9">
      <style:text-properties officeooo:paragraph-rsid="00adaae5"/>
    </style:style>
    <style:style style:name="P266" style:family="paragraph" style:parent-style-name="Task" style:list-style-name="L9">
      <style:text-properties officeooo:rsid="00a8889f" officeooo:paragraph-rsid="00c6c88f"/>
    </style:style>
    <style:style style:name="P267" style:family="paragraph" style:parent-style-name="Task" style:list-style-name="L10"/>
    <style:style style:name="P268" style:family="paragraph" style:parent-style-name="Task" style:list-style-name="L10">
      <style:text-properties officeooo:rsid="028a0508" officeooo:paragraph-rsid="028a0508"/>
    </style:style>
    <style:style style:name="P269" style:family="paragraph" style:parent-style-name="Task" style:list-style-name="L10">
      <style:text-properties officeooo:rsid="009204c7" officeooo:paragraph-rsid="002ac733"/>
    </style:style>
    <style:style style:name="P270" style:family="paragraph" style:parent-style-name="Task" style:list-style-name="L11"/>
    <style:style style:name="P271" style:family="paragraph" style:parent-style-name="Task" style:list-style-name="L11">
      <style:text-properties officeooo:paragraph-rsid="00fc9501"/>
    </style:style>
    <style:style style:name="P272" style:family="paragraph" style:parent-style-name="Task" style:list-style-name="L12"/>
    <style:style style:name="P273" style:family="paragraph" style:parent-style-name="Task" style:list-style-name="L12">
      <style:text-properties officeooo:paragraph-rsid="0110dba7"/>
    </style:style>
    <style:style style:name="P274" style:family="paragraph" style:parent-style-name="Task" style:list-style-name="L12">
      <style:text-properties officeooo:rsid="0110dba7" officeooo:paragraph-rsid="0110dba7"/>
    </style:style>
    <style:style style:name="P275" style:family="paragraph" style:parent-style-name="Task" style:list-style-name="L12">
      <style:text-properties officeooo:rsid="0112a139" officeooo:paragraph-rsid="0112a139"/>
    </style:style>
    <style:style style:name="P276" style:family="paragraph" style:parent-style-name="Task" style:list-style-name="L12">
      <style:text-properties officeooo:rsid="01142d2e" officeooo:paragraph-rsid="01142d2e"/>
    </style:style>
    <style:style style:name="P277" style:family="paragraph" style:parent-style-name="Task" style:list-style-name="L12">
      <style:text-properties officeooo:rsid="011581b0" officeooo:paragraph-rsid="01173584"/>
    </style:style>
    <style:style style:name="P278" style:family="paragraph" style:parent-style-name="Task" style:list-style-name="L12">
      <style:text-properties officeooo:rsid="011581b0" officeooo:paragraph-rsid="011581b0"/>
    </style:style>
    <style:style style:name="P279" style:family="paragraph" style:parent-style-name="Task" style:list-style-name="L13"/>
    <style:style style:name="P280" style:family="paragraph" style:parent-style-name="Task" style:list-style-name="L14"/>
    <style:style style:name="P281" style:family="paragraph" style:parent-style-name="Task" style:list-style-name="L14">
      <style:text-properties officeooo:paragraph-rsid="0037d3d6"/>
    </style:style>
    <style:style style:name="P282" style:family="paragraph" style:parent-style-name="Task" style:list-style-name="L15"/>
    <style:style style:name="P283" style:family="paragraph" style:parent-style-name="Task" style:list-style-name="L16"/>
    <style:style style:name="P284" style:family="paragraph" style:parent-style-name="Task" style:list-style-name="L18"/>
    <style:style style:name="P285" style:family="paragraph" style:parent-style-name="Task" style:list-style-name="L19"/>
    <style:style style:name="P286" style:family="paragraph" style:parent-style-name="Task" style:list-style-name="L19">
      <style:text-properties officeooo:paragraph-rsid="0204ce7b"/>
    </style:style>
    <style:style style:name="P287" style:family="paragraph" style:parent-style-name="Task" style:list-style-name="L20"/>
    <style:style style:name="P288" style:family="paragraph" style:parent-style-name="Task" style:list-style-name="L20">
      <style:text-properties officeooo:rsid="01467bf7" officeooo:paragraph-rsid="01467bf7"/>
    </style:style>
    <style:style style:name="P289" style:family="paragraph" style:parent-style-name="Task" style:list-style-name="L21"/>
    <style:style style:name="P290" style:family="paragraph" style:parent-style-name="Task" style:list-style-name="L22"/>
    <style:style style:name="P291" style:family="paragraph" style:parent-style-name="Task" style:list-style-name="L23"/>
    <style:style style:name="P292" style:family="paragraph" style:parent-style-name="Task" style:list-style-name="L23">
      <style:text-properties officeooo:paragraph-rsid="02067137"/>
    </style:style>
    <style:style style:name="P293" style:family="paragraph" style:parent-style-name="Task" style:list-style-name="L23">
      <style:text-properties officeooo:rsid="02ee9e6a" officeooo:paragraph-rsid="02ee9e6a"/>
    </style:style>
    <style:style style:name="P294" style:family="paragraph" style:parent-style-name="Task" style:list-style-name="L24"/>
    <style:style style:name="P295" style:family="paragraph" style:parent-style-name="Task" style:list-style-name="L24">
      <style:text-properties officeooo:rsid="0162fa5d" officeooo:paragraph-rsid="0162fa5d"/>
    </style:style>
    <style:style style:name="P296" style:family="paragraph" style:parent-style-name="Task" style:list-style-name="L25"/>
    <style:style style:name="P297" style:family="paragraph" style:parent-style-name="Task" style:list-style-name="L26"/>
    <style:style style:name="P298" style:family="paragraph" style:parent-style-name="Task" style:list-style-name="L27"/>
    <style:style style:name="P299" style:family="paragraph" style:parent-style-name="Task" style:list-style-name="L28"/>
    <style:style style:name="P300" style:family="paragraph" style:parent-style-name="Task" style:list-style-name="L28">
      <style:text-properties officeooo:paragraph-rsid="02070314"/>
    </style:style>
    <style:style style:name="P301" style:family="paragraph" style:parent-style-name="Task" style:list-style-name="L29"/>
    <style:style style:name="P302" style:family="paragraph" style:parent-style-name="Task" style:list-style-name="L29">
      <style:text-properties officeooo:rsid="0208d385" officeooo:paragraph-rsid="0208d385"/>
    </style:style>
    <style:style style:name="P303" style:family="paragraph" style:parent-style-name="Task" style:list-style-name="L29">
      <style:text-properties officeooo:rsid="01e07aee" officeooo:paragraph-rsid="01e07aee"/>
    </style:style>
    <style:style style:name="P304" style:family="paragraph" style:parent-style-name="Task" style:list-style-name="L21">
      <style:text-properties officeooo:rsid="0343e540" officeooo:paragraph-rsid="0343e540"/>
    </style:style>
    <style:style style:name="P305" style:family="paragraph" style:parent-style-name="Task" style:list-style-name="L30"/>
    <style:style style:name="P306" style:family="paragraph" style:parent-style-name="Task" style:list-style-name="L31"/>
    <style:style style:name="P307" style:family="paragraph" style:parent-style-name="Task" style:list-style-name="L32"/>
    <style:style style:name="P308" style:family="paragraph" style:parent-style-name="Task" style:list-style-name="L32">
      <style:text-properties officeooo:paragraph-rsid="02091422"/>
    </style:style>
    <style:style style:name="P309" style:family="paragraph" style:parent-style-name="Task" style:list-style-name="L33"/>
    <style:style style:name="P310" style:family="paragraph" style:parent-style-name="Task" style:list-style-name="L33">
      <style:text-properties officeooo:rsid="020a0ec8" officeooo:paragraph-rsid="020a0ec8"/>
    </style:style>
    <style:style style:name="P311" style:family="paragraph" style:parent-style-name="Task" style:list-style-name="L34"/>
    <style:style style:name="P312" style:family="paragraph" style:parent-style-name="Task" style:list-style-name="L34">
      <style:text-properties officeooo:paragraph-rsid="020becfa"/>
    </style:style>
    <style:style style:name="P313" style:family="paragraph" style:parent-style-name="Task_5f_Code" style:list-style-name="L7">
      <style:text-properties officeooo:paragraph-rsid="0354298b"/>
    </style:style>
    <style:style style:name="P314" style:family="paragraph" style:parent-style-name="Task_5f_Code" style:list-style-name="L9"/>
    <style:style style:name="P315" style:family="paragraph" style:parent-style-name="Task_5f_Code" style:list-style-name="L12"/>
    <style:style style:name="P316" style:family="paragraph" style:parent-style-name="Task_5f_Code" style:list-style-name="L12">
      <style:text-properties officeooo:paragraph-rsid="01cd6b25"/>
    </style:style>
    <style:style style:name="T1" style:family="text">
      <style:text-properties officeooo:rsid="00075484"/>
    </style:style>
    <style:style style:name="T2" style:family="text">
      <style:text-properties officeooo:rsid="0003caf7"/>
    </style:style>
    <style:style style:name="T3" style:family="text">
      <style:text-properties officeooo:rsid="00075484" style:font-name-asian="DIN-Regular1" style:font-name-complex="DIN-Regular1"/>
    </style:style>
    <style:style style:name="T4" style:family="text">
      <style:text-properties officeooo:rsid="00075484" style:font-name-asian="Times" style:font-name-complex="Times New Roman"/>
    </style:style>
    <style:style style:name="T5" style:family="text">
      <style:text-properties officeooo:rsid="00099987"/>
    </style:style>
    <style:style style:name="T6" style:family="text">
      <style:text-properties officeooo:rsid="000c0d87"/>
    </style:style>
    <style:style style:name="T7" style:family="text">
      <style:text-properties officeooo:rsid="000fbdcf"/>
    </style:style>
    <style:style style:name="T8" style:family="text">
      <style:text-properties officeooo:rsid="00106426"/>
    </style:style>
    <style:style style:name="T9" style:family="text">
      <style:text-properties officeooo:rsid="0011dece"/>
    </style:style>
    <style:style style:name="T10" style:family="text">
      <style:text-properties officeooo:rsid="00138cfd"/>
    </style:style>
    <style:style style:name="T11" style:family="text">
      <style:text-properties officeooo:rsid="0013e47a"/>
    </style:style>
    <style:style style:name="T12" style:family="text">
      <style:text-properties officeooo:rsid="00155c2e"/>
    </style:style>
    <style:style style:name="T13" style:family="text">
      <style:text-properties officeooo:rsid="0015d09e"/>
    </style:style>
    <style:style style:name="T14" style:family="text">
      <style:text-properties officeooo:rsid="0018c203"/>
    </style:style>
    <style:style style:name="T15" style:family="text">
      <style:text-properties officeooo:rsid="001a72a8"/>
    </style:style>
    <style:style style:name="T16" style:family="text">
      <style:text-properties officeooo:rsid="001ca238"/>
    </style:style>
    <style:style style:name="T17" style:family="text">
      <style:text-properties officeooo:rsid="001d714b"/>
    </style:style>
    <style:style style:name="T18" style:family="text">
      <style:text-properties officeooo:rsid="001ea2d2"/>
    </style:style>
    <style:style style:name="T19" style:family="text">
      <style:text-properties fo:font-weight="bold" style:font-weight-asian="bold" style:font-weight-complex="bold"/>
    </style:style>
    <style:style style:name="T20" style:family="text">
      <style:text-properties fo:font-weight="bold" officeooo:rsid="020ceaa5" style:font-weight-asian="bold" style:font-weight-complex="bold"/>
    </style:style>
    <style:style style:name="T21" style:family="text">
      <style:text-properties fo:font-weight="bold" officeooo:rsid="02192447" style:font-weight-asian="bold" style:font-weight-complex="bold"/>
    </style:style>
    <style:style style:name="T22" style:family="text">
      <style:text-properties fo:font-weight="bold" officeooo:rsid="02179bff" style:font-weight-asian="bold" style:font-weight-complex="bold"/>
    </style:style>
    <style:style style:name="T23" style:family="text">
      <style:text-properties fo:font-weight="bold" officeooo:rsid="0027e75f" style:font-weight-asian="bold" style:font-weight-complex="bold"/>
    </style:style>
    <style:style style:name="T24" style:family="text">
      <style:text-properties fo:font-weight="bold" officeooo:rsid="000c0d87" style:font-weight-asian="bold" style:font-weight-complex="bold"/>
    </style:style>
    <style:style style:name="T25" style:family="text">
      <style:text-properties fo:font-weight="bold" officeooo:rsid="02149f93" style:font-weight-asian="bold" style:font-weight-complex="bold"/>
    </style:style>
    <style:style style:name="T26" style:family="text">
      <style:text-properties fo:font-weight="bold" officeooo:rsid="01149572" style:font-weight-asian="bold" style:font-weight-complex="bold"/>
    </style:style>
    <style:style style:name="T27" style:family="text">
      <style:text-properties fo:font-weight="bold" officeooo:rsid="01150786" style:font-weight-asian="bold" style:font-weight-complex="bold"/>
    </style:style>
    <style:style style:name="T28" style:family="text">
      <style:text-properties fo:font-weight="bold" officeooo:rsid="004d0737" style:font-weight-asian="bold" style:font-weight-complex="bold"/>
    </style:style>
    <style:style style:name="T29" style:family="text">
      <style:text-properties fo:font-weight="bold" officeooo:rsid="024a9a26" style:font-weight-asian="bold" style:font-weight-complex="bold"/>
    </style:style>
    <style:style style:name="T30" style:family="text">
      <style:text-properties fo:font-weight="bold" officeooo:rsid="024ba447" style:font-weight-asian="bold" style:font-weight-complex="bold"/>
    </style:style>
    <style:style style:name="T31" style:family="text">
      <style:text-properties fo:font-weight="bold" officeooo:rsid="0063c6ea" style:font-weight-asian="bold" style:font-weight-complex="bold"/>
    </style:style>
    <style:style style:name="T32" style:family="text">
      <style:text-properties fo:font-weight="bold" officeooo:rsid="003c268a" style:font-weight-asian="bold" style:font-weight-complex="bold"/>
    </style:style>
    <style:style style:name="T33" style:family="text">
      <style:text-properties fo:font-weight="bold" officeooo:rsid="025d8239" style:font-weight-asian="bold" style:font-weight-complex="bold"/>
    </style:style>
    <style:style style:name="T34" style:family="text">
      <style:text-properties fo:font-weight="bold" officeooo:rsid="025f118c" style:font-weight-asian="bold" style:font-weight-complex="bold"/>
    </style:style>
    <style:style style:name="T35" style:family="text">
      <style:text-properties fo:font-weight="bold" officeooo:rsid="027397fe" style:font-weight-asian="bold" style:font-weight-complex="bold"/>
    </style:style>
    <style:style style:name="T36" style:family="text">
      <style:text-properties fo:font-weight="bold" officeooo:rsid="021e2128" style:font-weight-asian="bold" style:font-weight-complex="bold"/>
    </style:style>
    <style:style style:name="T37" style:family="text">
      <style:text-properties fo:font-weight="bold" officeooo:rsid="02a9e971" style:font-weight-asian="bold" style:font-weight-complex="bold"/>
    </style:style>
    <style:style style:name="T38" style:family="text">
      <style:text-properties fo:font-weight="bold" officeooo:rsid="0037d3d6" style:font-weight-asian="bold" style:font-weight-complex="bold"/>
    </style:style>
    <style:style style:name="T39" style:family="text">
      <style:text-properties fo:font-weight="bold" officeooo:rsid="034da35c" style:font-weight-asian="bold" style:font-weight-complex="bold"/>
    </style:style>
    <style:style style:name="T40" style:family="text">
      <style:text-properties fo:font-weight="bold" officeooo:rsid="035994a6" style:font-weight-asian="bold" style:font-weight-complex="bold"/>
    </style:style>
    <style:style style:name="T41" style:family="text">
      <style:text-properties fo:font-weight="bold" officeooo:rsid="001fcbbe" style:font-weight-asian="bold" style:font-weight-complex="bold"/>
    </style:style>
    <style:style style:name="T42" style:family="text">
      <style:text-properties fo:font-weight="bold" officeooo:rsid="00226495" style:font-weight-asian="bold" style:font-weight-complex="bold"/>
    </style:style>
    <style:style style:name="T43" style:family="text">
      <style:text-properties fo:font-weight="bold" officeooo:rsid="00cb00a3" style:font-weight-asian="bold" style:font-weight-complex="bold"/>
    </style:style>
    <style:style style:name="T44" style:family="text">
      <style:text-properties fo:font-weight="bold" officeooo:rsid="0065392f" style:font-weight-asian="bold" style:font-weight-complex="bold"/>
    </style:style>
    <style:style style:name="T45" style:family="text">
      <style:text-properties officeooo:rsid="001fcbbe"/>
    </style:style>
    <style:style style:name="T46" style:family="text">
      <style:text-properties fo:font-weight="normal" style:font-weight-asian="normal" style:font-weight-complex="normal"/>
    </style:style>
    <style:style style:name="T47" style:family="text">
      <style:text-properties fo:font-weight="normal" officeooo:rsid="001fcbbe" style:font-weight-asian="normal" style:font-weight-complex="normal"/>
    </style:style>
    <style:style style:name="T48" style:family="text">
      <style:text-properties fo:font-weight="normal" officeooo:rsid="00b616bd" style:font-weight-asian="normal" style:font-weight-complex="normal"/>
    </style:style>
    <style:style style:name="T49" style:family="text">
      <style:text-properties fo:font-weight="normal" officeooo:rsid="01d4ae0f" style:font-weight-asian="normal" style:font-weight-complex="normal"/>
    </style:style>
    <style:style style:name="T50" style:family="text">
      <style:text-properties fo:font-weight="normal" officeooo:rsid="01d56471" style:font-weight-asian="normal" style:font-weight-complex="normal"/>
    </style:style>
    <style:style style:name="T51" style:family="text">
      <style:text-properties fo:font-weight="normal" officeooo:rsid="020ceaa5" style:font-weight-asian="normal" style:font-weight-complex="normal"/>
    </style:style>
    <style:style style:name="T52" style:family="text">
      <style:text-properties fo:font-weight="normal" officeooo:rsid="02658dc1" style:font-weight-asian="normal" style:font-weight-complex="normal"/>
    </style:style>
    <style:style style:name="T53" style:family="text">
      <style:text-properties fo:font-weight="normal" officeooo:rsid="02e8b6e3" style:font-weight-asian="normal" style:font-weight-complex="normal"/>
    </style:style>
    <style:style style:name="T54" style:family="text">
      <style:text-properties fo:font-weight="normal" officeooo:rsid="003c268a" style:font-weight-asian="normal" style:font-weight-complex="normal"/>
    </style:style>
    <style:style style:name="T55" style:family="text">
      <style:text-properties fo:font-weight="normal" officeooo:rsid="0330d499" style:font-weight-asian="normal" style:font-weight-complex="normal"/>
    </style:style>
    <style:style style:name="T56" style:family="text">
      <style:text-properties fo:font-weight="normal" officeooo:rsid="03329687" style:font-weight-asian="normal" style:font-weight-complex="normal"/>
    </style:style>
    <style:style style:name="T57" style:family="text">
      <style:text-properties fo:font-weight="normal" officeooo:rsid="033505e3" style:font-weight-asian="normal" style:font-weight-complex="normal"/>
    </style:style>
    <style:style style:name="T58" style:family="text">
      <style:text-properties fo:font-weight="normal" officeooo:rsid="035994a6" style:font-weight-asian="normal" style:font-weight-complex="normal"/>
    </style:style>
    <style:style style:name="T59" style:family="text">
      <style:text-properties fo:font-weight="normal" officeooo:rsid="034da35c" style:font-weight-asian="normal" style:font-weight-complex="normal"/>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7c52dc"/>
    </style:style>
    <style:style style:name="T62" style:family="text">
      <style:text-properties style:text-underline-style="solid" style:text-underline-width="auto" style:text-underline-color="font-color" officeooo:rsid="008aee61"/>
    </style:style>
    <style:style style:name="T63" style:family="text">
      <style:text-properties style:text-underline-style="solid" style:text-underline-width="auto" style:text-underline-color="font-color" officeooo:rsid="00ec409e"/>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solid" style:text-underline-width="auto" style:text-underline-color="font-color" fo:font-weight="normal" officeooo:rsid="0037d3d6" style:font-weight-asian="normal" style:font-weight-complex="normal"/>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officeooo:rsid="028a5cbb"/>
    </style:style>
    <style:style style:name="T68" style:family="text">
      <style:text-properties style:text-underline-style="solid" style:text-underline-width="auto" style:text-underline-color="font-color" officeooo:rsid="028c3ff3"/>
    </style:style>
    <style:style style:name="T69" style:family="text">
      <style:text-properties style:text-underline-style="solid" style:text-underline-width="auto" style:text-underline-color="font-color" officeooo:rsid="004d0737"/>
    </style:style>
    <style:style style:name="T70" style:family="text">
      <style:text-properties style:text-underline-style="solid" style:text-underline-width="auto" style:text-underline-color="font-color" officeooo:rsid="02ab0164"/>
    </style:style>
    <style:style style:name="T71" style:family="text">
      <style:text-properties style:text-underline-style="solid" style:text-underline-width="auto" style:text-underline-color="font-color" officeooo:rsid="0037d3d6"/>
    </style:style>
    <style:style style:name="T72" style:family="text">
      <style:text-properties style:text-underline-style="solid" style:text-underline-width="auto" style:text-underline-color="font-color" officeooo:rsid="024d0e9b"/>
    </style:style>
    <style:style style:name="T73" style:family="text">
      <style:text-properties style:text-underline-style="solid" style:text-underline-width="auto" style:text-underline-color="font-color" officeooo:rsid="003c268a"/>
    </style:style>
    <style:style style:name="T74" style:family="text">
      <style:text-properties style:text-underline-style="solid" style:text-underline-width="auto" style:text-underline-color="font-color" officeooo:rsid="0094fdd3"/>
    </style:style>
    <style:style style:name="T75" style:family="text">
      <style:text-properties style:text-underline-style="solid" style:text-underline-width="auto" style:text-underline-color="font-color" officeooo:rsid="036f8ce9"/>
    </style:style>
    <style:style style:name="T76" style:family="text">
      <style:text-properties officeooo:rsid="00206b48"/>
    </style:style>
    <style:style style:name="T77" style:family="text">
      <style:text-properties officeooo:rsid="00226495"/>
    </style:style>
    <style:style style:name="T78" style:family="text">
      <style:text-properties officeooo:rsid="0022a947"/>
    </style:style>
    <style:style style:name="T79" style:family="text">
      <style:text-properties officeooo:rsid="00238d90"/>
    </style:style>
    <style:style style:name="T80" style:family="text">
      <style:text-properties officeooo:rsid="0024175a"/>
    </style:style>
    <style:style style:name="T81" style:family="text">
      <style:text-properties officeooo:rsid="0028ad92"/>
    </style:style>
    <style:style style:name="T82" style:family="text">
      <style:text-properties officeooo:rsid="002ac733"/>
    </style:style>
    <style:style style:name="T83" style:family="text">
      <style:text-properties officeooo:rsid="0030eaa9" style:text-overline-style="solid" style:text-overline-width="auto" style:text-overline-color="font-color"/>
    </style:style>
    <style:style style:name="T84" style:family="text">
      <style:text-properties officeooo:rsid="0030eaa9"/>
    </style:style>
    <style:style style:name="T85" style:family="text">
      <style:text-properties officeooo:rsid="0032b775"/>
    </style:style>
    <style:style style:name="T86" style:family="text">
      <style:text-properties officeooo:rsid="0033a60a"/>
    </style:style>
    <style:style style:name="T87" style:family="text">
      <style:text-properties officeooo:rsid="00360d1c"/>
    </style:style>
    <style:style style:name="T88" style:family="text">
      <style:text-properties officeooo:rsid="00362b60"/>
    </style:style>
    <style:style style:name="T89" style:family="text">
      <style:text-properties officeooo:rsid="0037d3d6"/>
    </style:style>
    <style:style style:name="T90" style:family="text">
      <style:text-properties officeooo:rsid="0038f857"/>
    </style:style>
    <style:style style:name="T91" style:family="text">
      <style:text-properties officeooo:rsid="003a546a"/>
    </style:style>
    <style:style style:name="T92" style:family="text">
      <style:text-properties officeooo:rsid="003c268a"/>
    </style:style>
    <style:style style:name="T93" style:family="text">
      <style:text-properties officeooo:rsid="003dfcaf"/>
    </style:style>
    <style:style style:name="T94" style:family="text">
      <style:text-properties officeooo:rsid="003f8cf8"/>
    </style:style>
    <style:style style:name="T95" style:family="text">
      <style:text-properties officeooo:rsid="00413112"/>
    </style:style>
    <style:style style:name="T96" style:family="text">
      <style:text-properties officeooo:rsid="00426d88"/>
    </style:style>
    <style:style style:name="T97" style:family="text">
      <style:text-properties officeooo:rsid="0043f204"/>
    </style:style>
    <style:style style:name="T98" style:family="text">
      <style:text-properties officeooo:rsid="0045e337"/>
    </style:style>
    <style:style style:name="T99" style:family="text">
      <style:text-properties officeooo:rsid="0047cea5"/>
    </style:style>
    <style:style style:name="T100" style:family="text">
      <style:text-properties officeooo:rsid="0049c1f9"/>
    </style:style>
    <style:style style:name="T101" style:family="text">
      <style:text-properties officeooo:rsid="004be57f"/>
    </style:style>
    <style:style style:name="T102" style:family="text">
      <style:text-properties officeooo:rsid="004d0737"/>
    </style:style>
    <style:style style:name="T103" style:family="text">
      <style:text-properties officeooo:rsid="0050c44d"/>
    </style:style>
    <style:style style:name="T104" style:family="text">
      <style:text-properties officeooo:rsid="00528b90"/>
    </style:style>
    <style:style style:name="T105" style:family="text">
      <style:text-properties officeooo:rsid="00554e7a"/>
    </style:style>
    <style:style style:name="T106" style:family="text">
      <style:text-properties officeooo:rsid="0056e649"/>
    </style:style>
    <style:style style:name="T107" style:family="text">
      <style:text-properties officeooo:rsid="00585d2c"/>
    </style:style>
    <style:style style:name="T108" style:family="text">
      <style:text-properties officeooo:rsid="005a4331"/>
    </style:style>
    <style:style style:name="T109" style:family="text">
      <style:text-properties officeooo:rsid="005a71ee"/>
    </style:style>
    <style:style style:name="T110" style:family="text">
      <style:text-properties officeooo:rsid="005c3924"/>
    </style:style>
    <style:style style:name="T111" style:family="text">
      <style:text-properties officeooo:rsid="005c9870"/>
    </style:style>
    <style:style style:name="T112" style:family="text">
      <style:text-properties officeooo:rsid="005e3aec"/>
    </style:style>
    <style:style style:name="T113" style:family="text">
      <style:text-properties officeooo:rsid="00601d28"/>
    </style:style>
    <style:style style:name="T114" style:family="text">
      <style:text-properties style:font-name="DIN-Regular1" officeooo:rsid="00601d28" style:font-name-asian="Times New Roman" style:font-name-complex="Times New Roman"/>
    </style:style>
    <style:style style:name="T115" style:family="text">
      <style:text-properties style:font-name="DIN-Regular" officeooo:rsid="00601d28" style:font-name-asian="Times New Roman" style:font-name-complex="Times New Roman"/>
    </style:style>
    <style:style style:name="T116" style:family="text">
      <style:text-properties officeooo:rsid="006085f4"/>
    </style:style>
    <style:style style:name="T117" style:family="text">
      <style:text-properties style:text-underline-style="none" fo:font-weight="normal" style:font-weight-asian="normal" style:font-weight-complex="normal"/>
    </style:style>
    <style:style style:name="T118" style:family="text">
      <style:text-properties style:text-underline-style="none" fo:font-weight="normal" officeooo:rsid="0037d3d6" style:font-weight-asian="normal" style:font-weight-complex="normal"/>
    </style:style>
    <style:style style:name="T119" style:family="text">
      <style:text-properties style:text-underline-style="none" fo:font-weight="bold" officeooo:rsid="00635361" style:font-weight-asian="bold" style:font-weight-complex="bold"/>
    </style:style>
    <style:style style:name="T120" style:family="text">
      <style:text-properties style:text-underline-style="none" officeooo:rsid="004d0737"/>
    </style:style>
    <style:style style:name="T121" style:family="text">
      <style:text-properties style:text-underline-style="none" officeooo:rsid="024d0e9b"/>
    </style:style>
    <style:style style:name="T122" style:family="text">
      <style:text-properties style:text-underline-style="none" officeooo:rsid="030d62df"/>
    </style:style>
    <style:style style:name="T123" style:family="text">
      <style:text-properties officeooo:rsid="0065392f"/>
    </style:style>
    <style:style style:name="T124" style:family="text">
      <style:text-properties officeooo:rsid="00671fb9"/>
    </style:style>
    <style:style style:name="T125" style:family="text">
      <style:text-properties officeooo:rsid="00675271"/>
    </style:style>
    <style:style style:name="T126" style:family="text">
      <style:text-properties officeooo:rsid="00676f2e"/>
    </style:style>
    <style:style style:name="T127" style:family="text">
      <style:text-properties officeooo:rsid="006797a7"/>
    </style:style>
    <style:style style:name="T128" style:family="text">
      <style:text-properties officeooo:rsid="0068cf31"/>
    </style:style>
    <style:style style:name="T129" style:family="text">
      <style:text-properties officeooo:rsid="0068d8af"/>
    </style:style>
    <style:style style:name="T130" style:family="text">
      <style:text-properties officeooo:rsid="006b3ce4"/>
    </style:style>
    <style:style style:name="T131" style:family="text">
      <style:text-properties officeooo:rsid="006c2623"/>
    </style:style>
    <style:style style:name="T132" style:family="text">
      <style:text-properties officeooo:rsid="006e0d7d"/>
    </style:style>
    <style:style style:name="T133" style:family="text">
      <style:text-properties officeooo:rsid="006fe537"/>
    </style:style>
    <style:style style:name="T134" style:family="text">
      <style:text-properties officeooo:rsid="00710b6d"/>
    </style:style>
    <style:style style:name="T135" style:family="text">
      <style:text-properties officeooo:rsid="00730660"/>
    </style:style>
    <style:style style:name="T136" style:family="text">
      <style:text-properties officeooo:rsid="0073d26b"/>
    </style:style>
    <style:style style:name="T137" style:family="text">
      <style:text-properties officeooo:rsid="0075eb2d"/>
    </style:style>
    <style:style style:name="T138" style:family="text">
      <style:text-properties officeooo:rsid="00793b58"/>
    </style:style>
    <style:style style:name="T139" style:family="text">
      <style:text-properties officeooo:rsid="007b54c0"/>
    </style:style>
    <style:style style:name="T140" style:family="text">
      <style:text-properties officeooo:rsid="007c52dc"/>
    </style:style>
    <style:style style:name="T141" style:family="text">
      <style:text-properties officeooo:rsid="007e3b93"/>
    </style:style>
    <style:style style:name="T142" style:family="text">
      <style:text-properties officeooo:rsid="0084cfbd"/>
    </style:style>
    <style:style style:name="T143" style:family="text">
      <style:text-properties officeooo:rsid="0085eebc"/>
    </style:style>
    <style:style style:name="T144" style:family="text">
      <style:text-properties officeooo:rsid="00878c17"/>
    </style:style>
    <style:style style:name="T145" style:family="text">
      <style:text-properties officeooo:rsid="00894717"/>
    </style:style>
    <style:style style:name="T146" style:family="text">
      <style:text-properties officeooo:rsid="0089eb4b"/>
    </style:style>
    <style:style style:name="T147" style:family="text">
      <style:text-properties officeooo:rsid="008aee61"/>
    </style:style>
    <style:style style:name="T148" style:family="text">
      <style:text-properties officeooo:rsid="008cf104"/>
    </style:style>
    <style:style style:name="T149" style:family="text">
      <style:text-properties officeooo:rsid="008eb283"/>
    </style:style>
    <style:style style:name="T150" style:family="text">
      <style:text-properties officeooo:rsid="0094fdd3"/>
    </style:style>
    <style:style style:name="T151" style:family="text">
      <style:text-properties officeooo:rsid="0095b4f0"/>
    </style:style>
    <style:style style:name="T152" style:family="text">
      <style:text-properties officeooo:rsid="0099a60f"/>
    </style:style>
    <style:style style:name="T153" style:family="text">
      <style:text-properties officeooo:rsid="0099ce10"/>
    </style:style>
    <style:style style:name="T154" style:family="text">
      <style:text-properties officeooo:rsid="009c1452"/>
    </style:style>
    <style:style style:name="T155" style:family="text">
      <style:text-properties officeooo:rsid="009d2a69"/>
    </style:style>
    <style:style style:name="T156" style:family="text">
      <style:text-properties officeooo:rsid="00a19675"/>
    </style:style>
    <style:style style:name="T157" style:family="text">
      <style:text-properties officeooo:rsid="00aaf681"/>
    </style:style>
    <style:style style:name="T158" style:family="text">
      <style:text-properties officeooo:rsid="00aba49b"/>
    </style:style>
    <style:style style:name="T159" style:family="text">
      <style:text-properties officeooo:rsid="00aee6c0"/>
    </style:style>
    <style:style style:name="T160" style:family="text">
      <style:text-properties officeooo:rsid="00b3e8a6"/>
    </style:style>
    <style:style style:name="T161" style:family="text">
      <style:text-properties officeooo:rsid="00b481f7"/>
    </style:style>
    <style:style style:name="T162" style:family="text">
      <style:text-properties officeooo:rsid="00b8cf06"/>
    </style:style>
    <style:style style:name="T163" style:family="text">
      <style:text-properties officeooo:rsid="00ba3849"/>
    </style:style>
    <style:style style:name="T164" style:family="text">
      <style:text-properties officeooo:rsid="00bb9d53"/>
    </style:style>
    <style:style style:name="T165" style:family="text">
      <style:text-properties officeooo:rsid="00bf2202"/>
    </style:style>
    <style:style style:name="T166" style:family="text">
      <style:text-properties officeooo:rsid="00c25dd3"/>
    </style:style>
    <style:style style:name="T167" style:family="text">
      <style:text-properties officeooo:rsid="00c5aaea"/>
    </style:style>
    <style:style style:name="T168" style:family="text">
      <style:text-properties officeooo:rsid="00cdeec6"/>
    </style:style>
    <style:style style:name="T169" style:family="text">
      <style:text-properties officeooo:rsid="00cefb80"/>
    </style:style>
    <style:style style:name="T170" style:family="text">
      <style:text-properties officeooo:rsid="00d0edf3"/>
    </style:style>
    <style:style style:name="T171" style:family="text">
      <style:text-properties officeooo:rsid="00d297cf"/>
    </style:style>
    <style:style style:name="T172" style:family="text">
      <style:text-properties officeooo:rsid="00d2fd39"/>
    </style:style>
    <style:style style:name="T173" style:family="text">
      <style:text-properties officeooo:rsid="00d3a994"/>
    </style:style>
    <style:style style:name="T174" style:family="text">
      <style:text-properties officeooo:rsid="00d51f8d"/>
    </style:style>
    <style:style style:name="T175" style:family="text">
      <style:text-properties officeooo:rsid="00d554f6"/>
    </style:style>
    <style:style style:name="T176" style:family="text">
      <style:text-properties officeooo:rsid="00d81879"/>
    </style:style>
    <style:style style:name="T177" style:family="text">
      <style:text-properties officeooo:rsid="00dd1fe4"/>
    </style:style>
    <style:style style:name="T178" style:family="text">
      <style:text-properties officeooo:rsid="00dda348"/>
    </style:style>
    <style:style style:name="T179" style:family="text">
      <style:text-properties officeooo:rsid="00ddb68c"/>
    </style:style>
    <style:style style:name="T180" style:family="text">
      <style:text-properties officeooo:rsid="00e63ba9"/>
    </style:style>
    <style:style style:name="T181" style:family="text">
      <style:text-properties officeooo:rsid="00e68d22"/>
    </style:style>
    <style:style style:name="T182" style:family="text">
      <style:text-properties officeooo:rsid="00e7ce5d"/>
    </style:style>
    <style:style style:name="T183" style:family="text">
      <style:text-properties officeooo:rsid="00eb787f"/>
    </style:style>
    <style:style style:name="T184" style:family="text">
      <style:text-properties officeooo:rsid="00ed950f"/>
    </style:style>
    <style:style style:name="T185" style:family="text">
      <style:text-properties officeooo:rsid="00f13874"/>
    </style:style>
    <style:style style:name="T186" style:family="text">
      <style:text-properties officeooo:rsid="00f1ae1e"/>
    </style:style>
    <style:style style:name="T187" style:family="text">
      <style:text-properties officeooo:rsid="00f1da02"/>
    </style:style>
    <style:style style:name="T188" style:family="text">
      <style:text-properties officeooo:rsid="00f1f7a2"/>
    </style:style>
    <style:style style:name="T189" style:family="text">
      <style:text-properties officeooo:rsid="00f28b5d"/>
    </style:style>
    <style:style style:name="T190" style:family="text">
      <style:text-properties officeooo:rsid="00f3f7bb"/>
    </style:style>
    <style:style style:name="T191" style:family="text">
      <style:text-properties officeooo:rsid="00f5d326"/>
    </style:style>
    <style:style style:name="T192" style:family="text">
      <style:text-properties officeooo:rsid="00f79190"/>
    </style:style>
    <style:style style:name="T193" style:family="text">
      <style:text-properties officeooo:rsid="00f80691"/>
    </style:style>
    <style:style style:name="T194" style:family="text">
      <style:text-properties officeooo:rsid="00f97d04"/>
    </style:style>
    <style:style style:name="T195" style:family="text">
      <style:text-properties officeooo:rsid="00fef54e"/>
    </style:style>
    <style:style style:name="T196" style:family="text">
      <style:text-properties officeooo:rsid="010310bf"/>
    </style:style>
    <style:style style:name="T197" style:family="text">
      <style:text-properties officeooo:rsid="0105fdc8"/>
    </style:style>
    <style:style style:name="T198" style:family="text">
      <style:text-properties officeooo:rsid="0107d040"/>
    </style:style>
    <style:style style:name="T199" style:family="text">
      <style:text-properties officeooo:rsid="01083bb0"/>
    </style:style>
    <style:style style:name="T200" style:family="text">
      <style:text-properties officeooo:rsid="010b60bc"/>
    </style:style>
    <style:style style:name="T201" style:family="text">
      <style:text-properties officeooo:rsid="010c0af7"/>
    </style:style>
    <style:style style:name="T202" style:family="text">
      <style:text-properties officeooo:rsid="010e0ab5"/>
    </style:style>
    <style:style style:name="T203" style:family="text">
      <style:text-properties officeooo:rsid="010ec735"/>
    </style:style>
    <style:style style:name="T204" style:family="text">
      <style:text-properties officeooo:rsid="0110dba7"/>
    </style:style>
    <style:style style:name="T205" style:family="text">
      <style:text-properties officeooo:rsid="01142d2e"/>
    </style:style>
    <style:style style:name="T206" style:family="text">
      <style:text-properties officeooo:rsid="01149572"/>
    </style:style>
    <style:style style:name="T207" style:family="text">
      <style:text-properties officeooo:rsid="01150786"/>
    </style:style>
    <style:style style:name="T208" style:family="text">
      <style:text-properties officeooo:rsid="011581b0"/>
    </style:style>
    <style:style style:name="T209" style:family="text">
      <style:text-properties officeooo:rsid="01173584"/>
    </style:style>
    <style:style style:name="T210" style:family="text">
      <style:text-properties officeooo:rsid="011da0c1"/>
    </style:style>
    <style:style style:name="T211" style:family="text">
      <style:text-properties officeooo:rsid="011e730d"/>
    </style:style>
    <style:style style:name="T212" style:family="text">
      <style:text-properties officeooo:rsid="011f1c40"/>
    </style:style>
    <style:style style:name="T213" style:family="text">
      <style:text-properties officeooo:rsid="012084ee"/>
    </style:style>
    <style:style style:name="T214" style:family="text">
      <style:text-properties officeooo:rsid="0121ab0a"/>
    </style:style>
    <style:style style:name="T215" style:family="text">
      <style:text-properties officeooo:rsid="0122902c"/>
    </style:style>
    <style:style style:name="T216" style:family="text">
      <style:text-properties officeooo:rsid="0124fc6f"/>
    </style:style>
    <style:style style:name="T217" style:family="text">
      <style:text-properties officeooo:rsid="0125e723"/>
    </style:style>
    <style:style style:name="T218" style:family="text">
      <style:text-properties officeooo:rsid="01291e8a"/>
    </style:style>
    <style:style style:name="T219" style:family="text">
      <style:text-properties officeooo:rsid="012bdfd0"/>
    </style:style>
    <style:style style:name="T220" style:family="text">
      <style:text-properties officeooo:rsid="012cb324"/>
    </style:style>
    <style:style style:name="T221" style:family="text">
      <style:text-properties officeooo:rsid="012da422"/>
    </style:style>
    <style:style style:name="T222" style:family="text">
      <style:text-properties officeooo:rsid="012dee9c"/>
    </style:style>
    <style:style style:name="T223" style:family="text">
      <style:text-properties officeooo:rsid="012ef327"/>
    </style:style>
    <style:style style:name="T224" style:family="text">
      <style:text-properties officeooo:rsid="012fd40f"/>
    </style:style>
    <style:style style:name="T225" style:family="text">
      <style:text-properties officeooo:rsid="01354dd8"/>
    </style:style>
    <style:style style:name="T226" style:family="text">
      <style:text-properties officeooo:rsid="01391763"/>
    </style:style>
    <style:style style:name="T227" style:family="text">
      <style:text-properties officeooo:rsid="0139b925"/>
    </style:style>
    <style:style style:name="T228" style:family="text">
      <style:text-properties officeooo:rsid="013a8833"/>
    </style:style>
    <style:style style:name="T229" style:family="text">
      <style:text-properties officeooo:rsid="013a8c90"/>
    </style:style>
    <style:style style:name="T230" style:family="text">
      <style:text-properties officeooo:rsid="013f8f59"/>
    </style:style>
    <style:style style:name="T231" style:family="text">
      <style:text-properties officeooo:rsid="013fedc7"/>
    </style:style>
    <style:style style:name="T232" style:family="text">
      <style:text-properties officeooo:rsid="0140b55c"/>
    </style:style>
    <style:style style:name="T233" style:family="text">
      <style:text-properties officeooo:rsid="0140ee26"/>
    </style:style>
    <style:style style:name="T234" style:family="text">
      <style:text-properties officeooo:rsid="0145b93b"/>
    </style:style>
    <style:style style:name="T235" style:family="text">
      <style:text-properties officeooo:rsid="014774a9"/>
    </style:style>
    <style:style style:name="T236" style:family="text">
      <style:text-properties officeooo:rsid="0148ba79"/>
    </style:style>
    <style:style style:name="T237" style:family="text">
      <style:text-properties officeooo:rsid="014a88fd"/>
    </style:style>
    <style:style style:name="T238" style:family="text">
      <style:text-properties officeooo:rsid="014c7c58"/>
    </style:style>
    <style:style style:name="T239" style:family="text">
      <style:text-properties officeooo:rsid="014d5e85"/>
    </style:style>
    <style:style style:name="T240" style:family="text">
      <style:text-properties officeooo:rsid="014e61bf"/>
    </style:style>
    <style:style style:name="T241" style:family="text">
      <style:text-properties officeooo:rsid="01530623"/>
    </style:style>
    <style:style style:name="T242" style:family="text">
      <style:text-properties officeooo:rsid="0154019f"/>
    </style:style>
    <style:style style:name="T243" style:family="text">
      <style:text-properties officeooo:rsid="0155bf77"/>
    </style:style>
    <style:style style:name="T244" style:family="text">
      <style:text-properties officeooo:rsid="01564a91"/>
    </style:style>
    <style:style style:name="T245" style:family="text">
      <style:text-properties officeooo:rsid="0157e89b"/>
    </style:style>
    <style:style style:name="T246" style:family="text">
      <style:text-properties officeooo:rsid="015bf345"/>
    </style:style>
    <style:style style:name="T247" style:family="text">
      <style:text-properties officeooo:rsid="015f1a70"/>
    </style:style>
    <style:style style:name="T248" style:family="text">
      <style:text-properties officeooo:rsid="015f7c1a"/>
    </style:style>
    <style:style style:name="T249" style:family="text">
      <style:text-properties officeooo:rsid="01613aba"/>
    </style:style>
    <style:style style:name="T250" style:family="text">
      <style:text-properties officeooo:rsid="01658bd5"/>
    </style:style>
    <style:style style:name="T251" style:family="text">
      <style:text-properties officeooo:rsid="01661890"/>
    </style:style>
    <style:style style:name="T252" style:family="text">
      <style:text-properties officeooo:rsid="0166a1a9"/>
    </style:style>
    <style:style style:name="T253" style:family="text">
      <style:text-properties officeooo:rsid="0166fb73"/>
    </style:style>
    <style:style style:name="T254" style:family="text">
      <style:text-properties officeooo:rsid="016879f1"/>
    </style:style>
    <style:style style:name="T255" style:family="text">
      <style:text-properties officeooo:rsid="016b82e2"/>
    </style:style>
    <style:style style:name="T256" style:family="text">
      <style:text-properties officeooo:rsid="016e35df"/>
    </style:style>
    <style:style style:name="T257" style:family="text">
      <style:text-properties officeooo:rsid="01706c16"/>
    </style:style>
    <style:style style:name="T258" style:family="text">
      <style:text-properties officeooo:rsid="01722806"/>
    </style:style>
    <style:style style:name="T259" style:family="text">
      <style:text-properties officeooo:rsid="01774107"/>
    </style:style>
    <style:style style:name="T260" style:family="text">
      <style:text-properties officeooo:rsid="01780536"/>
    </style:style>
    <style:style style:name="T261" style:family="text">
      <style:text-properties officeooo:rsid="017b67be"/>
    </style:style>
    <style:style style:name="T262" style:family="text">
      <style:text-properties officeooo:rsid="017c37e9"/>
    </style:style>
    <style:style style:name="T263" style:family="text">
      <style:text-properties officeooo:rsid="017f6be3"/>
    </style:style>
    <style:style style:name="T264" style:family="text">
      <style:text-properties officeooo:rsid="018300fd"/>
    </style:style>
    <style:style style:name="T265" style:family="text">
      <style:text-properties officeooo:rsid="01865a6a"/>
    </style:style>
    <style:style style:name="T266" style:family="text">
      <style:text-properties officeooo:rsid="0188e5c4"/>
    </style:style>
    <style:style style:name="T267" style:family="text">
      <style:text-properties officeooo:rsid="018b71e1"/>
    </style:style>
    <style:style style:name="T268" style:family="text">
      <style:text-properties officeooo:rsid="018c87e8"/>
    </style:style>
    <style:style style:name="T269" style:family="text">
      <style:text-properties officeooo:rsid="018fc805"/>
    </style:style>
    <style:style style:name="T270" style:family="text">
      <style:text-properties officeooo:rsid="0190d7c2"/>
    </style:style>
    <style:style style:name="T271" style:family="text">
      <style:text-properties officeooo:rsid="01912eac"/>
    </style:style>
    <style:style style:name="T272" style:family="text">
      <style:text-properties officeooo:rsid="0192faec"/>
    </style:style>
    <style:style style:name="T273" style:family="text">
      <style:text-properties officeooo:rsid="0194d2eb"/>
    </style:style>
    <style:style style:name="T274" style:family="text">
      <style:text-properties officeooo:rsid="01963b55"/>
    </style:style>
    <style:style style:name="T275" style:family="text">
      <style:text-properties officeooo:rsid="019828f5"/>
    </style:style>
    <style:style style:name="T276" style:family="text">
      <style:text-properties officeooo:rsid="019898c1"/>
    </style:style>
    <style:style style:name="T277" style:family="text">
      <style:text-properties officeooo:rsid="0198c4bc"/>
    </style:style>
    <style:style style:name="T278" style:family="text">
      <style:text-properties officeooo:rsid="019aad15"/>
    </style:style>
    <style:style style:name="T279" style:family="text">
      <style:text-properties officeooo:rsid="019afce6"/>
    </style:style>
    <style:style style:name="T280" style:family="text">
      <style:text-properties officeooo:rsid="019b40c4"/>
    </style:style>
    <style:style style:name="T281" style:family="text">
      <style:text-properties officeooo:rsid="019c618d"/>
    </style:style>
    <style:style style:name="T282" style:family="text">
      <style:text-properties officeooo:rsid="019e05c1"/>
    </style:style>
    <style:style style:name="T283" style:family="text">
      <style:text-properties officeooo:rsid="019f626c"/>
    </style:style>
    <style:style style:name="T284" style:family="text">
      <style:text-properties officeooo:rsid="01a0b012"/>
    </style:style>
    <style:style style:name="T285" style:family="text">
      <style:text-properties officeooo:rsid="01a2515a"/>
    </style:style>
    <style:style style:name="T286" style:family="text">
      <style:text-properties officeooo:rsid="01a40e9c"/>
    </style:style>
    <style:style style:name="T287" style:family="text">
      <style:text-properties officeooo:rsid="01a5024f"/>
    </style:style>
    <style:style style:name="T288" style:family="text">
      <style:text-properties officeooo:rsid="01a57faa"/>
    </style:style>
    <style:style style:name="T289" style:family="text">
      <style:text-properties officeooo:rsid="01aaa384"/>
    </style:style>
    <style:style style:name="T290" style:family="text">
      <style:text-properties officeooo:rsid="01b2eec4"/>
    </style:style>
    <style:style style:name="T291" style:family="text">
      <style:text-properties officeooo:rsid="01b635a1"/>
    </style:style>
    <style:style style:name="T292" style:family="text">
      <style:text-properties officeooo:rsid="01b7b573"/>
    </style:style>
    <style:style style:name="T293" style:family="text">
      <style:text-properties officeooo:rsid="01ba1ddd"/>
    </style:style>
    <style:style style:name="T294" style:family="text">
      <style:text-properties officeooo:rsid="01bdb670"/>
    </style:style>
    <style:style style:name="T295" style:family="text">
      <style:text-properties officeooo:rsid="01bdca07"/>
    </style:style>
    <style:style style:name="T296" style:family="text">
      <style:text-properties officeooo:rsid="01bfddb7"/>
    </style:style>
    <style:style style:name="T297" style:family="text">
      <style:text-properties officeooo:rsid="01c0e6c6"/>
    </style:style>
    <style:style style:name="T298" style:family="text">
      <style:text-properties officeooo:rsid="01c13eb6"/>
    </style:style>
    <style:style style:name="T299" style:family="text">
      <style:text-properties officeooo:rsid="01c1eb2f"/>
    </style:style>
    <style:style style:name="T300" style:family="text">
      <style:text-properties officeooo:rsid="01c358f9"/>
    </style:style>
    <style:style style:name="T301" style:family="text">
      <style:text-properties officeooo:rsid="01c39a03"/>
    </style:style>
    <style:style style:name="T302" style:family="text">
      <style:text-properties officeooo:rsid="01c5685f"/>
    </style:style>
    <style:style style:name="T303" style:family="text">
      <style:text-properties officeooo:rsid="01c8a625"/>
    </style:style>
    <style:style style:name="T304" style:family="text">
      <style:text-properties officeooo:rsid="01ca86ad"/>
    </style:style>
    <style:style style:name="T305" style:family="text">
      <style:text-properties officeooo:rsid="01cd6b25"/>
    </style:style>
    <style:style style:name="T306" style:family="text">
      <style:text-properties officeooo:rsid="01d888fb"/>
    </style:style>
    <style:style style:name="T307" style:family="text">
      <style:text-properties officeooo:rsid="01d9c65d"/>
    </style:style>
    <style:style style:name="T308" style:family="text">
      <style:text-properties officeooo:rsid="01da860c"/>
    </style:style>
    <style:style style:name="T309" style:family="text">
      <style:text-properties officeooo:rsid="01dbfdd1"/>
    </style:style>
    <style:style style:name="T310" style:family="text">
      <style:text-properties officeooo:rsid="01dce27e"/>
    </style:style>
    <style:style style:name="T311" style:family="text">
      <style:text-properties officeooo:rsid="01df50f2"/>
    </style:style>
    <style:style style:name="T312" style:family="text">
      <style:text-properties officeooo:rsid="01e07aee"/>
    </style:style>
    <style:style style:name="T313" style:family="text">
      <style:text-properties officeooo:rsid="01e12452"/>
    </style:style>
    <style:style style:name="T314" style:family="text">
      <style:text-properties officeooo:rsid="01e8d9d5"/>
    </style:style>
    <style:style style:name="T315" style:family="text">
      <style:text-properties officeooo:rsid="01ec1729"/>
    </style:style>
    <style:style style:name="T316" style:family="text">
      <style:text-properties officeooo:rsid="01ec1f48"/>
    </style:style>
    <style:style style:name="T317" style:family="text">
      <style:text-properties officeooo:rsid="01ed0638"/>
    </style:style>
    <style:style style:name="T318" style:family="text">
      <style:text-properties officeooo:rsid="01ee84f9"/>
    </style:style>
    <style:style style:name="T319" style:family="text">
      <style:text-properties officeooo:rsid="01ef1233"/>
    </style:style>
    <style:style style:name="T320" style:family="text">
      <style:text-properties officeooo:rsid="01ef35ed"/>
    </style:style>
    <style:style style:name="T321" style:family="text">
      <style:text-properties officeooo:rsid="01f4cb9b"/>
    </style:style>
    <style:style style:name="T322" style:family="text">
      <style:text-properties style:text-position="super 58%"/>
    </style:style>
    <style:style style:name="T323" style:family="text">
      <style:text-properties style:text-position="super 58%" officeooo:rsid="032f4f65"/>
    </style:style>
    <style:style style:name="T324" style:family="text">
      <style:text-properties officeooo:rsid="01f5d0f8"/>
    </style:style>
    <style:style style:name="T325" style:family="text">
      <style:text-properties officeooo:rsid="01f6875b"/>
    </style:style>
    <style:style style:name="T326" style:family="text">
      <style:text-properties officeooo:rsid="01f953f2"/>
    </style:style>
    <style:style style:name="T327" style:family="text">
      <style:text-properties officeooo:rsid="01faeab2"/>
    </style:style>
    <style:style style:name="T328" style:family="text">
      <style:text-properties officeooo:rsid="01fd18c9"/>
    </style:style>
    <style:style style:name="T329" style:family="text">
      <style:text-properties officeooo:rsid="0200bb2a"/>
    </style:style>
    <style:style style:name="T330" style:family="text">
      <style:text-properties officeooo:rsid="0203f5d8"/>
    </style:style>
    <style:style style:name="T331" style:family="text">
      <style:text-properties officeooo:rsid="0204ce7b"/>
    </style:style>
    <style:style style:name="T332" style:family="text">
      <style:text-properties officeooo:rsid="02070314"/>
    </style:style>
    <style:style style:name="T333" style:family="text">
      <style:text-properties officeooo:rsid="02091422"/>
    </style:style>
    <style:style style:name="T334" style:family="text">
      <style:text-properties officeooo:rsid="020becfa"/>
    </style:style>
    <style:style style:name="T335" style:family="text">
      <style:text-properties officeooo:rsid="020f98dd"/>
    </style:style>
    <style:style style:name="T336" style:family="text">
      <style:text-properties officeooo:rsid="020ff7b9"/>
    </style:style>
    <style:style style:name="T337" style:family="text">
      <style:text-properties officeooo:rsid="0211587b"/>
    </style:style>
    <style:style style:name="T338" style:family="text">
      <style:text-properties officeooo:rsid="0212d371"/>
    </style:style>
    <style:style style:name="T339" style:family="text">
      <style:text-properties officeooo:rsid="02149f93"/>
    </style:style>
    <style:style style:name="T340" style:family="text">
      <style:text-properties officeooo:rsid="02165b92"/>
    </style:style>
    <style:style style:name="T341" style:family="text">
      <style:text-properties officeooo:rsid="0217629d"/>
    </style:style>
    <style:style style:name="T342" style:family="text">
      <style:text-properties officeooo:rsid="021acdb0"/>
    </style:style>
    <style:style style:name="T343" style:family="text">
      <style:text-properties officeooo:rsid="021e2128"/>
    </style:style>
    <style:style style:name="T344" style:family="text">
      <style:text-properties officeooo:rsid="02233d6f"/>
    </style:style>
    <style:style style:name="T345" style:family="text">
      <style:text-properties officeooo:rsid="02303189"/>
    </style:style>
    <style:style style:name="T346" style:family="text">
      <style:text-properties officeooo:rsid="02314447"/>
    </style:style>
    <style:style style:name="T347" style:family="text">
      <style:text-properties officeooo:rsid="0232f4a9"/>
    </style:style>
    <style:style style:name="T348" style:family="text">
      <style:text-properties officeooo:rsid="0234e3b4"/>
    </style:style>
    <style:style style:name="T349" style:family="text">
      <style:text-properties officeooo:rsid="0239106e"/>
    </style:style>
    <style:style style:name="T350" style:family="text">
      <style:text-properties officeooo:rsid="0239d163"/>
    </style:style>
    <style:style style:name="T351" style:family="text">
      <style:text-properties officeooo:rsid="023b088d"/>
    </style:style>
    <style:style style:name="T352" style:family="text">
      <style:text-properties officeooo:rsid="023ce2e5"/>
    </style:style>
    <style:style style:name="T353" style:family="text">
      <style:text-properties officeooo:rsid="0241edff"/>
    </style:style>
    <style:style style:name="T354" style:family="text">
      <style:text-properties officeooo:rsid="02494bfa"/>
    </style:style>
    <style:style style:name="T355" style:family="text">
      <style:text-properties officeooo:rsid="024a9a26"/>
    </style:style>
    <style:style style:name="T356" style:family="text">
      <style:text-properties officeooo:rsid="024d0e9b"/>
    </style:style>
    <style:style style:name="T357" style:family="text">
      <style:text-properties officeooo:rsid="024e890d"/>
    </style:style>
    <style:style style:name="T358" style:family="text">
      <style:text-properties officeooo:rsid="024f04fe"/>
    </style:style>
    <style:style style:name="T359" style:family="text">
      <style:text-properties officeooo:rsid="025434f6"/>
    </style:style>
    <style:style style:name="T360" style:family="text">
      <style:text-properties officeooo:rsid="02550c70"/>
    </style:style>
    <style:style style:name="T361" style:family="text">
      <style:text-properties officeooo:rsid="025520ee"/>
    </style:style>
    <style:style style:name="T362" style:family="text">
      <style:text-properties officeooo:rsid="0255bfbd"/>
    </style:style>
    <style:style style:name="T363" style:family="text">
      <style:text-properties officeooo:rsid="025996ef"/>
    </style:style>
    <style:style style:name="T364" style:family="text">
      <style:text-properties officeooo:rsid="025bacc4"/>
    </style:style>
    <style:style style:name="T365" style:family="text">
      <style:text-properties officeooo:rsid="0260fdd6"/>
    </style:style>
    <style:style style:name="T366" style:family="text">
      <style:text-properties officeooo:rsid="026231c3"/>
    </style:style>
    <style:style style:name="T367" style:family="text">
      <style:text-properties officeooo:rsid="0262ce1a"/>
    </style:style>
    <style:style style:name="T368" style:family="text">
      <style:text-properties officeooo:rsid="02638e0a"/>
    </style:style>
    <style:style style:name="T369" style:family="text">
      <style:text-properties officeooo:rsid="02655fa8"/>
    </style:style>
    <style:style style:name="T370" style:family="text">
      <style:text-properties officeooo:rsid="0266ad86"/>
    </style:style>
    <style:style style:name="T371" style:family="text">
      <style:text-properties officeooo:rsid="0267e4a2"/>
    </style:style>
    <style:style style:name="T372" style:family="text">
      <style:text-properties officeooo:rsid="02695baa"/>
    </style:style>
    <style:style style:name="T373" style:family="text">
      <style:text-properties officeooo:rsid="026a2023"/>
    </style:style>
    <style:style style:name="T374" style:family="text">
      <style:text-properties officeooo:rsid="026a77c0"/>
    </style:style>
    <style:style style:name="T375" style:family="text">
      <style:text-properties officeooo:rsid="026d1f6a"/>
    </style:style>
    <style:style style:name="T376" style:family="text">
      <style:text-properties officeooo:rsid="026e1224"/>
    </style:style>
    <style:style style:name="T377" style:family="text">
      <style:text-properties officeooo:rsid="026efcf2"/>
    </style:style>
    <style:style style:name="T378" style:family="text">
      <style:text-properties officeooo:rsid="027397fe"/>
    </style:style>
    <style:style style:name="T379" style:family="text">
      <style:text-properties officeooo:rsid="02787c5d"/>
    </style:style>
    <style:style style:name="T380" style:family="text">
      <style:text-properties officeooo:rsid="027c3b59"/>
    </style:style>
    <style:style style:name="T381" style:family="text">
      <style:text-properties officeooo:rsid="027e1bf2"/>
    </style:style>
    <style:style style:name="T382" style:family="text">
      <style:text-properties officeooo:rsid="028007b5"/>
    </style:style>
    <style:style style:name="T383" style:family="text">
      <style:text-properties officeooo:rsid="0281f35e"/>
    </style:style>
    <style:style style:name="T384" style:family="text">
      <style:text-properties officeooo:rsid="02834502"/>
    </style:style>
    <style:style style:name="T385" style:family="text">
      <style:text-properties officeooo:rsid="0285723d"/>
    </style:style>
    <style:style style:name="T386" style:family="text">
      <style:text-properties officeooo:rsid="02863fad"/>
    </style:style>
    <style:style style:name="T387" style:family="text">
      <style:text-properties officeooo:rsid="02875f14"/>
    </style:style>
    <style:style style:name="T388" style:family="text">
      <style:text-properties officeooo:rsid="028a5cbb"/>
    </style:style>
    <style:style style:name="T389" style:family="text">
      <style:text-properties officeooo:rsid="028d8316"/>
    </style:style>
    <style:style style:name="T390" style:family="text">
      <style:text-properties officeooo:rsid="028e2dff"/>
    </style:style>
    <style:style style:name="T391" style:family="text">
      <style:text-properties officeooo:rsid="028e86a0"/>
    </style:style>
    <style:style style:name="T392" style:family="text">
      <style:text-properties officeooo:rsid="028fd267"/>
    </style:style>
    <style:style style:name="T393" style:family="text">
      <style:text-properties officeooo:rsid="02944568"/>
    </style:style>
    <style:style style:name="T394" style:family="text">
      <style:text-properties officeooo:rsid="0294beb6"/>
    </style:style>
    <style:style style:name="T395" style:family="text">
      <style:text-properties officeooo:rsid="02963729"/>
    </style:style>
    <style:style style:name="T396" style:family="text">
      <style:text-properties officeooo:rsid="02977f6c"/>
    </style:style>
    <style:style style:name="T397" style:family="text">
      <style:text-properties officeooo:rsid="029c9586"/>
    </style:style>
    <style:style style:name="T398" style:family="text">
      <style:text-properties officeooo:rsid="029db67a"/>
    </style:style>
    <style:style style:name="T399" style:family="text">
      <style:text-properties officeooo:rsid="029f58f7"/>
    </style:style>
    <style:style style:name="T400" style:family="text">
      <style:text-properties officeooo:rsid="029f5aab"/>
    </style:style>
    <style:style style:name="T401" style:family="text">
      <style:text-properties officeooo:rsid="02a0c596"/>
    </style:style>
    <style:style style:name="T402" style:family="text">
      <style:text-properties officeooo:rsid="02a28a93"/>
    </style:style>
    <style:style style:name="T403" style:family="text">
      <style:text-properties officeooo:rsid="02a4868c"/>
    </style:style>
    <style:style style:name="T404" style:family="text">
      <style:text-properties officeooo:rsid="02a4f209"/>
    </style:style>
    <style:style style:name="T405" style:family="text">
      <style:text-properties officeooo:rsid="02a4f6f2"/>
    </style:style>
    <style:style style:name="T406" style:family="text">
      <style:text-properties officeooo:rsid="02a69758"/>
    </style:style>
    <style:style style:name="T407" style:family="text">
      <style:text-properties officeooo:rsid="02a81951"/>
    </style:style>
    <style:style style:name="T408" style:family="text">
      <style:text-properties officeooo:rsid="02abfca2"/>
    </style:style>
    <style:style style:name="T409" style:family="text">
      <style:text-properties officeooo:rsid="02b01e74"/>
    </style:style>
    <style:style style:name="T410" style:family="text">
      <style:text-properties officeooo:rsid="02b0ff3d"/>
    </style:style>
    <style:style style:name="T411" style:family="text">
      <style:text-properties officeooo:rsid="02b28995"/>
    </style:style>
    <style:style style:name="T412" style:family="text">
      <style:text-properties officeooo:rsid="02b3791a"/>
    </style:style>
    <style:style style:name="T413" style:family="text">
      <style:text-properties officeooo:rsid="02b4951f"/>
    </style:style>
    <style:style style:name="T414" style:family="text">
      <style:text-properties officeooo:rsid="02b61e29"/>
    </style:style>
    <style:style style:name="T415" style:family="text">
      <style:text-properties officeooo:rsid="02b7a156"/>
    </style:style>
    <style:style style:name="T416" style:family="text">
      <style:text-properties officeooo:rsid="02b931eb"/>
    </style:style>
    <style:style style:name="T417" style:family="text">
      <style:text-properties officeooo:rsid="02b94258"/>
    </style:style>
    <style:style style:name="T418" style:family="text">
      <style:text-properties officeooo:rsid="02bccba5"/>
    </style:style>
    <style:style style:name="T419" style:family="text">
      <style:text-properties officeooo:rsid="02bdbdf3"/>
    </style:style>
    <style:style style:name="T420" style:family="text">
      <style:text-properties officeooo:rsid="02c41073"/>
    </style:style>
    <style:style style:name="T421" style:family="text">
      <style:text-properties officeooo:rsid="02c4f107"/>
    </style:style>
    <style:style style:name="T422" style:family="text">
      <style:text-properties officeooo:rsid="02ca7df0"/>
    </style:style>
    <style:style style:name="T423" style:family="text">
      <style:text-properties officeooo:rsid="02cf9bba"/>
    </style:style>
    <style:style style:name="T424" style:family="text">
      <style:text-properties officeooo:rsid="02d36397"/>
    </style:style>
    <style:style style:name="T425" style:family="text">
      <style:text-properties officeooo:rsid="02d49aea"/>
    </style:style>
    <style:style style:name="T426" style:family="text">
      <style:text-properties officeooo:rsid="02e1a7f8"/>
    </style:style>
    <style:style style:name="T427" style:family="text">
      <style:text-properties officeooo:rsid="02e7542c"/>
    </style:style>
    <style:style style:name="T428" style:family="text">
      <style:text-properties officeooo:rsid="02eabb3e"/>
    </style:style>
    <style:style style:name="T429" style:family="text">
      <style:text-properties officeooo:rsid="02ef6c00"/>
    </style:style>
    <style:style style:name="T430" style:family="text">
      <style:text-properties officeooo:rsid="02f220c7"/>
    </style:style>
    <style:style style:name="T431" style:family="text">
      <style:text-properties officeooo:rsid="02f29467"/>
    </style:style>
    <style:style style:name="T432" style:family="text">
      <style:text-properties officeooo:rsid="02f58a32"/>
    </style:style>
    <style:style style:name="T433" style:family="text">
      <style:text-properties officeooo:rsid="02f5aee6"/>
    </style:style>
    <style:style style:name="T434" style:family="text">
      <style:text-properties officeooo:rsid="02f6d9a3"/>
    </style:style>
    <style:style style:name="T435" style:family="text">
      <style:text-properties officeooo:rsid="02f70eab"/>
    </style:style>
    <style:style style:name="T436" style:family="text">
      <style:text-properties officeooo:rsid="02fa6aaa"/>
    </style:style>
    <style:style style:name="T437" style:family="text">
      <style:text-properties officeooo:rsid="02fc2182"/>
    </style:style>
    <style:style style:name="T438" style:family="text">
      <style:text-properties officeooo:rsid="02fd87c6"/>
    </style:style>
    <style:style style:name="T439" style:family="text">
      <style:text-properties officeooo:rsid="02ff6352"/>
    </style:style>
    <style:style style:name="T440" style:family="text">
      <style:text-properties officeooo:rsid="03030b15"/>
    </style:style>
    <style:style style:name="T441" style:family="text">
      <style:text-properties officeooo:rsid="03082a6e"/>
    </style:style>
    <style:style style:name="T442" style:family="text">
      <style:text-properties officeooo:rsid="031137a8"/>
    </style:style>
    <style:style style:name="T443" style:family="text">
      <style:text-properties officeooo:rsid="0311917c"/>
    </style:style>
    <style:style style:name="T444" style:family="text">
      <style:text-properties officeooo:rsid="03167739"/>
    </style:style>
    <style:style style:name="T445" style:family="text">
      <style:text-properties officeooo:rsid="031db999"/>
    </style:style>
    <style:style style:name="T446" style:family="text">
      <style:text-properties officeooo:rsid="032373dd"/>
    </style:style>
    <style:style style:name="T447" style:family="text">
      <style:text-properties officeooo:rsid="03277a19"/>
    </style:style>
    <style:style style:name="T448" style:family="text">
      <style:text-properties officeooo:rsid="032f4f65"/>
    </style:style>
    <style:style style:name="T449" style:family="text">
      <style:text-properties officeooo:rsid="0337b09a"/>
    </style:style>
    <style:style style:name="T450" style:family="text">
      <style:text-properties officeooo:rsid="0341d63f"/>
    </style:style>
    <style:style style:name="T451" style:family="text">
      <style:text-properties officeooo:rsid="0343b02c"/>
    </style:style>
    <style:style style:name="T452" style:family="text">
      <style:text-properties officeooo:rsid="0344a510"/>
    </style:style>
    <style:style style:name="T453" style:family="text">
      <style:text-properties officeooo:rsid="0346a1a5"/>
    </style:style>
    <style:style style:name="T454" style:family="text">
      <style:text-properties officeooo:rsid="0348796d"/>
    </style:style>
    <style:style style:name="T455" style:family="text">
      <style:text-properties officeooo:rsid="034da35c"/>
    </style:style>
    <style:style style:name="T456" style:family="text">
      <style:text-properties officeooo:rsid="03523509"/>
    </style:style>
    <style:style style:name="T457" style:family="text">
      <style:text-properties officeooo:rsid="0354298b"/>
    </style:style>
    <style:style style:name="T458" style:family="text">
      <style:text-properties officeooo:rsid="0355a1f7"/>
    </style:style>
    <style:style style:name="T459" style:family="text">
      <style:text-properties officeooo:rsid="035787d4"/>
    </style:style>
    <style:style style:name="T460" style:family="text">
      <style:text-properties officeooo:rsid="035851bc"/>
    </style:style>
    <style:style style:name="T461" style:family="text">
      <style:text-properties officeooo:rsid="035994a6"/>
    </style:style>
    <style:style style:name="T462" style:family="text">
      <style:text-properties officeooo:rsid="035c3a16"/>
    </style:style>
    <style:style style:name="T463" style:family="text">
      <style:text-properties officeooo:rsid="035c6dff"/>
    </style:style>
    <style:style style:name="T464" style:family="text">
      <style:text-properties officeooo:rsid="03602fe8"/>
    </style:style>
    <style:style style:name="T465" style:family="text">
      <style:text-properties officeooo:rsid="0361c399"/>
    </style:style>
    <style:style style:name="T466" style:family="text">
      <style:text-properties officeooo:rsid="0363d529"/>
    </style:style>
    <style:style style:name="T467" style:family="text">
      <style:text-properties officeooo:rsid="000904c3"/>
    </style:style>
    <style:style style:name="T468" style:family="text">
      <style:text-properties officeooo:rsid="03683828"/>
    </style:style>
    <style:style style:name="T469" style:family="text">
      <style:text-properties officeooo:rsid="0369927f"/>
    </style:style>
    <style:style style:name="T470" style:family="text">
      <style:text-properties officeooo:rsid="036a3650"/>
    </style:style>
    <style:style style:name="T471" style:family="text">
      <style:text-properties officeooo:rsid="036b2d40"/>
    </style:style>
    <style:style style:name="T472" style:family="text">
      <style:text-properties officeooo:rsid="036f8ce9"/>
    </style:style>
    <style:style style:name="T473" style:family="text">
      <style:text-properties officeooo:rsid="036fb850"/>
    </style:style>
    <style:style style:name="T474" style:family="text">
      <style:text-properties officeooo:rsid="0371a489"/>
    </style:style>
    <style:style style:name="T475" style:family="text">
      <style:text-properties officeooo:rsid="0371ef3f"/>
    </style:style>
    <style:style style:name="T476" style:family="text">
      <style:text-properties officeooo:rsid="03757b66"/>
    </style:style>
    <style:style style:name="T477" style:family="text">
      <style:text-properties officeooo:rsid="03758bf3"/>
    </style:style>
    <style:style style:name="T478" style:family="text">
      <style:text-properties officeooo:rsid="0378e57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Introduction</text:p>
      <text:p text:style-name="P24">Welcome to Enginaator 2019 electronics engineering competition. This is the <text:span text:style-name="T358">electronics stamina</text:span> task – build an alarm clock. <text:span text:style-name="T358">We at Artec Design have built you a development kit. </text:span>This kit contains the PCB, components and documentation required for this task. <text:span text:style-name="T16">The kit is yours – you can keep it after the competition.</text:span></text:p>
      <text:p text:style-name="P24">The rules of the competition:</text:p>
      <text:list xml:id="list1671123451" text:style-name="L1">
        <text:list-item>
          <text:p text:style-name="P226">All of the components needed for this task are included in the package. <text:span text:style-name="T19">Do not use any additional components</text:span> sourced elsewhere. <text:span text:style-name="T303">You may use your own tools.</text:span></text:p>
        </text:list-item>
        <text:list-item>
          <text:p text:style-name="P226">You are encouraged to use all the information available to you. Google is your friend.</text:p>
        </text:list-item>
        <text:list-item>
          <text:p text:style-name="P226"><text:span text:style-name="T304">You are</text:span> not allowed to use any external help. <text:span text:style-name="T19">You may </text:span><text:span text:style-name="T66">not</text:span><text:span text:style-name="T119"> </text:span><text:span text:style-name="T19">ask any questions or </text:span><text:span text:style-name="T31">have</text:span><text:span text:style-name="T19"> anybody </text:span><text:span text:style-name="T31">else not part of your team do any work for this project</text:span>. You <text:span text:style-name="T64">are allowed</text:span> to read any information already present, <text:span text:style-name="T123">but not information that gets created because you asked</text:span>.</text:p>
        </text:list-item>
        <text:list-item>
          <text:p text:style-name="P225"><text:span text:style-name="T19">You must write all of the code yourself.</text:span> Only exception<text:span text:style-name="T159">s</text:span> <text:span text:style-name="T159">are</text:span> the microcontroller HAL library provided by ST <text:span text:style-name="T159">and pieces of code in this document</text:span>. <text:span text:style-name="T19">Do not use any </text:span><text:span text:style-name="T44">other </text:span><text:span text:style-name="T19">libraries</text:span>. Do not copy-paste from internet or other sources. <text:span text:style-name="T124">Y</text:span>ou are encouraged to research existing code on the net, just do not copy it.</text:p>
        </text:list-item>
        <text:list-item>
          <text:p text:style-name="P226">The tools needed to complete the task are provided by the organizers. Some tools (ie oscilloscopes etc.) are shared by teams. For shared tools, do not monopolize them; let the other teams use them too.</text:p>
        </text:list-item>
        <text:list-item>
          <text:p text:style-name="P227">Listen for the judges advice and commands.</text:p>
        </text:list-item>
      </text:list>
      <text:p text:style-name="P28">The assignment is divided into multiple smaller tasks. Check for the scoring of the tasks, your aim is to get the highest <text:span text:style-name="T125">total </text:span>score <text:span text:style-name="T476">(scoring summary is at the end of this document)</text:span>. <text:span text:style-name="T129">If you mess up a part of the stuff, you still can work on other tasks and get some points. This is not all-or-nothing competition. The jury may award you partial points for a task, if the requirements are partially met.</text:span></text:p>
      <text:p text:style-name="P27">This is a competition; the complexity of the tasks is deliberately quite high. Time is <text:span text:style-name="T362">very </text:span>limited and the organizers do not assume that you complete all of the tasks during the given time – <text:span text:style-name="T359">o</text:span>n the contrary – we <text:span text:style-name="T361">hope</text:span> that you complete about a half <text:span text:style-name="T360">of the tasks</text:span>. Choose wisely, what you are going to develop. Plan the order of operations, so that your teammates would not wait for one person completing a task.</text:p>
      <text:p text:style-name="P25">The <text:span text:style-name="T16">competition is intended for teams of 4 people. For the best result, a good teamwork is needed. All members should contribute to the work and the tasks should be given to the most suitable person.</text:span></text:p>
      <text:p text:style-name="P26">Once the time is over, <text:span text:style-name="T19">you hand over your </text:span><text:span text:style-name="T32">device</text:span><text:span text:style-name="T54"> </text:span><text:span text:style-name="T58">and </text:span><text:span text:style-name="T40">USB flash drive</text:span><text:span text:style-name="T32">.</text:span><text:span text:style-name="T54"> </text:span><text:span text:style-name="T57">Y</text:span><text:span text:style-name="T55">ou’ll get </text:span><text:span text:style-name="T58">your device</text:span><text:span text:style-name="T55"> back after </text:span><text:span text:style-name="T58">the </text:span><text:span text:style-name="T56">review</text:span><text:span text:style-name="T92">. The USB drive shall contain your source code and answers to written tasks, </text:span><text:span text:style-name="T73">the list is provided at the end of this document</text:span><text:span text:style-name="T92">. Afterwards</text:span>, all teams are individually asked to present your work in front of the judges.</text:p>
      <text:p text:style-name="P30">All of the components used for the task have public datasheets on the web, <text:span text:style-name="T461">copies of most of these shall be on the USB drive</text:span>. These <text:span text:style-name="T363">documents </text:span>contain <text:span text:style-name="T363">all </text:span>the information about them – what they are, how they work, what the pinout is and how the chip is marked. Find the information and read it. <text:span text:style-name="T126">We know that you haven’t used these things before – now it’s time to learn.</text:span></text:p>
      <text:p text:style-name="P100">If you believe there is a mistake or something shall be explained better, ask the judges. If we find your question appropriate, we will answer it publicly for all teams.</text:p>
      <text:p text:style-name="P101">This project is Open Source Hardware. The PCB design files are provided to you <text:span text:style-name="T461">on the USB drive </text:span>and will be published at Artec Design’s Github repository <text:s/><text:span text:style-name="T461">after the competition</text:span>.</text:p>
      <text:p text:style-name="P70"/>
      <text:p text:style-name="P53">Good luck! <text:span text:style-name="T289">Design</text:span> the best product!</text:p>
      <text:p text:style-name="P128">Safety and soldering</text:p>
      <text:p text:style-name="P26">The work for this task includes soldering. To avoid burning yourself, others or items, please read this paragraph.</text:p>
      <text:list xml:id="list795535406" text:style-name="L2">
        <text:list-item>
          <text:p text:style-name="P228"><text:span text:style-name="T19">Switch off </text:span>the soldering iron when you are not using it. Having unsupervised hot items around is a hazard. Also, the soldering iron tip oxydizes when hot, so switching off will preserve the life of the tip. <text:span text:style-name="T127">A soldering iron with oxydized tip does not solder well.</text:span></text:p>
        </text:list-item>
        <text:list-item>
          <text:p text:style-name="P228"><text:span text:style-name="T19">A hot and a cold soldering iron look the same</text:span>. Never assume that the soldering iron is cool before you check it. Do not grab the hot end of the soldering iron even if you <text:span text:style-name="T128">assume</text:span> it is <text:span text:style-name="T128">not hot</text:span>. <text:span text:style-name="T17">Do not try to catch a falling soldering iron mid-air, pick it up after it has landed on the floor.</text:span></text:p>
        </text:list-item>
        <text:list-item>
          <text:p text:style-name="P230"><text:span text:style-name="T19">Keep your workspace around the soldering iron clean.</text:span> Cables, tools and other items nearby may get accidentally burned.</text:p>
        </text:list-item>
        <text:list-item>
          <text:p text:style-name="P228">Soldering makes things hot. <text:span text:style-name="T45">(</text:span>That is the point of it<text:span text:style-name="T45">)</text:span> <text:span text:style-name="T19">Do not hold metallic items </text:span><text:span text:style-name="T33">that </text:span><text:span text:style-name="T19">you are soldering </text:span><text:span text:style-name="T34">with your fingers</text:span>, you may burn your fingers. There are <text:span text:style-name="T19">tweezers</text:span> to hold things. <text:span text:style-name="T364">(</text:span>Or hold <text:span text:style-name="T18">on to items </text:span>further away <text:span text:style-name="T364">or from non-metallic parts)</text:span>.</text:p>
        </text:list-item>
        <text:list-item>
          <text:p text:style-name="P228">Electronic components do not tolerate excessive heat. Things may melt, <text:span text:style-name="T365">die from overtemperature internally</text:span> or otherwise get broken. <text:span text:style-name="T19">Keep the heating to minimum.</text:span> Heat up, add solder and quickly remove soldering iron.</text:p>
        </text:list-item>
        <text:list-item>
          <text:p text:style-name="P231"><text:span text:style-name="T19">Do not solder when the device power is on!</text:span> <text:span text:style-name="T60">Always unplug the USB cable</text:span> before touching anything with soldering iron <text:span text:style-name="T365">to avoid ESD damage</text:span>!</text:p>
        </text:list-item>
        <text:list-item>
          <text:p text:style-name="P229"><text:span text:style-name="T19">Keep the tip of the soldering iron tin-coated.</text:span> Solder on the tip conducts heat; a dry soldering iron tip does not work well. There is a wet sponge or <text:span text:style-name="T152">brass</text:span> wool to clean the tip. <text:span text:style-name="T150">In case of orange sponge, it must be </text:span><text:span text:style-name="T74">moist</text:span><text:span text:style-name="T150"> (go and make it moist at the tap if it is not).</text:span> When the <text:span text:style-name="T151">soldering iron </text:span>tip has contaminants on it (black burned stuff), wipe it on sponge or <text:span text:style-name="T152">brass </text:span>wool and immediately apply new solder on the tip.</text:p>
        </text:list-item>
        <text:list-item>
          <text:p text:style-name="P230"><text:span text:style-name="T19">Add solder to the component</text:span>, not to the <text:span text:style-name="T78">soldering iron </text:span>tip. The best practice is that you <text:span text:style-name="T366">heat</text:span> the location you want to solder (component lead and PCB pad) with the soldering iron and then add solder to the component lead or PCB pad with <text:span text:style-name="T367">your</text:span> other hand. Do not try to transport the solder using the soldering iron tip to the <text:span text:style-name="T79">soldering </text:span>location, it will oxydize while hot and may cause bad solder joints. Keep the tip <text:span text:style-name="T80">thinly </text:span>covered with solder, <text:span text:style-name="T80">but </text:span>do not have a <text:span text:style-name="T80">large </text:span>blob hanging on it.</text:p>
        </text:list-item>
        <text:list-item>
          <text:p text:style-name="P232">Check that you solder the <text:span text:style-name="T45">components on the board</text:span> <text:span text:style-name="T19">the right way around </text:span><text:span text:style-name="T46">and</text:span><text:span text:style-name="T19"> on the correct side </text:span>of the board! <text:span text:style-name="T160">Each item goes on that side of PCB where its designator is printed (for example, “J11”). </text:span>On the PCB, pin 1 is indicated on the white silkscreen print. <text:span text:style-name="T368">For</text:span> larger components, <text:span text:style-name="T19">pad for pin 1 has rectangular shape</text:span>, others are round. <text:span text:style-name="T369">All the </text:span>chips <text:span text:style-name="T161">should </text:span>have marking <text:span text:style-name="T161">near </text:span><text:span text:style-name="T46">pin 1. </text:span><text:span text:style-name="T47">If you are unsure, download the datasheet and </text:span><text:span text:style-name="T48">check the documentation, </text:span><text:span text:style-name="T52">how pin 1 is marked</text:span><text:span text:style-name="T47">!</text:span></text:p>
        </text:list-item>
        <text:list-item>
          <text:p text:style-name="P233"><text:span text:style-name="T46">There is </text:span><text:span text:style-name="T19">soldering flux</text:span> at your disposal. Flux is a gel, that keeps the things from oxydizing. This makes the solder flow better and smoother. The solder wire itself contains some flux (fluxcore), so the additional flux is <text:span text:style-name="T162">usually </text:span>not needed for larger items. For smaller surface mount things, <text:span text:style-name="T163">adding</text:span> <text:span text:style-name="T163">extra</text:span> flux makes <text:span text:style-name="T164">soldering</text:span> easier. <text:span text:style-name="T477">Flux residue can be removed with cleaning spray.</text:span></text:p>
        </text:list-item>
        <text:list-item>
          <text:p text:style-name="P234">There is <text:span text:style-name="T19">soldering wick </text:span>at your disposal (the copper thing looking like braided wire). This can be used to remove excessive solder or to un-solder things (this may be quite tricky). First, cut off <text:span text:style-name="T167">the already</text:span> used part of the wick if it has been used. Put the end of the soldering wick <text:span text:style-name="T165">on the pad with unneeded solder</text:span>. Heat the wick with soldering iron and it will wick in the solder. Then remove the wick and soldering iron <text:span text:style-name="T166">at the same time</text:span> (otherwise the wick may stick to the piece).</text:p>
        </text:list-item>
        <text:list-item>
          <text:p text:style-name="P235">There is <text:span text:style-name="T19">wire </text:span>at your disposal. It is there for you to do repairs on the board. If you rip a pad or a track of<text:span text:style-name="T370">f</text:span> the board, you can try to fix it by <text:span text:style-name="T371">making the connection with wire.</text:span></text:p>
        </text:list-item>
      </text:list>
      <text:p text:style-name="P129">Surface mount soldering</text:p>
      <text:p text:style-name="P29">Tasks 5 and 6 contain surface mount soldering. Here are some <text:span text:style-name="T153">hints</text:span> <text:span text:style-name="T76">to succeed</text:span>:</text:p>
      <text:list xml:id="list103640666148471" text:continue-numbering="true" text:style-name="L2">
        <text:list-item>
          <text:p text:style-name="P235"><text:span text:style-name="T19">Clean</text:span> the tip of the soldering iron and apply a very thin layer of tin on it.</text:p>
        </text:list-item>
        <text:list-item>
          <text:p text:style-name="P233"><text:span text:style-name="T41">T</text:span><text:span text:style-name="T19">in</text:span> <text:span text:style-name="T60">one</text:span> of the pads on the board. For bigger <text:span text:style-name="T308">components</text:span>, <text:span text:style-name="T45">this shall be one corner pad</text:span>. (If you have already messed around, remove solder from all of the pads but one)</text:p>
        </text:list-item>
        <text:list-item>
          <text:p text:style-name="P233">Add some <text:span text:style-name="T19">flux</text:span> on the pads on the board. For example using a toothpick or other sharp-tipped object. <text:span text:style-name="T45">Having the solder flow under a layer of flux makes things so much easier.</text:span></text:p>
        </text:list-item>
        <text:list-item>
          <text:p text:style-name="P233"><text:span text:style-name="T19">Grab</text:span> the part with tweezers and locate it where it goes.</text:p>
        </text:list-item>
        <text:list-item>
          <text:p text:style-name="P235">Apply some <text:span text:style-name="T19">heat</text:span> with soldering iron on <text:span text:style-name="T154">the </text:span>pin <text:span text:style-name="T372">which has the tinned pad</text:span>. The <text:span text:style-name="T373">pin</text:span> shall sink into the solder and lie flat on the board.</text:p>
        </text:list-item>
        <text:list-item>
          <text:p text:style-name="P235">Now the part <text:span text:style-name="T374">is supposed</text:span> be fixed to the board. Put down tweezers, grab the solder wire to the other hand.</text:p>
        </text:list-item>
        <text:list-item>
          <text:p text:style-name="P235"><text:span text:style-name="T19">Solder</text:span> the opposite corner pad.</text:p>
        </text:list-item>
        <text:list-item>
          <text:p text:style-name="P235">Solder the rest of the pads.</text:p>
        </text:list-item>
      </text:list>
      <text:p text:style-name="P88">If you have enough flux and not too much solder, you can touch multiple pins at once with soldering iron and drag away from the chip, <text:span text:style-name="T309">the tip of the iron does not have to be needle-sharp</text:span>. The pins get soldered and you do not get any shorts. <text:span text:style-name="T310">The prototype was soldered using only a single 1.8mm chisel tip soldering iron.</text:span></text:p>
      <text:p text:style-name="P30">If you get a blob of solder on the board, that <text:span text:style-name="T155">short-circuits</text:span> multiple p<text:span text:style-name="T462">ins</text:span> or otherwise needs to be removed, use the soldering wick. First, add flux; this will help the wick to work. <text:span text:style-name="T76">Then remove the blob with wick. Finally re-solder the area correctly.</text:span></text:p>
      <text:p text:style-name="P86">The schematics of tasks 5,6 contain a ferrite bead (FB) at the power wire. Solder <text:span text:style-name="T463">the ferrite bead</text:span> after everything else; it can be left unplaced or removed if the soldering is so messed up that it would short the power supply.</text:p>
      <text:p text:style-name="P87">There are extra SMD passive components. If you loose or break one, you have replacement.</text:p>
      <text:p text:style-name="P87">The passive components can be distinguished by color: <text:span text:style-name="T19">resistors are black, capacitors are yellow and ferrite beads are gray</text:span>. We have only one value for each <text:span text:style-name="T463">type</text:span>, so you do not need to distinguish between values. <text:span text:style-name="T455">The packaging tape is marked with color on reverse side by us: </text:span><text:span text:style-name="T59">resistor packaging has </text:span><text:span text:style-name="T39">black stripe, </text:span><text:span text:style-name="T59">capacitor packaging has </text:span><text:span text:style-name="T39">red stripe </text:span><text:span text:style-name="T59">and ferrite bead packaging has </text:span><text:span text:style-name="T39">green stripe.</text:span></text:p>
      <text:h text:style-name="P194" text:outline-level="1">Microcontroller <text:span text:style-name="T5">module bring-up</text:span></text:h>
      <text:p text:style-name="P19">This task of the project gets you familiarized with the hardware. You will install the tools and get some basic functionality running.</text:p>
      <text:p text:style-name="P23">The kit comes supplied with <text:span text:style-name="T19">STM32F031K6 </text:span><text:span text:style-name="T46">microcontroller module</text:span>. The microcontroller on the module is a 32-bit ARM Cortex-M0 based controller having 4kB SRAM and 32kB flash memory, operating up to 48MHz.</text:p>
      <text:p text:style-name="P23">For this project, it is required to use <text:span text:style-name="T19">Atollic TrueStudio</text:span><text:span text:style-name="T46">. </text:span><text:span text:style-name="T51">For pin-muxing and peripheral setup you are required to use </text:span><text:span text:style-name="T20">STM32CubeMX</text:span><text:span text:style-name="T51">.</text:span></text:p>
      <text:p text:style-name="P23">Additional information about the microcontroller can be found on ST<text:span text:style-name="T77">Microelectronics</text:span> web site. The information <text:span text:style-name="T77">you may need </text:span>is divided into multiple documents:</text:p>
      <text:list xml:id="list1017437011" text:style-name="L3">
        <text:list-item>
          <text:p text:style-name="P236"><text:span text:style-name="T19">UM1727</text:span>: Module <text:span text:style-name="T466">getting started guide</text:span>.</text:p>
        </text:list-item>
        <text:list-item>
          <text:p text:style-name="P238"><text:span text:style-name="T19">UM1956</text:span>: Module <text:span text:style-name="T467">user manual.</text:span></text:p>
        </text:list-item>
        <text:list-item>
          <text:p text:style-name="P237"><text:span text:style-name="T19">STM32F031K6 </text:span><text:span text:style-name="T42">d</text:span><text:span text:style-name="T19">atasheet</text:span>: <text:span text:style-name="T465">Microc</text:span>ontroller chip hardware-related documentation (pinout, voltages, timings etc).</text:p>
        </text:list-item>
        <text:list-item>
          <text:p text:style-name="P236"><text:span text:style-name="T42">RM0091 </text:span><text:span text:style-name="T19">Reference Manual</text:span>: Programming-related documentation (peripheral descriptions, registers etc).</text:p>
        </text:list-item>
      </text:list>
      <text:h text:style-name="P195" text:outline-level="2">Install <text:span text:style-name="T80">software</text:span></text:h>
      <text:p text:style-name="Extra">This project is designed to be developed using Atollic TrueStudio. TrueStudio is a professional IDE, that <text:span text:style-name="T335">was recently released as</text:span> free to use on ST microcontrollers. TrueStudio is used to develop the firmware, load it into the device and debug the running code.</text:p>
      <text:p text:style-name="Extra">In addition <text:span text:style-name="T336">to that</text:span>, you are using STM32CubeMX to configure the chip and generate project file for TrueStudio. It is <text:span text:style-name="T131">a </text:span>very useful <text:span text:style-name="T131">tool </text:span>to plan the usage of the microcontroller internal peripherals and <text:span text:style-name="T131">the </text:span>mux<text:span text:style-name="T131">ing</text:span> <text:span text:style-name="T131">of peripheral signals</text:span> to microcontroller pins. <text:span text:style-name="T337">By using this tool and STM32 HAL library, you do not need to write code to directly access hardware registers (although you may if you want to). Using intermediate libraries such as HAL in actual projects may be not always the best choice, but for quick prototyping, they spare you a lot of development time.</text:span></text:p>
      <text:p text:style-name="P181">The STM32CubeMX requires Java to be installed on system. Install jre (Java Runtime Environment) in case you do not have it.</text:p>
      <text:p text:style-name="P182">For this project, STM32CubeMX need<text:span text:style-name="T464">s</text:span> “STM32Cube MCU package for STM32F0 <text:span text:style-name="T464">Series”</text:span>. If you have internet connection, it will be downloaded when needed. Alternatively, we have provided the zip to you. You can import it via Help → Manage Embedded Software Packages → click From Local.</text:p>
      <text:p text:style-name="P180">To display the debug information sent via USB-serial port, you need a <text:span text:style-name="T376">serial port </text:span>terminal emulator program. Install your favorite if you already do not have one installed. For example, TeraTerm.</text:p>
      <text:list xml:id="list187415323" text:style-name="L4">
        <text:list-item>
          <text:p text:style-name="P249">Install <text:span text:style-name="T19">Java Runtime Environment</text:span> in case you do not have it already.</text:p>
        </text:list-item>
        <text:list-item>
          <text:p text:style-name="P248"><text:span text:style-name="T377">I</text:span>nstall <text:span text:style-name="T375">a </text:span><text:span text:style-name="T19">terminal emulator</text:span> application.</text:p>
        </text:list-item>
        <text:list-item>
          <text:p text:style-name="P247"><text:span text:style-name="T377">I</text:span>nstall <text:span text:style-name="T43">Atollic </text:span><text:span text:style-name="T19">TrueStudio</text:span>.</text:p>
        </text:list-item>
        <text:list-item>
          <text:p text:style-name="P247"><text:span text:style-name="T377">I</text:span>nstall <text:span text:style-name="T19">STM32CubeMX</text:span>.</text:p>
        </text:list-item>
        <text:list-item>
          <text:p text:style-name="P249">Import <text:span text:style-name="T19">STM32Cube MCU Package for STM32F0 series</text:span>.</text:p>
        </text:list-item>
      </text:list>
      <text:h text:style-name="P196" text:outline-level="2"/>
      <text:h text:style-name="P224" text:outline-level="2"><text:bookmark-start text:name="__RefHeading___Toc6045_3345378216"/>CubeMX project<text:bookmark-end text:name="__RefHeading___Toc6045_3345378216"/></text:h>
      <text:p text:style-name="Text_20_body"><text:span text:style-name="T7">C</text:span>reate the STM32Cube project with correct module:</text:p>
      <text:list xml:id="list4064592745" text:style-name="L5">
        <text:list-item>
          <text:p text:style-name="P250">Click “Access to Board Selector”.</text:p>
        </text:list-item>
        <text:list-item>
          <text:p text:style-name="P250">Open “Type” submenu at left side and select “Nucleo32”.</text:p>
        </text:list-item>
        <text:list-item>
          <text:p text:style-name="P250">Select NUCLEO-F031K6 at bottom menu.</text:p>
        </text:list-item>
        <text:list-item>
          <text:p text:style-name="P250">Click “Start Project” at top right corner.</text:p>
        </text:list-item>
        <text:list-item>
          <text:p text:style-name="P251">Click “No” on “Init<text:span text:style-name="T338">ialize default peripherals”.</text:span></text:p>
        </text:list-item>
      </text:list>
      <text:p text:style-name="P19"><text:span text:style-name="T168">You get the project window.</text:span> <text:span text:style-name="T168">T</text:span>he MCU <text:span text:style-name="T7">chip (STM32F031K6T6) view </text:span>is shown on the screen. A couple of pins are already configured, these are the internal connections of nucleo-32 module. <text:span text:style-name="T8">Do not change the configuration of these.</text:span></text:p>
      <text:p text:style-name="P19">The STM32CubeMX tool will be used during this project to configure the pins and peripherals to suit your needs. The microcontroller has lots of functionality inside, but not so many pins exiting the chip. To overcome this limitation, the microcontroller has configurable multiplexers <text:span text:style-name="T9">(switches) </text:span>on the pins, the pin can be connected to one of many internal connections. Each internal connection can <text:span text:style-name="T9">only </text:span>be connected to a couple of pins, so care must be taken to be able to connect up all functions <text:span text:style-name="T9">you need</text:span>. This process of configuring the pin multiplexers is called pin planning.</text:p>
      <text:p text:style-name="P19">The CubeMX tool shows the <text:span text:style-name="T169">view of the </text:span>microcontroller chip, that is on the Nucleo-32 board <text:span text:style-name="T170">(U2)</text:span>. Most of the pins of the microcontroller are wired to the pin headers <text:span text:style-name="T171">on the sides </text:span>of the module and from there will connect to the project board <text:span text:style-name="T172">at</text:span> J<text:span text:style-name="T173">S11</text:span> and J<text:span text:style-name="T173">S12 (see board schematics PDF)</text:span>. The project board has these microcontroller pins connected <text:span text:style-name="T174">only </text:span>to pin headers J11 and J12. The project board comes supplied with jumper wires. <text:span text:style-name="T175">It is your task to </text:span>connect <text:span text:style-name="T175">J12 and J12 </text:span>pins to the rest of the schematics <text:span text:style-name="T175">using the jumper wires</text:span>. <text:span text:style-name="T35">Not all microcontroller pins are usable</text:span><text:span text:style-name="T378"> and there are some parallel-connected pins, only one of these can be used! Check the board schematic for details! At the end, you’ll probably use almost all of the pins, so plan them wisely.</text:span></text:p>
      <text:p text:style-name="P55">The microcontroller contains a number of peripherals (SPI, UART, timers, etc.); there may be multiple ones of same type. Before using them, check for the differences. For example, the timers are not the same and <text:span text:style-name="T98">you may need some specific features for some tasks. Also, multiple peripherals may conflict using the same pins on the chip, so you may have to shuffle things around to fit all your functionality.</text:span></text:p>
      <text:h text:style-name="P197" text:outline-level="2">Blink the LED</text:h>
      <text:p text:style-name="P19">The Nucleo-32 module has an on-board LED connected to PB3 pin of the microcontroller. For this exercise, the module does not have to be inserted into the project board, just the bare module is needed.</text:p>
      <text:list xml:id="list3308775413" text:style-name="L6">
        <text:list-item>
          <text:p text:style-name="P252"><text:span text:style-name="T23">S</text:span><text:span text:style-name="T19">ave </text:span>the CubeMX project <text:span text:style-name="T10">using the “File” menu at the top</text:span>. <text:span text:style-name="T134">(Create a new folder for the project beforehand).</text:span> <text:span text:style-name="T11">Saving</text:span> will trigger downloading of additional packages <text:span text:style-name="T11">if they are not already present</text:span>.</text:p>
        </text:list-item>
        <text:list-item>
          <text:p text:style-name="P252"><text:span text:style-name="T133">M</text:span>ap the PB3 pin as GPIO output. To do that, click on <text:span text:style-name="T6">PB3 of the chip and select </text:span><text:span text:style-name="T24">“GPIO_Output”</text:span><text:span text:style-name="T6"> from the drop down menu. Right-click the pin and set up its </text:span><text:span text:style-name="T24">user label</text:span><text:span text:style-name="T6"> as “LED”.</text:span></text:p>
        </text:list-item>
        <text:list-item>
          <text:p text:style-name="P252">For further configuration options <text:span text:style-name="T135">of that pin</text:span>, click on <text:span text:style-name="T19">“GPIO”</text:span> peripheral located in “System Core” section of the left side menu. At the <text:span text:style-name="T19">“GPIO Mode and Configuration”</text:span> dialog <text:span text:style-name="T136">at the top middle</text:span>, click on “PB3”. Now the bottom <text:span text:style-name="T176">middle </text:span>part of the screen can be used to perform further configuration. At this point, we leave everything to defaults (Output push-pull, no pull-up, no pull-down, low speed).</text:p>
        </text:list-item>
        <text:list-item>
          <text:p text:style-name="P253">Before we generate the project, there are some additional settings to set up. Click on <text:span text:style-name="T19">“Project Manager”</text:span> at the top. Select “TrueStudio” as “Toolchain/IDE”. </text:p>
        </text:list-item>
        <text:list-item>
          <text:p text:style-name="P254"><text:soft-page-break/>Click the <text:span text:style-name="T19">“Generate Code”</text:span> button at the top.</text:p>
        </text:list-item>
        <text:list-item>
          <text:p text:style-name="P252">Now that the project is generated, start up TrueStudio. Eclipse-based IDEs use a concept of workspaces. Each workspace can hold multiple projects and stores the configuration of the tool. On start, the user is prompted to select a <text:span text:style-name="T19">workspace</text:span>. Accept the dialog, it will create one. <text:span text:style-name="T137">For other future projects, you can create additional workspaces to start at a clean page.</text:span></text:p>
        </text:list-item>
        <text:list-item>
          <text:p text:style-name="P252">Import the generated project to workspace. <text:span text:style-name="T137">C</text:span>lick <text:span text:style-name="T19">“Open Projects from File System”</text:span> from “File” menu. <text:span text:style-name="T137">Press the “Directory” button and browse the directory containing “.project” file, under the CubeMX project folder.</text:span></text:p>
        </text:list-item>
        <text:list-item>
          <text:p text:style-name="P252">Open the <text:span text:style-name="T19">“Src/main.c”</text:span> file. This file contains the main function, that is launced on power-up. There are a couple of initialization lines already auto-generated, there will be more as you get further on with the project. The main function <text:span text:style-name="T177">must</text:span> never exit, for that it has an infinite loop at the end. The user code shall <text:span text:style-name="T177">only </text:span>be added between “USER CODE BEGIN” and “USER CODE END” markers.</text:p>
        </text:list-item>
        <text:list-item>
          <text:p text:style-name="P255">The settings you configured in CubeMX are already set up. There is auto-generated code at the bottom of main.c and inside main.h. Also, there are HAL libraries copied over.</text:p>
        </text:list-item>
      </text:list>
      <text:list xml:id="list668944048" text:style-name="L7">
        <text:list-item>
          <text:p text:style-name="P256">For this exercise, we add a couple lines after <text:span text:style-name="T339">the </text:span><text:span text:style-name="T19">“</text:span><text:span text:style-name="T25">USER CODE BEGIN 3”</text:span><text:span text:style-name="T339"> line (and inside </text:span>“while(1)” <text:span text:style-name="T458">block)</text:span> <text:span text:style-name="T339">to blink the LED. This may be edited or removed later.</text:span></text:p>
          <text:list>
            <text:list-header>
              <text:p text:style-name="P313">HAL_GPIO_TogglePin(LED_GPIO_Port, LED_Pin);<text:line-break/>HAL_Delay(500);</text:p>
            </text:list-header>
          </text:list>
          <text:p text:style-name="P257">This code will change the state of PB3 pin and then wait for 500ms. This shall blink the <text:span text:style-name="T12">LED at 1Hz.</text:span></text:p>
        </text:list-item>
        <text:list-item>
          <text:p text:style-name="P260">To explore around, you can Ctrl+click on function and variable names. The corresponding source code for that function is opened up. When Ctrl+clicking on function name at function implementation, you are sent to function declaration and vice versa. All of the HAL library and project code is provided as source and you can look inside to see what it is doing.</text:p>
        </text:list-item>
        <text:list-item>
          <text:p text:style-name="P258"><text:span text:style-name="T138">P</text:span>ress the <text:span text:style-name="T19">“</text:span><text:span text:style-name="T21">B</text:span><text:span text:style-name="T19">uild”</text:span> button on the toolbar (<text:span text:style-name="T132">with</text:span> hammer icon). The firmware will be built; build progress is displayed at the bottom of the screen in “<text:span text:style-name="T342">C</text:span>onsole” window. <text:s/><text:span text:style-name="T340">First build is a bit slower, later re-builds are very fast.</text:span></text:p>
        </text:list-item>
        <text:list-item>
          <text:p text:style-name="P258"><text:span text:style-name="T341">Open </text:span>the <text:span text:style-name="T19">“Build </text:span><text:span text:style-name="T22">A</text:span><text:span text:style-name="T19">nalyzer”</text:span> <text:span text:style-name="T341">tab at bottom right. It </text:span>will show the statistics of the code and data memory used. <text:span text:style-name="T341">If it does not show anything, you may have to open “Debug” in “Project explorer” and click on your .elf file. When developing you application, keep an eye on “Build Analyzer” to avoid running out of space.</text:span></text:p>
        </text:list-item>
        <text:list-item>
          <text:p text:style-name="P259">To upload the code to the microcontroller, first connect the board to your computer using a USB micro-<text:span text:style-name="T81">B</text:span> cable. Once the drivers are loaded and everything is ready, press <text:span text:style-name="T19">“Debug”</text:span> button on the toolbar (<text:span text:style-name="T139">with </text:span>bug icon). The firmware shall be uploaded to the board. </text:p>
        </text:list-item>
        <text:list-item>
          <text:p text:style-name="P261">At the first time you use the module, you may get a debugger FW update prompt. Follow the dialogs to get the debugger FW updated, then try again <text:span text:style-name="T379">to </text:span>start <text:span text:style-name="T379">the</text:span> debug session.</text:p>
        </text:list-item>
        <text:list-item>
          <text:p text:style-name="P259"><text:span text:style-name="T206">Press the </text:span><text:span text:style-name="T26">green play button</text:span><text:span text:style-name="T206"> to start the firmware. </text:span>The LED shall start blinking. </text:p>
        </text:list-item>
        <text:list-item>
          <text:p text:style-name="P259"><text:span text:style-name="T207">Press </text:span><text:span text:style-name="T27">red stop button</text:span><text:span text:style-name="T207"> to go back to editing mode once you are done testing. The firmware keeps on running. In case the red stop button is inactive, first select your “.elf” in “Debug” window. It may get un-selected sometimes.</text:span></text:p>
        </text:list-item>
      </text:list>
      <text:p text:style-name="P102">The board has a proper built in debugger, that can be used to monitor the code execution. At any time, the code can be stopped <text:span text:style-name="T343">by pressing the </text:span><text:span text:style-name="T36">pause button</text:span><text:span text:style-name="T343"> </text:span>and the state of the microcontroller examined. <text:span text:style-name="T380">There is the “SFRs” tab on the top right, where you can monitor the values of the peripheral registers. The execution can be performed manually line-by-line by single stepping using the “Step Into”, “Step Over” and “Step Return” buttons.</text:span> Breakpoints can be set too – if the code reaches a breakpoint, it will stop and you <text:soft-page-break/>can examine the situation. To set or clear a breakpoint, right click on the line number in front of the code line you want to set the breakpoint at, <text:span text:style-name="T344">t</text:span>hen click “Toggle breakpoint”.</text:p>
      <text:p text:style-name="Text_20_body">The initialization code from CubeMX can be always edited and re-generated. All of the user-added code between the “USER CODE” tags is preserved, <text:span text:style-name="T140">do not edit the tags or anything outside of them</text:span>. <text:span text:style-name="T140">As you may have noticed, the settings you configured in the CubeMX are just exported as code into the code at the bottom of main.c. This would be overwritten each time the CubeMX project is re-generated, so don’t change anything there.</text:span></text:p>
      <text:p text:style-name="Text_20_body">Alternatively, you could move the project to another folder and <text:span text:style-name="T61">not</text:span><text:span text:style-name="T140"> </text:span>have the CubeMX change your source. Then you can elliminate all of the comments and re-organize things as you wish, but to update you should let the CubeMX generate the code to a different folder and copy-paste the needed changes into your project <text:span text:style-name="T141">manually </text:span>from there.</text:p>
      <text:p text:style-name="P239">For accessing the peripherals, you need the HandleTypeDef’s, declared at the top of main.c. These are generated by CubeMX for each enabled peripheral; they are initialized at the bottom of main.c with the settings you configured in CubeMX. The peripheral numbers (ie htim1, htim2) may differ from the examples in this document; substitute these with the exact peripheral handles that you chose.</text:p>
      <text:p text:style-name="P109">You may add additional source code files <text:span text:style-name="T218">(.c)</text:span> and split the functionality between files. To make <text:span text:style-name="T460">the existing </text:span>device HandleTypeDef’s <text:span text:style-name="T460">located in main.c </text:span><text:span text:style-name="T64">accessible</text:span><text:span text:style-name="T117"> </text:span>from other <text:span text:style-name="T459">source </text:span>code <text:span text:style-name="T457">files outside main.c</text:span>, extern declare them in main.h <text:span text:style-name="T217">and #include the main.h in the source code file where you need them. F</text:span>or example, <text:span text:style-name="T217">this can be added to main.h to export UART1</text:span>:</text:p>
      <text:p text:style-name="P114"><text:span text:style-name="T216">extern </text:span>UART_HandleTypeDef huart<text:span text:style-name="T217">1</text:span>;</text:p>
      <table:table table:name="Table29" table:style-name="Table29">
        <table:table-column table:style-name="Table29.A"/>
        <table:table-column table:style-name="Table29.B"/>
        <table:table-row>
          <table:table-cell table:style-name="Table29.A1" office:value-type="string">
            <text:p text:style-name="P174">Working code on the microcontroller <text:span text:style-name="T156">(at least a blinking LED if not anything else)</text:span></text:p>
          </table:table-cell>
          <table:table-cell table:style-name="Table29.B1" office:value-type="string">
            <text:p text:style-name="P149"><text:span text:style-name="T268">4</text:span> points</text:p>
          </table:table-cell>
        </table:table-row>
      </table:table>
      <text:h text:style-name="P198" text:outline-level="2"><text:bookmark-start text:name="__RefHeading___Toc6085_3345378216"/>Clock Tree<text:bookmark-end text:name="__RefHeading___Toc6085_3345378216"/></text:h>
      <text:p text:style-name="P20">The STM32 microcontroller has a runtime-configurable clock tree. The chip may be clocked from different sources and it has an internal PLL, that multiplies the input clock rate. Nucleo-32 boards <text:span text:style-name="T346">having</text:span> STM32F-<text:span text:style-name="T346">series</text:span> microcontrollers (<text:span text:style-name="T142">as opposed to</text:span> <text:span text:style-name="T345">the ones having </text:span>STM32L-<text:span text:style-name="T346">series</text:span>) have no external clock sources fitted, thus the only options are <text:span text:style-name="T347">the </text:span>internal RC oscillators. The only option to supply the clock signal to the CPU and peripherals is 8MHz HSI oscillator (High Speed Internal). </text:p>
      <text:p text:style-name="P20">The RC oscillators are not so precise as crystal-stabilized clock sources. The HSI oscillator at room temperature has accuracy of 1%. This is enough for non timing-critical tasks. For this project, the initial development can be done using that oscillator. There is a precise crystal-stabilized battery-backed oscillator on the project board <text:span text:style-name="T178">(task 5)</text:span>, that can later be <text:span text:style-name="T179">used</text:span> to gain more accuracy.</text:p>
      <text:list xml:id="list100905716" text:style-name="L8">
        <text:list-item>
          <text:p text:style-name="P262">For this project, we <text:span text:style-name="T348">want to</text:span> configure the CPU to work at maximum speed. <text:span text:style-name="T14">Before we do that, fix up the RCC settings to avoid potential misconfiguration issues. Go back to “Pinout and Configuration” and click on “RCC” on left menu at “System core” submenu. Set the HSE to “Disable”, because on STM32F series Nucleo-32, the HSE is not connected.</text:span></text:p>
        </text:list-item>
        <text:list-item>
          <text:p text:style-name="P262"><text:span text:style-name="T13">Click on “Clock Configuration” at the top </text:span>of the CubeMX window<text:span text:style-name="T13">. Set PLLMul to “X12”. </text:span>This should speed up the CPU to run on 48MHz (FCLK on right side of the tree). The “System clock mux” should now be set to “PLLCLK” <text:span text:style-name="T14">and “PLL Source Mux” as “HSI /2”. </text:span></text:p>
        </text:list-item>
        <text:list-item>
          <text:p text:style-name="P263">Press “Generate Code” <text:span text:style-name="T143">to update the TrueStudio project</text:span>. </text:p>
        </text:list-item>
        <text:list-item>
          <text:p text:style-name="P263">Go to TrueStudio, <text:span text:style-name="T144">it should automatically reload the files that were changed.</text:span> </text:p>
        </text:list-item>
        <text:list-item>
          <text:p text:style-name="P263"><text:span text:style-name="T144">R</text:span>ecompile and restart the firmware <text:span text:style-name="T381">(press “Debug”)</text:span>. The LED shall still blink at 1Hz as the <text:s/><text:span text:style-name="T383">SysTick </text:span>timer frequency, <text:span text:style-name="T383">which the Hal_Delay is using,</text:span> <text:span text:style-name="T382">is</text:span> automatically set up correctly <text:span text:style-name="T384">to 1kHz</text:span>.</text:p>
        </text:list-item>
      </text:list>
      <text:p text:style-name="P20">Be aware, that setting up some invalid clock settings may make the system <text:span text:style-name="T15">unprogrammable, </text:span>unbootable or unstable. <text:span text:style-name="T14">Do not play around the clock settings! If this happens, the CPU should be rebooted to bootloader so that the bad user code would not boot. Then you can overwrite the FW to get out of the mess. </text:span><text:soft-page-break/><text:span text:style-name="T14">To boot to bootloader, the BOOT0 pin must be shorted to VDD during power up. BOOT0 pin is accessible at SB12 jumper link. VDD is at pin 14 of CN4 of the module.</text:span></text:p>
      <text:h text:style-name="P199" text:outline-level="2">Debug UART</text:h>
      <text:p text:style-name="P77">To debug software more easily, it is important to get a transmitting debug serial port working. This could be used to send debug log to PC. Serial port debugging can show the operation of your firmware and can be used to reporting values to host computer.</text:p>
      <text:list xml:id="list1725662789" text:style-name="L9">
        <text:list-item>
          <text:p text:style-name="P266">Open your terminal emulator application. Configure it to listen at the usb-serial (COM) port provided by Nucleo module, configure the <text:span text:style-name="T350">settings to </text:span>speed 115200 baud, <text:span text:style-name="T349">8 bytes, no parity, 1 stop bit</text:span>.</text:p>
        </text:list-item>
        <text:list-item>
          <text:p text:style-name="P264">In <text:span text:style-name="T385">C</text:span>ubeMX, configure USART1 to “asynchronous” mode. In parameters of USART1, set baud rate to 115200.</text:p>
        </text:list-item>
        <text:list-item>
          <text:p text:style-name="P264">Configure the microcontroller pin multiplexing so that the USART1 signals are mapped to pins connected internally on the module to usb-serial converter on module – PA2 as TX and PA15 as RX.</text:p>
        </text:list-item>
        <text:list-item>
          <text:p text:style-name="P264">Re-generate the program <text:span text:style-name="T386">code in CubeMX.</text:span></text:p>
        </text:list-item>
        <text:list-item>
          <text:p text:style-name="P264">In main.c add the following pieces of code to corresponding locations <text:span text:style-name="T387">for printf support</text:span>:</text:p>
          <text:list>
            <text:list-header>
              <text:p text:style-name="P314">/* USER CODE BEGIN Includes */<text:line-break/>#include &lt;stdio.h&gt;<text:line-break/>/* USER CODE END Includes */<text:line-break/><text:line-break/>/* USER CODE BEGIN 0 */<text:line-break/>int _write(int file, char *ptr, int len) {<text:line-break/><text:tab/>HAL_UART_Transmit(&amp;huart<text:span text:style-name="T456">1</text:span>, (uint8_t*)ptr, len, <text:span text:style-name="T351">~0</text:span>);<text:line-break/><text:tab/>return len;<text:line-break/>}<text:line-break/>/* USER CODE END 0 */</text:p>
            </text:list-header>
          </text:list>
        </text:list-item>
        <text:list-item>
          <text:p text:style-name="P265">Add a printf statement somewhere <text:span text:style-name="T157">in the main loop along the LED flashing code:</text:span></text:p>
          <text:list>
            <text:list-header>
              <text:p text:style-name="P314">printf("Test\r\n");</text:p>
            </text:list-header>
          </text:list>
          <text:p text:style-name="P264">This is raw serial port, the data is sent byte-by-byte. Terminal emulators <text:span text:style-name="T352">usually </text:span>require “\r\n” to <text:span text:style-name="T352">get a</text:span> new line.</text:p>
        </text:list-item>
        <text:list-item>
          <text:p text:style-name="P264">Start debug of the code. Your terminal emulator should display the “Test” string each time the LED <text:span text:style-name="T180">changes state</text:span>.</text:p>
        </text:list-item>
      </text:list>
      <table:table table:name="Table30" table:style-name="Table30">
        <table:table-column table:style-name="Table30.A"/>
        <table:table-column table:style-name="Table30.B"/>
        <table:table-row>
          <table:table-cell table:style-name="Table30.A1" office:value-type="string">
            <text:p text:style-name="P175">Working <text:span text:style-name="T158">debug serial port</text:span></text:p>
          </table:table-cell>
          <table:table-cell table:style-name="Table30.B1" office:value-type="string">
            <text:p text:style-name="P150"><text:span text:style-name="T268">4</text:span> points</text:p>
          </table:table-cell>
        </table:table-row>
      </table:table>
      <text:h text:style-name="P200" text:outline-level="2">Solder Task 1 components</text:h>
      <text:p text:style-name="P21">This is the first task, that requires a soldering iron. <text:span text:style-name="T181">You need to</text:span> prepare the <text:span text:style-name="T145">alarm clock </text:span>project board to accept the microcontroller module.</text:p>
      <text:p text:style-name="P22"><text:span text:style-name="T182">I</text:span>t is time to <text:span text:style-name="T182">look at</text:span> the project board schematics. We are going to solder the “TASK 1” components. Th<text:span text:style-name="T183">ese are</text:span> <text:span text:style-name="T183">two</text:span> 15-pin sockets J13 and J14 to accept the module and <text:span text:style-name="T183">two </text:span>headers J11 and J12 for connecting the module to other parts of the boards using jumper wires. </text:p>
      <text:list xml:id="list2455728633" text:style-name="L10">
        <text:list-item>
          <text:p text:style-name="P268">Open the schematic and study the “Task 1” part.</text:p>
        </text:list-item>
        <text:list-item>
          <text:p text:style-name="P267"><text:soft-page-break/>Find the sockets in the component bag. Find the <text:span text:style-name="T82">pin </text:span>header strip. The pin headers <text:span text:style-name="T146">may be</text:span> provided as long strips. <text:span text:style-name="T146">In that case, c</text:span>ut off pieces with required amount of pins for J11 and J12.</text:p>
        </text:list-item>
        <text:list-item>
          <text:p text:style-name="P267">The locations for J11..J1<text:span text:style-name="T388">2 and JS11..JS12</text:span> are indicated with rectangles <text:span text:style-name="T147">printed </text:span>on the board. Insert the <text:span text:style-name="T82">item</text:span> <text:span text:style-name="T472">from</text:span> the <text:span text:style-name="T62">board side</text:span><text:span text:style-name="T75">,</text:span><text:span text:style-name="T62"> </text:span><text:span text:style-name="T63">that has</text:span><text:span text:style-name="T62"> </text:span><text:span text:style-name="T75">the </text:span><text:span text:style-name="T62">rectangle </text:span><text:span text:style-name="T67">and </text:span><text:span text:style-name="T68">component name</text:span><text:span text:style-name="T67"> </text:span><text:span text:style-name="T62">printed </text:span><text:span text:style-name="T63">on</text:span> and solder the pins <text:span text:style-name="T473">from</text:span> the other side. First solder 2 corners, then the rest. </text:p>
        </text:list-item>
        <text:list-item>
          <text:p text:style-name="P269">Plug in the module.</text:p>
        </text:list-item>
      </text:list>
      <text:p text:style-name="Text_20_body">Tip: to hold the sockets J13..J14 <text:span text:style-name="T148">upright</text:span> to the board, take a long piece of pin header strip and stick it <text:span text:style-name="T149">between them, into holes, connecting them</text:span>. This keeps them aligned and vertical while you solder the first pads.</text:p>
      <table:table table:name="Table4" table:style-name="Table4">
        <table:table-column table:style-name="Table4.A"/>
        <table:table-column table:style-name="Table4.B"/>
        <table:table-row>
          <table:table-cell table:style-name="Table4.A1" office:value-type="string">
            <text:p text:style-name="P148">Properly soldered Task 1 components.</text:p>
          </table:table-cell>
          <table:table-cell table:style-name="Table4.B1" office:value-type="string">
            <text:p text:style-name="P148"><text:span text:style-name="T93">2</text:span> points</text:p>
          </table:table-cell>
        </table:table-row>
      </table:table>
      <text:h text:style-name="P185" text:outline-level="1">LED Matrix Display</text:h>
      <text:p text:style-name="P31">A clock needs <text:span text:style-name="T389">to have </text:span>a display to <text:span text:style-name="T184">show</text:span> time. This clock project has a LED matrix display.</text:p>
      <text:p text:style-name="P31">This is a dynamic display – LEDs are not lit all the time. At any moment, only a single line is lit up. By switching between the lines rapidly enough (&gt;<text:span text:style-name="T390">75</text:span>Hz), the user gets an illusion of a stable image – <text:span text:style-name="T391">called “peristance of vision”</text:span>. Thus – for this display to show an image, the microcontroller must work all the time by <text:span text:style-name="T392">rapidly changing between the lines</text:span>.</text:p>
      <text:h text:style-name="P201" text:outline-level="2">Display hardware</text:h>
      <text:p text:style-name="P31">The hardware is composed of 8 row drivers and 32 column drivers. The row drivers connect the corresponding row line to positive supply, column drivers connect the column line to ground.</text:p>
      <text:p text:style-name="P31">As the display is made of LEDs, they light up only when anode is has higher potential than cathode. For a pixel to light up, the anode (row) must be high and cathode (column) must be low. All other combinations do not light up. When we switch only one row line high, the LEDs on this line can light up. Only these leds light up on a column, which are switched low.</text:p>
      <text:p text:style-name="P32">The row drivers are inverted – by setting the control bit to <text:span text:style-name="T60">1</text:span>, the driver is enabled, output is pulled <text:span text:style-name="T60">low</text:span> and <text:span text:style-name="T60">LED is lit</text:span>; by setting the control bit to 0, the output is disconnected and the LED is not lit. </text:p>
      <text:p text:style-name="P32">The column drivers are not inverted – by setting the control bit to <text:span text:style-name="T60">1</text:span>, the output is enabled and pulled <text:span text:style-name="T60">high</text:span> and <text:span text:style-name="T60">LED is lit</text:span>; by setting the control bit to 0, the output is disconnected and LED is not lit.</text:p>
      <text:p text:style-name="P32">Both row and column drivers are shift registers. They contain a chain of D-flipflops. On each rising clock edge (CLK going low to high), every flip-flop gets the value of previous one (the bits are “shifted” up <text:span text:style-name="T393">the chain</text:span>). The first one gets the value from DIN signal and the last value is output on DOUT signal. This reduces the number of connections needed to 2 <text:span text:style-name="T394">wires</text:span> – CLK and DIN. Even better – the shift registers can be cascaded to a longer chain by DOUT-&gt;DIN connections, so only 2 pins are needed for a large number of output bits.</text:p>
      <text:p text:style-name="P32"><text:span text:style-name="T395">Next to</text:span> the shift registers, the row and column driver <text:span text:style-name="T185">chips</text:span> contain holding register<text:span text:style-name="T186">s</text:span> (latches). <text:span text:style-name="T187">They</text:span> <text:span text:style-name="T188">are</text:span> there so that the previous outputs can be shown <text:span text:style-name="T189">on display during the time the</text:span> next ones are uploaded. The holding registers have an another wire (LE), that can be used to shift all data from shift registers into holding registers, <text:span text:style-name="T190">all at once</text:span>. The column drivers update the latches as long as LE is high; row drivers update on rising edge of LE. When connecting <text:span text:style-name="T396">all</text:span> <text:span text:style-name="T396">LE wires </text:span>in parallel, a single low-high-low pulse will update both.</text:p>
      <text:p text:style-name="P32">After the holding registers, there are output drivers. The output drivers are high-current amplifiers, that can drive high loads. Row drivers have an extra amplifier chip U24 because each line must be capable of all the LEDs in the line. Column drivers contain an constant current driver for each line, thus keeping the LED current at set level and removing the need of series resistors for each line. The output drivers are enabled by OE# wire. The <text:span text:style-name="T191">suffix </text:span>“#” denotes that it is an low active signal (sometimes also indicated by prefix “n”, <text:soft-page-break/>suffix “_N” or <text:span text:style-name="T83">overline</text:span>) – <text:span text:style-name="T84">the output is on when the signal is driver low and off when high. This signal may be used to blank the whole display or control the brightness by PWMing the column drivers (see task </text:span><text:span text:style-name="T84"><text:bookmark-ref text:reference-format="number" text:ref-name="__RefHeading___Toc6212_2770741442">7.3</text:bookmark-ref></text:span><text:span text:style-name="T84">).</text:span></text:p>
      <text:p text:style-name="Text_20_body">Now it is time to solder the Task 2 components to board.</text:p>
      <text:list xml:id="list2709803107" text:style-name="L11">
        <text:list-item>
          <text:p text:style-name="P270">Solder the <text:span text:style-name="T192">rear</text:span> side of the board (U2x, C2x, R2x, <text:span text:style-name="T85">J2x</text:span>). Verify the direction of the chip (pin 1 mark) before soldering it in! <text:span text:style-name="T441">The legs of the chips may be bent a bit too wide to fit into holes. Push the chip sideways on the table to bend the legs more perpendcular to have correct spacing.</text:span></text:p>
        </text:list-item>
        <text:list-item>
          <text:p text:style-name="P270">Solder the sockets JS21..28 for the LED matrices to the <text:span text:style-name="T193">front</text:span> side of the board.</text:p>
        </text:list-item>
        <text:list-item>
          <text:p text:style-name="P271">Plug the LED matrices LD21-24 into the sockets JS21-28. Verify the direction, a small key (notch) is on the cas<text:span text:style-name="T194">e on the </text:span>side <text:span text:style-name="T397">closest to</text:span> pins 1-8. The key is indicated on the silkscreen print on the board, <text:span text:style-name="T398">align the two</text:span>.</text:p>
        </text:list-item>
      </text:list>
      <table:table table:name="Table6" table:style-name="Table6">
        <table:table-column table:style-name="Table6.A"/>
        <table:table-column table:style-name="Table6.B"/>
        <table:table-row>
          <table:table-cell table:style-name="Table6.A1" office:value-type="string">
            <text:p text:style-name="P154"><text:span text:style-name="T264">Properly soldered</text:span> Task 2 components</text:p>
          </table:table-cell>
          <table:table-cell table:style-name="Table6.B1" office:value-type="string">
            <text:p text:style-name="P131"><text:span text:style-name="T288">6</text:span> points</text:p>
          </table:table-cell>
        </table:table-row>
      </table:table>
      <text:h text:style-name="P202" text:outline-level="2">Connection</text:h>
      <text:p text:style-name="P34">The pin headers J21..J23 contain all the control signals of the row and column drivers. These shall be connected using jumper wires to eachother and/<text:span text:style-name="T195">or</text:span> microcontroller module headers J11..J12. <text:span text:style-name="T86">There are 2 pins for each signal this gives the opportunity to connect multiple inputs to one microcontroller pin.</text:span> All input signals must be connected; not needed outputs <text:span text:style-name="T196">(DOUTs)</text:span> may be left unconnected.</text:p>
      <text:p text:style-name="P33">The type of interface used here is called synchronous serial bus. As the clock and data are carried on separate wires, it is synchronous (as opposed to asyncronous interface having timing embedded <text:span text:style-name="T399">on</text:span> the data wire <text:span text:style-name="T399">along the data</text:span>). As the bits are sent using one line one after another, it is serial (as opposed to parallel interface having one wire for each <text:span text:style-name="T400">bit</text:span>).</text:p>
      <text:p text:style-name="P33">Although <text:span text:style-name="T401">it </text:span>is feasible to bit-bang all of the signals using GPIO outputs, there is dedicated HW peripheral in the microcontroller to send and receive synchronous serial data - the SPI block (alternatively, USART c<text:span text:style-name="T197">ould</text:span> be used in SPI mode, <text:span text:style-name="T197">but the only one is in use for debugging serial port</text:span>). SPI can be used to send out a stream of data bits <text:span text:style-name="T198">and toggle clock line during that</text:span>; program code <text:span text:style-name="T106">just writes bytes of data and the SPI itself breaks it apart to bits. A reasonable introduction to SPI (serial peripheral interface) is in wikipedia, you should consider reading it.</text:span></text:p>
      <text:p text:style-name="P98">The pin-muxing of NUCLEO32 modules is quite limited due to the small 32-pin chip and already made connections on the module (PA5,6 are <text:span text:style-name="T328">in parallel</text:span> to PB7,6). To use SPI, I2C <text:span text:style-name="T329">and rotary encoder</text:span>, you can use PA5,7 for SPI and PA10,PB6 for I2C.</text:p>
      <text:p text:style-name="P80">Reasonable settings for SPI block are: Data size 8 bits, MSB first, prescaler 16, <text:span text:style-name="T403">Clock polarity </text:span>low <text:span text:style-name="T402">(CPOL=0)</text:span>, <text:span text:style-name="T403">Clock phase</text:span> 1 <text:span text:style-name="T402">edge (CPHA=0)</text:span>.</text:p>
      <text:p text:style-name="P94">For the LE and OE# signals for this task, you are advised to use GPIO outputs to get things working quickly. <text:s/><text:span text:style-name="T404">Later on</text:span>, as explained in task <text:bookmark-ref text:reference-format="number" text:ref-name="__RefHeading___Toc6212_2770741442">7.3</text:bookmark-ref><text:s/><text:bookmark-ref text:reference-format="text" text:ref-name="__RefHeading___Toc6212_2770741442">Display brightness</text:bookmark-ref>, the OE# can be driven by PWM to control display dimming.</text:p>
      <text:list xml:id="list3159128781" text:style-name="L12">
        <text:list-item>
          <text:p text:style-name="P272"><text:span text:style-name="T87">O</text:span>pen STM32F031K6 reference manual RM0091. Browse through the SPI <text:span text:style-name="T202">section</text:span>.</text:p>
        </text:list-item>
        <text:list-item>
          <text:p text:style-name="P272">Open CubeMX. Enable and configure <text:span text:style-name="T202">SPI</text:span>. <text:span text:style-name="T200">Set up pin multiplexing for SPI and GPIO outputs</text:span>.</text:p>
        </text:list-item>
        <text:list-item>
          <text:p text:style-name="P272">Connect the <text:span text:style-name="T201">corresponding </text:span>pins on board using jumper wires.</text:p>
        </text:list-item>
        <text:list-item>
          <text:p text:style-name="P272">Re-generate TrueStudio project.</text:p>
        </text:list-item>
      </text:list>
      <table:table table:name="Table7" table:style-name="Table7">
        <table:table-column table:style-name="Table7.A"/>
        <table:table-column table:style-name="Table7.B"/>
        <table:table-row>
          <table:table-cell table:style-name="Table7.A1" office:value-type="string">
            <text:p text:style-name="P155">Usable <text:span text:style-name="T261">CubeMX setup and </text:span>connection <text:span text:style-name="T261">to display</text:span></text:p>
          </table:table-cell>
          <table:table-cell table:style-name="Table7.B1" office:value-type="string">
            <text:p text:style-name="P132"><text:span text:style-name="T269">2</text:span> points</text:p>
          </table:table-cell>
        </table:table-row>
      </table:table>
      <text:h text:style-name="P203" text:outline-level="2"><text:bookmark-start text:name="__RefHeading___Toc24213_3345378216"/><text:soft-page-break/>Display update timer <text:span text:style-name="T208">and its interrupt</text:span><text:bookmark-end text:name="__RefHeading___Toc24213_3345378216"/></text:h>
      <text:p text:style-name="P35">To get even illumination across the display, all rows shall be iluminated the same duration <text:span text:style-name="T199">(1/8 of time)</text:span>. This requires some attention on the firmware side. It is possible to generate the timing in main loop only, but it would be much simpler to use a timer interrupt handler for it.</text:p>
      <text:p text:style-name="P36">To calculate the <text:span text:style-name="T203">timer </text:span>frequency, you must first check the <text:span text:style-name="T60">clock rate</text:span> in CubeMX “Clock Configuration” page – the “APB1 Timer clocks” field on the right side tells you the timer input frequency. <text:span text:style-name="T102">This frequency is first divided by the </text:span><text:span text:style-name="T69">internal clock divisor</text:span><text:span text:style-name="T102"> value, then the timer </text:span><text:span text:style-name="T69">prescaler</text:span><text:span text:style-name="T102"> frequency, that is set up at timer configuration page. Finally the result is divided by the </text:span><text:span text:style-name="T120">timer </text:span><text:span text:style-name="T70">counter</text:span><text:span text:style-name="T69"> period</text:span><text:span text:style-name="T102"> value in autoreload register. Both the prescaler and autoreload registers can be set in CubeMX, but they can also be updated in user code as needed. Both the </text:span><text:span text:style-name="T28">prescaler and autoreload values shall be set to </text:span><text:span text:style-name="T37">(value</text:span><text:span text:style-name="T28">-1</text:span><text:span text:style-name="T37">)</text:span><text:span text:style-name="T102">.</text:span></text:p>
      <text:p text:style-name="P72">To test out the timer, first configure it to 1Hz and print<text:span text:style-name="T406">f</text:span> <text:span text:style-name="T407">a</text:span> debug message from <text:span text:style-name="T405">timer handler</text:span>. Once everything is fine, remove the debug <text:span text:style-name="T205">printf</text:span> and speed it up as needed.</text:p>
      <text:list xml:id="list103640917411039" text:continue-numbering="true" text:style-name="L12">
        <text:list-item>
          <text:p text:style-name="P273"><text:span text:style-name="T87">O</text:span>pen STM32F031K6 reference manual RM0091. Browse through the <text:span text:style-name="T204">timer</text:span> <text:span text:style-name="T208">and NVIC sections</text:span>.</text:p>
        </text:list-item>
        <text:list-item>
          <text:p text:style-name="P274">Open CubeMX. Go to “Clock configuration” and check out the timer clock rate. It should be 48MHz.</text:p>
        </text:list-item>
        <text:list-item>
          <text:p text:style-name="P274">Go back to “Pinout and Configuration”. Select your timer at the left side.</text:p>
        </text:list-item>
        <text:list-item>
          <text:p text:style-name="P275">Activate the timer. Depending on timer type, either check “Activated” or set “Clock source” to “Internal”.</text:p>
        </text:list-item>
        <text:list-item>
          <text:p text:style-name="P275">Set Prescaler to “4<text:span text:style-name="T353">799</text:span>” and counter period to “<text:span text:style-name="T353">9999</text:span>”. <text:span text:style-name="T206">(</text:span>48000000Hz/4800/10000 = 1Hz<text:span text:style-name="T206">)</text:span>.</text:p>
        </text:list-item>
        <text:list-item>
          <text:p text:style-name="P275">Click “NVIC settings”. Enable the interrupt. <text:span text:style-name="T408">Set “Preemption Priority” to 1 to have HAL_Delay working inside timer handler.</text:span></text:p>
        </text:list-item>
        <text:list-item>
          <text:p text:style-name="P274">Re-generate TrueStudio project.</text:p>
        </text:list-item>
        <text:list-item>
          <text:p text:style-name="P276">Add timer handler code <text:span text:style-name="T209">(replace 1 to your timer number)</text:span>:</text:p>
          <text:p text:style-name="P316">/* USER CODE BEGIN 4 */<text:line-break/>void HAL_TIM_PeriodElapsedCallback(TIM_HandleTypeDef *htim) {<text:line-break/><text:tab/>if (htim == &amp;htim1) {<text:line-break/><text:tab/><text:tab/>// <text:span text:style-name="T305">call here actual handler function</text:span><text:line-break/><text:tab/><text:tab/>printf("TIMER!\r\n");<text:line-break/><text:tab/>}<text:line-break/>}<text:line-break/>/* USER CODE END 4 */</text:p>
        </text:list-item>
        <text:list-item>
          <text:p text:style-name="P277"><text:span text:style-name="T212">Add code to</text:span> <text:span text:style-name="T213">enable the timer interrupts</text:span> in the main <text:span text:style-name="T214">function</text:span> <text:span text:style-name="T209">(replace 16 your timer number)</text:span>:</text:p>
          <text:p text:style-name="P315">/* USER CODE BEGIN 2 */<text:line-break/>HAL_TIM_Base_Start_IT(&amp;htim1);<text:line-break/>/* USER CODE END 2 */</text:p>
        </text:list-item>
        <text:list-item>
          <text:p text:style-name="P278">Compile and <text:span text:style-name="T209">start the firmware. The debug serial port should display “TIMER!” every second.</text:span></text:p>
        </text:list-item>
      </text:list>
      <text:p text:style-name="Text_20_body"><text:span text:style-name="T210">Once you have verified that </text:span>the timer is generating interrupts, you can continue developing the functionality <text:span text:style-name="T417">described in next section</text:span> <text:span text:style-name="T211">and remove the debug printf</text:span>.</text:p>
      <text:p text:style-name="P82">The <text:span text:style-name="T291">actual display refresh rate</text:span> shall be <text:span text:style-name="T432">above 75Hz (ie. </text:span>around 100Hz<text:span text:style-name="T432">)</text:span> for <text:span text:style-name="T431">the whole display refresh</text:span> <text:span text:style-name="T431">(</text:span>8 lines<text:span text:style-name="T431">)</text:span>, so the timer interrupt shall fire at <text:span text:style-name="T430">around </text:span>800Hz. <text:s/><text:span text:style-name="T429">Set the timer </text:span>interrupt preemption priority <text:span text:style-name="T429">to 1 to support HAL_Delay() calls inside timer handler</text:span>.</text:p>
      <table:table table:name="Table14" table:style-name="Table14">
        <table:table-column table:style-name="Table14.A"/>
        <table:table-column table:style-name="Table14.B"/>
        <table:table-row>
          <table:table-cell table:style-name="Table14.A1" office:value-type="string">
            <text:p text:style-name="P176">Interrupt timer working</text:p>
          </table:table-cell>
          <table:table-cell table:style-name="Table14.B1" office:value-type="string">
            <text:p text:style-name="P151"><text:span text:style-name="T270">4</text:span> points</text:p>
          </table:table-cell>
        </table:table-row>
      </table:table>
      <text:h text:style-name="P204" text:outline-level="2"><text:soft-page-break/>Display driver</text:h>
      <text:p text:style-name="P37">Now it is time to write the <text:span text:style-name="T215">display driver</text:span>, that scans the display matrix and displays <text:span text:style-name="T409">pixels from frame budffer memory</text:span>.</text:p>
      <text:p text:style-name="P37">The important part to handle is data storage. We need to store 8 lines of pixels, 32 bits each. The data must be accessible line-by-line. The most appropriate data type in 32-bit microcontroller would be 32-bit unsigned integer (uint32_t). Thus the video memory can be declared as:</text:p>
      <text:p text:style-name="Code">uint32_t video_memory[8];</text:p>
      <text:p text:style-name="P38">The Cortex-M0 microcontroller core contains <text:span text:style-name="T410">a</text:span> barrel shifter. <text:span text:style-name="T411">A</text:span>ll 32-bit shift instructions (&lt;&lt; and &gt;&gt; in C) are very fast. Modifying a pixel in video memory is <text:span text:style-name="T412">simple</text:span> and fast:</text:p>
      <text:p text:style-name="Code">void pixel_set(int x, int y, <text:span text:style-name="T292">int val</text:span>) {</text:p>
      <text:p text:style-name="Code"><text:tab/><text:span text:style-name="T296">if (x &lt; 0 || x &gt;= 32 || y &lt; 0 || y &gt;= 8) return;</text:span></text:p>
      <text:p text:style-name="P118"><text:tab/>video_memory[y] &amp;= ~(1&lt;&lt;<text:span text:style-name="T297">x</text:span>);</text:p>
      <text:p text:style-name="P118"><text:tab/>video_memory[y] |= (<text:span text:style-name="T292">val</text:span>&lt;&lt;<text:span text:style-name="T297">x</text:span>);</text:p>
      <text:p text:style-name="Code">}</text:p>
      <text:p text:style-name="P38">Of cource, it is possible to write multiple pixels more efficiently than one-by-one, but for this project th<text:span text:style-name="T413">is</text:span> simple <text:span text:style-name="T413">solution</text:span> work<text:span text:style-name="T413">s</text:span> <text:span text:style-name="T413">well </text:span>enough.</text:p>
      <text:p text:style-name="P38">When using <text:span text:style-name="T88">SPI interface, you need to access the 32-bit data 8 bits at a time. This can also be performed using shift operations, for example:</text:span></text:p>
      <text:p text:style-name="Code">uint16_t <text:span text:style-name="T414">high</text:span>_<text:span text:style-name="T293">byte</text:span> = (video_memory[y] &gt;&gt; <text:span text:style-name="T414">24</text:span>) &amp; 0xFF;</text:p>
      <text:p text:style-name="Text_20_body">To verify the hardware, it is wise to start small. Do not start with scanning the whole display, instead write a known pattern to column drivers and <text:span text:style-name="T415">a single high bit to row driver to </text:span>activate one row. Check that the result is the same as you intended. If not, <text:span text:style-name="T88">use a multimeter or oscilloscope to measure the voltages and check what is wrong.</text:span></text:p>
      <text:p text:style-name="Text_20_body">After you are comfortable of setting up one line on the display, add the scanning part. At fixed intervals, load new data from shift registers to holding registers, this changes to next line. Then start pre-loading the next line after that to the shift registers. <text:span text:style-name="T416">You have set up a timer in </text:span><text:span text:style-name="T416"><text:bookmark-ref text:reference-format="number" text:ref-name="__RefHeading___Toc24213_3345378216">2.3</text:bookmark-ref></text:span><text:span text:style-name="T416">, now you can use it.</text:span></text:p>
      <text:p text:style-name="P83">The display scanning interrupt handler shall look like:</text:p>
      <text:p text:style-name="P115">void disp_scan() {</text:p>
      <text:p text:style-name="P115"><text:tab/>// - set LE high</text:p>
      <text:p text:style-name="P115"><text:tab/>// - set LE low</text:p>
      <text:p text:style-name="P115"><text:tab/>// - transmit via SPI the row and column shift register data</text:p>
      <text:p text:style-name="P115">}</text:p>
      <text:p text:style-name="P84">Example code for sending data over SPI:</text:p>
      <text:p text:style-name="P116"><text:tab/>// Example: send 1 byte over SPI:</text:p>
      <text:p text:style-name="P126"><text:tab/>uint8_t t = 0x42;</text:p>
      <text:p text:style-name="P126"><text:tab/>HAL_SPI_Transmit(&amp;hspi1, &amp;t, 1, ~0);</text:p>
      <text:p text:style-name="P116"><text:tab/>// Example: send 5 bytes over SPI:</text:p>
      <text:p text:style-name="P126"><text:tab/>uint8_t tmp[5] = {0x00, 0x01, 0x02, 0x03, 0x04};</text:p>
      <text:p text:style-name="P126"><text:tab/>HAL_SPI_Transmit(&amp;hspi1, tmp, 5, ~0);</text:p>
      <text:p text:style-name="P103"><text:soft-page-break/><text:span text:style-name="T330">The timer is in stopped state on boot. First you must start it, like shown in section </text:span><text:span text:style-name="T330"><text:bookmark-ref text:reference-format="number" text:ref-name="__RefHeading___Toc24213_3345378216">2.3</text:bookmark-ref></text:span><text:span text:style-name="T330">. T</text:span>he OE# signal can just be set to GPIO output low value to keep the display enabled at all times:</text:p>
      <text:p text:style-name="Code">HAL_GPIO_WritePin(<text:span text:style-name="T320">OE</text:span>_GPIO_Port, <text:span text:style-name="T320">OE</text:span>_Pin, GPIO_PIN_<text:span text:style-name="T320">RE</text:span>SET);</text:p>
      <text:p text:style-name="P104">There are a lot of advanced tricks that can be done in display driver for effects. For example, multiple framebuffers, offset framebuffers to scroll output, display some pixels only in half frames to dim them etc.</text:p>
      <text:list xml:id="list2718565045" text:style-name="L13">
        <text:list-item>
          <text:p text:style-name="P279">Define video memory as global array.</text:p>
        </text:list-item>
        <text:list-item>
          <text:p text:style-name="P279">Write function, that sends one row line data and the given row selection to shift registers.</text:p>
        </text:list-item>
        <text:list-item>
          <text:p text:style-name="P279">Write functions to operates the latches and OE# signal.</text:p>
        </text:list-item>
        <text:list-item>
          <text:p text:style-name="P279">Set some bits in video memory and test your code.</text:p>
        </text:list-item>
        <text:list-item>
          <text:p text:style-name="P279">Integrate the written code with timer interrupt to automatically scan all lines of the display.</text:p>
        </text:list-item>
      </text:list>
      <table:table table:name="Table8" table:style-name="Table8">
        <table:table-column table:style-name="Table8.A"/>
        <table:table-column table:style-name="Table8.B"/>
        <table:table-row>
          <table:table-cell table:style-name="Table8.A1" office:value-type="string">
            <text:p text:style-name="P156"><text:span text:style-name="T220">D</text:span>isplay pixel <text:span text:style-name="T89">data</text:span> <text:span text:style-name="T89">from video memory to</text:span> the display</text:p>
          </table:table-cell>
          <table:table-cell table:style-name="Table8.B1" office:value-type="string">
            <text:p text:style-name="P133"><text:span text:style-name="T271">4</text:span> points</text:p>
          </table:table-cell>
        </table:table-row>
      </table:table>
      <text:h text:style-name="P205" text:outline-level="2">Fonts</text:h>
      <text:p text:style-name="P40">As we are able to display pixels, we need <text:span text:style-name="T221">to create fonts and</text:span> write a renderer, that converts <text:span text:style-name="T89">glyphs</text:span> (letters and numbers) into pixels. But first, we need to know what <text:span text:style-name="T89">glyphs</text:span> we need and what is the geometry - <text:span text:style-name="T418">h</text:span>ow many <text:span text:style-name="T89">glyphs</text:span> you need on the <text:span text:style-name="T418">screen </text:span>at a time, what is the width of one <text:span text:style-name="T89">glyphs</text:span> etc.</text:p>
      <text:list xml:id="list667484143" text:style-name="L14">
        <text:list-item>
          <text:p text:style-name="P281">Figure out what <text:span text:style-name="T89">glyphs</text:span> you need and what are the <text:span text:style-name="T89">glyphs</text:span> sizes used <text:span text:style-name="T222">(linked to </text:span><text:span text:style-name="T222"><text:bookmark-ref text:reference-format="chapter" text:ref-name="__RefHeading___Toc7408_3345378216">3.1</text:bookmark-ref></text:span><text:span text:style-name="T222"><text:s/></text:span><text:span text:style-name="T222"><text:bookmark-ref text:reference-format="text" text:ref-name="__RefHeading___Toc7408_3345378216">User interface design</text:bookmark-ref></text:span><text:span text:style-name="T222">).</text:span></text:p>
        </text:list-item>
        <text:list-item>
          <text:p text:style-name="P280">As the requirements are known, draw <text:span text:style-name="T419">your</text:span> font<text:span text:style-name="T419">(s).</text:span></text:p>
        </text:list-item>
      </text:list>
      <text:p text:style-name="P39">For a task as small as this, you can just do it by hand. In old-fashion way, you may use graph paper and pencil. But using a computer <text:span text:style-name="T223">will</text:span> make things simpler. Either write 0’s and 1’s with fixed-width font, use Excel/Libreoffice Calc or whatever <text:span text:style-name="T224">tool that </text:span>fits for you.</text:p>
      <text:p text:style-name="P39">After the font has been drawn, you need to encode it somehow to encorporate it into the firmware. A good thing to note here is that the font is 8 pixels high. 8 bits are in a byte, so one column can be stored as one 8-bit unsigned integer (uint8_t), <text:span text:style-name="T225">where </text:span>every bit encodes the value of one pixel in that column. The whole letter can be stored as an constant array of such integers.</text:p>
      <text:p text:style-name="P39">Be aware that <text:span text:style-name="T89">the amount of SRAM on your microcontroller is very limited.</text:span><text:span text:style-name="T38"> You want to keep the constant data in flash</text:span><text:span text:style-name="T89">, which is much larger. All variables declared in C are usually placed in SRAM. If they have initial value, these initial values will be in flash too. But if you declare the variable as const, it will </text:span><text:span text:style-name="T65">not</text:span><text:span text:style-name="T118"> </text:span><text:span text:style-name="T89">be placed in SRAM, the compiler performs the reads </text:span><text:span text:style-name="T71">directly from flash</text:span><text:span text:style-name="T89">. So for example for storing fonts, you may want to declare arrays as:</text:span></text:p>
      <text:p text:style-name="P117"><text:span text:style-name="T89">const </text:span>uint<text:span text:style-name="T295">8</text:span>_t <text:span text:style-name="T294">my_glyph_2</text:span>[4] = {</text:p>
      <text:p text:style-name="P117"><text:tab/><text:tab/>0x62,<text:tab/>// .**...*.</text:p>
      <text:p text:style-name="P117"><text:tab/><text:tab/>0x51,<text:tab/>// .*.*...*</text:p>
      <text:p text:style-name="P117"><text:tab/><text:tab/>0x51,<text:tab/>// .*.*...*</text:p>
      <text:p text:style-name="P117"><text:tab/><text:tab/>0x4e,<text:tab/>// .*..***.</text:p>
      <text:p text:style-name="P117"><text:s/>};</text:p>
      <text:list xml:id="list728402177" text:style-name="L15">
        <text:list-item>
          <text:p text:style-name="P282">Encode the pixels of the drawn font to <text:span text:style-name="T89">numeric values, incorporate them to you firmware.</text:span></text:p>
        </text:list-item>
      </text:list>
      <table:table table:name="Table9" table:style-name="Table9">
        <table:table-column table:style-name="Table9.A"/>
        <table:table-column table:style-name="Table9.B"/>
        <table:table-row>
          <table:table-cell table:style-name="Table9.A1" office:value-type="string">
            <text:p text:style-name="P157"><text:span text:style-name="T262">F</text:span>ont created and embedded into firmware</text:p>
          </table:table-cell>
          <table:table-cell table:style-name="Table9.B1" office:value-type="string">
            <text:p text:style-name="P134"><text:span text:style-name="T272">6</text:span> points</text:p>
          </table:table-cell>
        </table:table-row>
      </table:table>
      <text:h text:style-name="P206" text:outline-level="2"><text:soft-page-break/>Font renderer, numeric output</text:h>
      <text:p text:style-name="P41">To tie everything together, <text:span text:style-name="T420">you</text:span> need a bit more code. First, <text:span text:style-name="T420">you</text:span> need functions to render text to bitmap. It shall choose the correct <text:span text:style-name="T90">glyph</text:span> <text:span text:style-name="T90">from memory and blit the pixels to the video memory, to a location provided by the caller. This function will probably consist of some nested loops, that extract pixels from font and write them to video memory (see pixel_set above).</text:span></text:p>
      <text:p text:style-name="P42">You <text:span text:style-name="T226">will </text:span>probably need a function, that renders binary numbers. This function shall take a number as input. It shall extract the decimal digits using division and modulus operators (/ and %). For each digit, have the font renderer output corresponding digit glyph.</text:p>
      <text:list xml:id="list1559499970" text:style-name="L16">
        <text:list-item>
          <text:p text:style-name="P283">Write font glyph renderer function.</text:p>
        </text:list-item>
        <text:list-item>
          <text:p text:style-name="P283">Write number renderer function.</text:p>
        </text:list-item>
      </text:list>
      <table:table table:name="Table10" table:style-name="Table10">
        <table:table-column table:style-name="Table10.A"/>
        <table:table-column table:style-name="Table10.B"/>
        <table:table-row>
          <table:table-cell table:style-name="Table10.A1" office:value-type="string">
            <text:p text:style-name="P158">Character and <text:span text:style-name="T94">binary </text:span>number rendering capability</text:p>
          </table:table-cell>
          <table:table-cell table:style-name="Table10.B1" office:value-type="string">
            <text:p text:style-name="P135"><text:span text:style-name="T273">4</text:span> points</text:p>
          </table:table-cell>
        </table:table-row>
      </table:table>
      <text:h text:style-name="P186" text:outline-level="1"><text:bookmark-start text:name="__RefHeading___Toc7456_3345378216"/>Buttons and user interface<text:bookmark-end text:name="__RefHeading___Toc7456_3345378216"/></text:h>
      <text:p text:style-name="P42">In this task, <text:span text:style-name="T421">you</text:span> create the user interface for the clock. This will include support for buttons and clock counting functionality. <text:span text:style-name="T227">In addition to the buttons in Task 3, you have rotary encoder in Task 8 available if you choose to use it.</text:span></text:p>
      <text:h text:style-name="P207" text:outline-level="2"><text:bookmark-start text:name="__RefHeading___Toc7408_3345378216"/>User interface design<text:bookmark-end text:name="__RefHeading___Toc7408_3345378216"/></text:h>
      <text:p text:style-name="P45">For this task, you need to design an user interface <text:span text:style-name="T94">for your alarm clock</text:span>. <text:span text:style-name="T236">Keep in mind, that you are expected to implement it as well, so the implementation you present in </text:span><text:span text:style-name="T236"><text:bookmark-ref text:reference-format="number" text:ref-name="__RefHeading___Toc12521_3615881435">3.5</text:bookmark-ref></text:span><text:span text:style-name="T236"><text:s/>should correspond to this design.</text:span></text:p>
      <text:p text:style-name="P45">The design shall incorporate at least:</text:p>
      <text:list xml:id="list2655916205" text:style-name="L17">
        <text:list-item>
          <text:p text:style-name="P240">Display clock time.</text:p>
        </text:list-item>
        <text:list-item>
          <text:p text:style-name="P241">Display date.</text:p>
        </text:list-item>
        <text:list-item>
          <text:p text:style-name="P241">Display temperature.</text:p>
        </text:list-item>
        <text:list-item>
          <text:p text:style-name="P240">Set clock time, <text:span text:style-name="T94">date.</text:span></text:p>
        </text:list-item>
        <text:list-item>
          <text:p text:style-name="P241">Set alarm <text:span text:style-name="T423">time</text:span>.</text:p>
        </text:list-item>
        <text:list-item>
          <text:p text:style-name="P242">Enable/disable alarm, <text:span text:style-name="T104">alarm enabled status indication.</text:span></text:p>
        </text:list-item>
        <text:list-item>
          <text:p text:style-name="P241">Alarm, <text:span text:style-name="T103">shutting it off.</text:span></text:p>
        </text:list-item>
        <text:list-item>
          <text:p text:style-name="P243">Alarm automatic shut-off after a timeout (ie turn it of if you are not at home, but alarm was left enabled).</text:p>
        </text:list-item>
      </text:list>
      <text:p text:style-name="P46">The design can use the 4 buttons <text:span text:style-name="T422">SW31..34</text:span> and the rotary encoder <text:span text:style-name="T422">SW81 </text:span>(having turn and press functions) as inputs.</text:p>
      <text:p text:style-name="P46">The preferred representation for this task is UML state diagram. You may use whatever tools you like to draw that (even <text:span text:style-name="T228">a</text:span> photo of paper <text:span text:style-name="T229">with</text:span> pencil drawing <text:span text:style-name="T228">is better than nothing</text:span>). This diagram shall describe all of the states the system can be in. State transitions (arrows between) shall be either button or timeout triggers. Each state shall have an description of the UI.</text:p>
      <text:list xml:id="list2828873361" text:style-name="L18">
        <text:list-item>
          <text:p text:style-name="P284">Design a state diagram for the UI. <text:span text:style-name="T475">Provide a PDF file for scoring.</text:span></text:p>
        </text:list-item>
      </text:list>
      <table:table table:name="Table5" table:style-name="Table5">
        <table:table-column table:style-name="Table5.A"/>
        <table:table-column table:style-name="Table5.B"/>
        <table:table-row>
          <table:table-cell table:style-name="Table5.A1" office:value-type="string">
            <text:p text:style-name="P163"><text:span text:style-name="T95">Usable </text:span>UI design, <text:span text:style-name="T95">that corresponds to requirements</text:span></text:p>
          </table:table-cell>
          <table:table-cell table:style-name="Table5.B1" office:value-type="string">
            <text:p text:style-name="P137"><text:span text:style-name="T276">6</text:span> points</text:p>
          </table:table-cell>
        </table:table-row>
      </table:table>
      <text:h text:style-name="P208" text:outline-level="2"><text:soft-page-break/><text:span text:style-name="T298">Button h</text:span>ardware <text:span text:style-name="T91">and GPIOs</text:span></text:h>
      <text:p text:style-name="P43">For <text:span text:style-name="T236">the </text:span>buttons, the hardware is very simple. You need to solder 2 headers and 4 buttons on the board. Then you need 4 jumper cables to connect them to microcontroller.</text:p>
      <text:p text:style-name="P43">As you may have noticed, the schematic does not include pull-up resistors. The buttons connect the wires to ground; to get a signal, you need a resistor to pull the voltage back up when button is released. The microcontroller contains such resistors for each pad.</text:p>
      <text:list xml:id="list427788363" text:style-name="L19">
        <text:list-item>
          <text:p text:style-name="P285">Solder the Task 3 hardware to board. <text:span text:style-name="T29">Cut the SW33 mounting bracket so that it </text:span><text:span text:style-name="T30">does</text:span><text:span text:style-name="T29"> not touch U22</text:span><text:span text:style-name="T355">, U22 has part of cut off metal lead frame sticking out on the side.</text:span></text:p>
        </text:list-item>
        <text:list-item>
          <text:p text:style-name="P286"><text:span text:style-name="T87">O</text:span>pen STM32F031K6 reference manual RM0091. Browse through the <text:span text:style-name="T331">GPIO section</text:span>.</text:p>
        </text:list-item>
        <text:list-item>
          <text:p text:style-name="P285">Perform pin planning in CubeMX, <text:span text:style-name="T230">select</text:span> “GPIO_Input” pins for buttons.</text:p>
        </text:list-item>
        <text:list-item>
          <text:p text:style-name="P285">Activate pull-ups at GPIO configuration page.</text:p>
        </text:list-item>
        <text:list-item>
          <text:p text:style-name="P285">Connect the buttons using jumper wires.</text:p>
        </text:list-item>
        <text:list-item>
          <text:p text:style-name="P285">Re-generate TrueStudio project.</text:p>
        </text:list-item>
      </text:list>
      <table:table table:name="Table12" table:style-name="Table12">
        <table:table-column table:style-name="Table12.A"/>
        <table:table-column table:style-name="Table12.B"/>
        <table:table-row>
          <table:table-cell table:style-name="Table12.A1" office:value-type="string">
            <text:p text:style-name="P159">Button hardware soldered, CubeMX configured, jumper wires connected</text:p>
          </table:table-cell>
          <table:table-cell table:style-name="Table12.B1" office:value-type="string">
            <text:p text:style-name="P136"><text:span text:style-name="T94">2</text:span> points</text:p>
          </table:table-cell>
        </table:table-row>
      </table:table>
      <text:h text:style-name="P209" text:outline-level="2">Firmware for buttons</text:h>
      <text:p text:style-name="P43">The buttons are mechanical devices. They contain a spring contact, that bounces when <text:span text:style-name="T231">it gets</text:span> closed <text:span text:style-name="T233">and provides multiple short pulses before it stabilizes</text:span>. To detect a clean signal, you need to filter out these <text:span text:style-name="T232">spurious events</text:span>. This is called debouncing. </text:p>
      <text:p text:style-name="P43">Buttons <text:span text:style-name="T234">could</text:span> be handled in software in multiple ways. For example, you could set up an external pin interrupt and get called on button press. <text:span text:style-name="T299">In this project, we already have a periodic timer interrupt set up at </text:span><text:span text:style-name="T299"><text:bookmark-ref text:reference-format="number" text:ref-name="__RefHeading___Toc24213_3345378216">2.3</text:bookmark-ref></text:span><text:span text:style-name="T299">. You can hook the debouncer to the end of the same interrupt and have it output debounced button state into global variables:</text:span></text:p>
      <text:p text:style-name="P119">uint8_t button_state <text:span text:style-name="T424">= 0</text:span>; // 1 bit per button</text:p>
      <text:p text:style-name="P119">// <text:span text:style-name="T300">other variables to store debouncer state</text:span></text:p>
      <text:p text:style-name="P119">void button_debounce_timer() {</text:p>
      <text:p text:style-name="Code"><text:span text:style-name="T299"><text:tab/>// read button s</text:span>tates:</text:p>
      <text:p text:style-name="Code"><text:tab/>// ie: uint8_t val = HAL_GPIO_ReadPin(SW31_GPIO_Port, SW31_Pin);</text:p>
      <text:p text:style-name="P124"><text:tab/>// debounce, store outputs t<text:span text:style-name="T299">o button_state</text:span></text:p>
      <text:p text:style-name="P119">}</text:p>
      <text:p text:style-name="P99">Then another function can be used to get these values and react on the values:</text:p>
      <text:p text:style-name="P120">uint8_t button_state_prev <text:span text:style-name="T425">= 0</text:span>; // 1 bit per button</text:p>
      <text:p text:style-name="P119">uint8_t buttons_get() {</text:p>
      <text:p text:style-name="P119"><text:tab/>uint8_t ret = button_state &amp; ~button_state_prev;</text:p>
      <text:p text:style-name="P119"><text:tab/>button_state_prev = button_state;</text:p>
      <text:p text:style-name="P119"><text:tab/>return ret;</text:p>
      <text:p text:style-name="P119">}</text:p>
      <text:p text:style-name="P44">Button debouncing is a common operation in all of the embedded devices and there are a lot of different algorithms for it. The issue we are solving is that we do not want to react too fast on the noise generated when the contact closes or opens, getting multiple button press events. <text:span text:style-name="T301">You can do </text:span>up-down counting and <text:soft-page-break/>reacting when the counter reaches opposite edge. You may also just wait for a number of times the same value in sequence before reacting. Or you may react immediately and not accept next input before a set time.</text:p>
      <text:list xml:id="list1006250241" text:style-name="L20">
        <text:list-item>
          <text:p text:style-name="P287">Write a debouncer for the buttons</text:p>
        </text:list-item>
        <text:list-item>
          <text:p text:style-name="P288">Write <text:span text:style-name="T302">test code in main loop</text:span> with printf for testing.</text:p>
        </text:list-item>
        <text:list-item>
          <text:p text:style-name="P288">Test the button events, <text:span text:style-name="T235">then integrate to the rest of the system.</text:span></text:p>
        </text:list-item>
      </text:list>
      <table:table table:name="Table11" table:style-name="Table11">
        <table:table-column table:style-name="Table11.A"/>
        <table:table-column table:style-name="Table11.B"/>
        <table:table-row>
          <table:table-cell table:style-name="Table11.A1" office:value-type="string">
            <text:p text:style-name="P179">Working button debouncer; device reacts to button presses</text:p>
          </table:table-cell>
          <table:table-cell table:style-name="Table11.B1" office:value-type="string">
            <text:p text:style-name="P136"><text:span text:style-name="T274">4</text:span> points</text:p>
          </table:table-cell>
        </table:table-row>
      </table:table>
      <text:h text:style-name="P210" text:outline-level="2"><text:bookmark-start text:name="__RefHeading___Toc8390_3345378216"/>Microcontroller real-time clock<text:bookmark-end text:name="__RefHeading___Toc8390_3345378216"/></text:h>
      <text:p text:style-name="P52"><text:span text:style-name="T110">The</text:span> task <text:bookmark-ref text:reference-format="chapter" text:ref-name="__RefHeading___Toc8390_3345378216">3.4</text:bookmark-ref><text:s/>is an alterntive to task <text:bookmark-ref text:reference-format="chapter" text:ref-name="__RefHeading___Toc8392_3345378216">5.4</text:bookmark-ref>. Only one of these gets scored.</text:p>
      <text:p text:style-name="P48">The appropriate way to keep time is using a crystal oscillator. But our microcontroller module does not have one. Instead it is using RC oscillator with 1% precision at room temperature. In addition, the microcontroller does not have battery backup, so it will loose time when power is cut. For demonstration purposes, this is still fine and you can complete the proof-of-concept clock project. <text:span text:style-name="T108">There is a better alternative at Task 5, but it requires more soldering and firmware work. You can choose, which one you implement.</text:span></text:p>
      <text:p text:style-name="P47">The microcontroller contains hardware peripheral to count real time. <text:span text:style-name="T237">The RTC counts broken down time</text:span> <text:span text:style-name="T237">(</text:span>hours-minutes-secons, days-months-years<text:span text:style-name="T237">)</text:span>, as opposed to just a timestamp number (ie UNIX/POSIX timestamp of seconds since 1970-01-01 00:00 at Greenwich).</text:p>
      <text:list xml:id="list113391682" text:style-name="L21">
        <text:list-item>
          <text:p text:style-name="P289">Enable the RTC in CubeMX.</text:p>
        </text:list-item>
        <text:list-item>
          <text:p text:style-name="P289">Write functions to set time.</text:p>
        </text:list-item>
        <text:list-item>
          <text:p text:style-name="P289">Write functions to read time.</text:p>
        </text:list-item>
      </text:list>
      <text:p text:style-name="P64">You may need additional functions to access alarm functionality (set alarm, enable alarm etc). <text:span text:style-name="T238">Also consider the effects of timer being advanced while you read or write it. You should stop the timer when setting the clock (so hour number could not roll to next value between writing hours and minutes etc). You may also need to synchronize the reading of time components, to avoid reading invalid values (ie next hour number with minute number, 14:59→15:59→15:00). For synchronization, the simplest way is read the timer twice; if the readings differ then do it again until you get 2 same values – then numbers were stable.</text:span></text:p>
      <table:table table:name="Table13" table:style-name="Table13">
        <table:table-column table:style-name="Table13.A"/>
        <table:table-column table:style-name="Table13.B"/>
        <table:table-row>
          <table:table-cell table:style-name="Table13.A1" office:value-type="string">
            <text:p text:style-name="P164">Internal RTC is working, capab<text:span text:style-name="T263">ility</text:span> of setting time and reading time</text:p>
          </table:table-cell>
          <table:table-cell table:style-name="Table13.B1" office:value-type="string">
            <text:p text:style-name="P138"><text:span text:style-name="T275">4</text:span> points</text:p>
          </table:table-cell>
        </table:table-row>
      </table:table>
      <text:h text:style-name="P211" text:outline-level="2"><text:bookmark-start text:name="__RefHeading___Toc12521_3615881435"/>Implement user interface<text:bookmark-end text:name="__RefHeading___Toc12521_3615881435"/></text:h>
      <text:p text:style-name="P49">This task is to implement your user interface. You shall implement the design you created at <text:bookmark-ref text:reference-format="number" text:ref-name="__RefHeading___Toc7408_3345378216">3.1</text:bookmark-ref><text:s/><text:bookmark-ref text:reference-format="text" text:ref-name="__RefHeading___Toc7408_3345378216">User interface design</text:bookmark-ref>. For the information you do not yet have (ie when the <text:span text:style-name="T239">RTC or </text:span>temperature sensor does not yet work), insert placeholder data. <text:span text:style-name="T97">If the alarm functionality is not present, create a manual trigger to start alarm (ie button).</text:span></text:p>
      <text:p text:style-name="P49">The user interface has usually the lowest priority <text:span text:style-name="T240">timings in the </text:span>code. Thus it is usually implemented in main loop of the device.</text:p>
      <text:p text:style-name="P49">There may be timeouts involved in UI flow. For those, you can use the system tick timer, that is always running. There is a <text:span text:style-name="T241">running </text:span>millisecond count available <text:span text:style-name="T95">at all times using HAL_GetTick()</text:span>. You have to store <text:span text:style-name="T95">it </text:span>to a variable at some event (ie last state change, button press etc). Then you can subtract the stored count from current value and if it is over a set limit, react on a timeout.</text:p>
      <text:list xml:id="list1681197831" text:style-name="L22">
        <text:list-item>
          <text:p text:style-name="P290">Implement UI.</text:p>
        </text:list-item>
      </text:list>
      <table:table table:name="Table15" table:style-name="Table15">
        <table:table-column table:style-name="Table15.A"/>
        <table:table-column table:style-name="Table15.B"/>
        <table:table-row>
          <table:table-cell table:style-name="Table15.A1" office:value-type="string">
            <text:p text:style-name="P166">Working UI prototype, that implements the design created at <text:bookmark-ref text:reference-format="number" text:ref-name="__RefHeading___Toc7408_3345378216">3.1</text:bookmark-ref></text:p>
          </table:table-cell>
          <table:table-cell table:style-name="Table15.B1" office:value-type="string">
            <text:p text:style-name="P139"><text:span text:style-name="T276">6</text:span> points</text:p>
          </table:table-cell>
        </table:table-row>
      </table:table>
      <text:h text:style-name="P187" text:outline-level="1"><text:soft-page-break/>Buzzer</text:h>
      <text:p text:style-name="P50">An alarm clock needs a sound output. For that we have a small buzzer on board. This is mainly intended to be used for alarm. It may be used for other UI purposes as well, ie button clicks and confirmation tones.</text:p>
      <text:h text:style-name="P212" text:outline-level="2">Hardware</text:h>
      <text:p text:style-name="P50">The buzzer hardware contains a transistor amplifier. There is a diode, that limits the induced <text:span text:style-name="T242">kick-back </text:span>voltage from the sound coil when the transistor opens, <text:span text:style-name="T426">otherwise you may kill the transistor</text:span>. Verify the polarity of the diode, it shall be reverse biased normally (cathode is marked with a stripe on the body).</text:p>
      <text:p text:style-name="P50">The buzzer system requires an AC signal to operate. Repeating signals can be generated using timer modules in the microcontroller. Most timers have output pins, that can be configured in PWM mode. By changing the frequency, <text:span text:style-name="T96">you control the tone. By changing the PWM high/low ratio, you can control the loudness. Although the timers in the microcontroller have multiple outputs, they have only one counter and its auto-reload register, that is controlling the frequency. So cross-using a timer for multiple independent purposes is quite limited. Luckily, STM32 microcontrollers contain a lot of timers, ie 6 for our part.</text:span></text:p>
      <text:p text:style-name="P105">Typical buzzer tones are around 1-4kHz. See the speaker datasheet, its ĺoudness depends on the frequency. Figure out the timer settings for the buzzer timer.</text:p>
      <text:p text:style-name="P85">For buzzer sequencing (turning it on and off periodically), you may want to use another timer and its interrupt (like the display scanning timer <text:span text:style-name="T427">in </text:span><text:span text:style-name="T427"><text:bookmark-ref text:reference-format="number" text:ref-name="__RefHeading___Toc24213_3345378216">2.3</text:bookmark-ref></text:span>), <text:span text:style-name="T433">this interrupt shall fire at around 2Hz to provide 1Hz beeps</text:span>.</text:p>
      <text:p text:style-name="P51">For the sanity of your teammates and <text:span text:style-name="T244">everyone else</text:span> in the room, please <text:span text:style-name="T243">stick some</text:span> tape on top of the buzzer to keep the volume down!<text:span text:style-name="T46"> </text:span><text:span text:style-name="T49">Disconnect the buzzer wire </text:span><text:span text:style-name="T50">to mute it </text:span><text:span text:style-name="T49">if you have issues with </text:span><text:span text:style-name="T53">turning it off</text:span><text:span text:style-name="T49">.</text:span></text:p>
      <text:list xml:id="list2807860382" text:style-name="L23">
        <text:list-item>
          <text:p text:style-name="P291">Solder the Task 4 hardware.</text:p>
        </text:list-item>
        <text:list-item>
          <text:p text:style-name="P292"><text:span text:style-name="T87">O</text:span>pen STM32F031K6 reference manual RM0091. Browse through the <text:span text:style-name="T204">timer</text:span> <text:span text:style-name="T208">section, read about PWM</text:span>.</text:p>
        </text:list-item>
        <text:list-item>
          <text:p text:style-name="P291"><text:span text:style-name="T97">In CubeMX a</text:span>ssign <text:span text:style-name="T434">and configure</text:span> a timer; configure output PWM pin for the buzzer.</text:p>
        </text:list-item>
        <text:list-item>
          <text:p text:style-name="P293">Assign another timer for buzzer sequencing and configure it.</text:p>
        </text:list-item>
        <text:list-item>
          <text:p text:style-name="P291">Install the jumper wire on the board.</text:p>
        </text:list-item>
      </text:list>
      <table:table table:name="Table16" table:style-name="Table16">
        <table:table-column table:style-name="Table16.A"/>
        <table:table-column table:style-name="Table16.B"/>
        <table:table-row>
          <table:table-cell table:style-name="Table16.A1" office:value-type="string">
            <text:p text:style-name="P160"><text:span text:style-name="T97">Buzzer </text:span>hardware soldered, CubeMX configured, jumper wires connected</text:p>
          </table:table-cell>
          <table:table-cell table:style-name="Table16.B1" office:value-type="string">
            <text:p text:style-name="P140"><text:span text:style-name="T97">2</text:span> points</text:p>
          </table:table-cell>
        </table:table-row>
      </table:table>
      <text:h text:style-name="P213" text:outline-level="2">Firmware</text:h>
      <text:p text:style-name="P55">The firmware support for the buzzer consists of 2 timing components. One is generating the tone. The other is switching <text:span text:style-name="T428">the first timer</text:span> <text:span text:style-name="T428">on and </text:span>off, sequencing series of beeps.</text:p>
      <text:p text:style-name="P55">The tone-generating part is handled by a timer. <text:span text:style-name="T325">The PWM timer is configured in the CubeMX. You can update its pulse width and period in firmware if you wish, then start the timer to start buzzing</text:span>:</text:p>
      <text:p text:style-name="P112">__HAL_TIM_SET_COMPARE(&amp;htim1, TIM_CHANNEL_1, pulse_width)<text:span text:style-name="T100">;</text:span></text:p>
      <text:p text:style-name="P113">__HAL_TIM_SET_AUTORELOAD<text:span text:style-name="T100">(&amp;htim1, period);</text:span></text:p>
      <text:p text:style-name="Code">HAL_TIM_PWM_Start(&amp;htim<text:span text:style-name="T99">1</text:span>, TIM_CHANNEL_<text:span text:style-name="T100">1</text:span>);</text:p>
      <text:p text:style-name="P73"><text:span text:style-name="T245">The calculation of a timer frequency is explained in </text:span><text:span text:style-name="T245"><text:bookmark-ref text:reference-format="chapter" text:ref-name="__RefHeading___Toc24213_3345378216">2.3</text:bookmark-ref></text:span><text:span text:style-name="T245"><text:s/></text:span><text:span text:style-name="T245"><text:bookmark-ref text:reference-format="text" text:ref-name="__RefHeading___Toc24213_3345378216">Display update timer and its interrupt</text:bookmark-ref></text:span><text:span text:style-name="T245">.</text:span></text:p>
      <text:p text:style-name="P78">In addition to the frequency, you must set the <text:span text:style-name="T435">channel pulse</text:span> register value to set the pulse width. For a 50% pulse, this shall be half of period register value. Thus when updating period <text:span text:style-name="T436">register value runtime</text:span>, you must update pulse width as well to remain at 50%. When pulse width is reduced, the buzzer gets quieter. Around 50% is the loudest. You shall not go at high<text:span text:style-name="T437">er</text:span> values (it gets quieter again, but draws much more current and produces heat).</text:p>
      <text:p text:style-name="Text_20_body"><text:soft-page-break/>To disable the timer, you must <text:span text:style-name="T101">stop the timer </text:span>using HAL_TIM_PWM_Stop. <text:span text:style-name="T101">By just stopping the counter (using registers or other APIs) and not disabling the output, the timer may stop so that the output if left high.</text:span> <text:span text:style-name="T101">This may damage </text:span>the buzzer <text:span text:style-name="T101">due to DC voltage left on coil</text:span>.</text:p>
      <text:p text:style-name="Text_20_body"><text:span text:style-name="T306">The sequencing timer shall generate interrupts. </text:span>In the interrupt handler, you just switch <text:span text:style-name="T247">on/</text:span>off the <text:span text:style-name="T246">buzzer </text:span>timer. <text:span text:style-name="T306">Write upper level functions to start and stop the buzzer. For example:</text:span></text:p>
      <text:p text:style-name="Code">void buzzer_enable() {</text:p>
      <text:p text:style-name="Code"><text:tab/>HAL_TIM_PWM_Start(&amp;htim1, TIM_CHANNEL_1);<text:tab/>// <text:span text:style-name="T438">start PWM</text:span></text:p>
      <text:p text:style-name="Code"><text:tab/>HAL_TIM_Base_Start_IT(&amp;htim<text:span text:style-name="T307">2</text:span>);<text:tab/>// <text:span text:style-name="T438">start sequencing</text:span></text:p>
      <text:p text:style-name="Code">}</text:p>
      <text:p text:style-name="Code"/>
      <text:p text:style-name="Code">void buzzer_disable() {</text:p>
      <text:p text:style-name="Code"><text:tab/>HAL_TIM_Base_Stop_IT(&amp;htim<text:span text:style-name="T307">2</text:span>);<text:tab/><text:tab/>// <text:span text:style-name="T438">stop sequencing</text:span></text:p>
      <text:p text:style-name="Code"><text:tab/>HAL_TIM_PWM_Stop(&amp;htim1, TIM_CHANNEL_1);<text:tab/>// <text:span text:style-name="T438">stop PWM</text:span></text:p>
      <text:p text:style-name="Code">}</text:p>
      <text:list xml:id="list2993525566" text:style-name="L24">
        <text:list-item>
          <text:p text:style-name="P294">Write handler <text:span text:style-name="T439">function</text:span> to <text:span text:style-name="T249">sequence the start/</text:span>stop <text:span text:style-name="T249">of </text:span>the buzzer.</text:p>
        </text:list-item>
        <text:list-item>
          <text:p text:style-name="P294">Write function<text:span text:style-name="T306">s</text:span> to start <text:span text:style-name="T306">and stop </text:span>the buzzer <text:span text:style-name="T440">along the sequencing.</text:span></text:p>
        </text:list-item>
        <text:list-item>
          <text:p text:style-name="P295">You may also experiment with generating UI tones with buzzer.</text:p>
        </text:list-item>
      </text:list>
      <table:table table:name="Table17" table:style-name="Table17">
        <table:table-column table:style-name="Table17.A"/>
        <table:table-column table:style-name="Table17.B"/>
        <table:table-row>
          <table:table-cell table:style-name="Table17.A1" office:value-type="string">
            <text:p text:style-name="P167">Buzzer works, <text:span text:style-name="T248">buzzer sequencing works</text:span></text:p>
          </table:table-cell>
          <table:table-cell table:style-name="Table17.B1" office:value-type="string">
            <text:p text:style-name="P141"><text:span text:style-name="T277">4</text:span> points</text:p>
          </table:table-cell>
        </table:table-row>
      </table:table>
      <text:h text:style-name="P214" text:outline-level="2">Alarm functionality</text:h>
      <text:p text:style-name="Text_20_body">In this task we bring all the pieces together. For an alarm clock, we need the clock to sound an alarm at a predefined time. Once an alarm sounds, there must be a way to turn it off.</text:p>
      <text:p text:style-name="P56">First, the system to start alarm. There are a lot of ways implementing it. You may just poll the time values and once they pass the alarm time, start the alarm. In that case – if you check the time being equal to the given value, you may happen to miss that exact value. If you check time being greater than the value, the alarm may sound after the value. There are different ways of overcoming it.</text:p>
      <text:p text:style-name="P56">Alternatively, the RTC-s incorporate alarm functionality. <text:span text:style-name="T104">You may configure the alarm at the RTC and then let it check for it by itself. Then you can either wait for an interrupt (for external RTC it requires another wire) or just poll regularly if the alarm status bit has been changed.</text:span></text:p>
      <text:list xml:id="list1148144750" text:style-name="L25">
        <text:list-item>
          <text:p text:style-name="P296">Write code to get alarm event at preconfigured time.</text:p>
        </text:list-item>
        <text:list-item>
          <text:p text:style-name="P296">Write code to enable and disable that alarm event.</text:p>
        </text:list-item>
      </text:list>
      <text:list xml:id="list233038520" text:style-name="L26">
        <text:list-item>
          <text:p text:style-name="P297">Integrate the alarm system in the UI.</text:p>
        </text:list-item>
      </text:list>
      <table:table table:name="Table18" table:style-name="Table18">
        <table:table-column table:style-name="Table18.A"/>
        <table:table-column table:style-name="Table18.B"/>
        <table:table-row>
          <table:table-cell table:style-name="Table18.A1" office:value-type="string">
            <text:p text:style-name="P168">Alarm functionality works – at configured time, alarm happens and can be shut off</text:p>
          </table:table-cell>
          <table:table-cell table:style-name="Table18.B1" office:value-type="string">
            <text:p text:style-name="P142"><text:span text:style-name="T278">4</text:span> points</text:p>
          </table:table-cell>
        </table:table-row>
      </table:table>
      <text:h text:style-name="P188" text:outline-level="1">External precise Real Time Clock</text:h>
      <text:p text:style-name="P57">As discussed earlier in <text:bookmark-ref text:reference-format="number" text:ref-name="__RefHeading___Toc6085_3345378216">1.4</text:bookmark-ref><text:s/>and <text:bookmark-ref text:reference-format="number" text:ref-name="__RefHeading___Toc7408_3345378216">3.1</text:bookmark-ref>, the given NUCLEO-32 microcontroller module does not have precise clock source. It also does not have connection for external backup battery, that drives only the RTC. To overcome these limitations, an RTC chip is included on the board.</text:p>
      <text:p text:style-name="P62">The RTC chip connects to microcontroller by I2C bus, the same type of bus is also used by temperature sensor. The tasks <text:bookmark-ref text:reference-format="chapter" text:ref-name="__RefHeading___Toc8507_3345378216">5.2</text:bookmark-ref><text:s/>and <text:bookmark-ref text:reference-format="chapter" text:ref-name="__RefHeading___Toc8509_3345378216">5.3</text:bookmark-ref><text:s/>are common for both.</text:p>
      <text:h text:style-name="P215" text:outline-level="2"><text:soft-page-break/>Hardware</text:h>
      <text:p text:style-name="P58">The RTC section is designed using surface mount components. These do not have legs going through the holes in the board, instead they are soldered on the surface of the board. Most of modern day electronics is built in SMT (surface mount technology). Surface mount components are smaller and <text:span text:style-name="T250">can</text:span> have <text:span text:style-name="T251">a lot </text:span>more pins. <text:span text:style-name="T105">They can be assembled on the board by machines. </text:span></text:p>
      <text:p text:style-name="P58">The components in this section are chosen amongst the largest available. The chip U51 is in SO8 package, having pin spacing of 1.27mm (through-hole chips have spacing twice as large, 2.54<text:span text:style-name="T252">mm</text:span>). The passives (resistors, capacitors) have size code 120<text:span text:style-name="T105">6, this is a standardized package of 3.2x1.6mm.</text:span></text:p>
      <text:p text:style-name="P59">Before soldering the components, please <text:span text:style-name="T106">read through the introduction to surface mount soldering at the beginning of this document.</text:span></text:p>
      <text:list xml:id="list3582243473" text:style-name="L27">
        <text:list-item>
          <text:p text:style-name="P298">Solder the components of Task 5. <text:line-break/><text:span text:style-name="T356">Solder the J52 battery holder </text:span><text:span text:style-name="T72">at a slight angle</text:span><text:span text:style-name="T122">, not flat against the board</text:span><text:span text:style-name="T121"> </text:span><text:span text:style-name="T356">(bottom edge should be around 1mm lifted off board) for the board to stay upright on its own and not fall over on the face.</text:span></text:p>
        </text:list-item>
      </text:list>
      <text:p text:style-name="P60">You should leave the FB51 as last, so that in case you messed up, the board is still usable and does not have short circuit at power rail <text:span text:style-name="T357">(other connections by wire can be disconnected)</text:span>.</text:p>
      <table:table table:name="Table21" table:style-name="Table21">
        <table:table-column table:style-name="Table21.A"/>
        <table:table-column table:style-name="Table21.B"/>
        <table:table-row>
          <table:table-cell table:style-name="Table21.A1" office:value-type="string">
            <text:p text:style-name="P161"><text:span text:style-name="T107">RTC </text:span>hardware <text:span text:style-name="T107">properly </text:span>soldered</text:p>
          </table:table-cell>
          <table:table-cell table:style-name="Table21.B1" office:value-type="string">
            <text:p text:style-name="P144"><text:span text:style-name="T279">4</text:span> points</text:p>
          </table:table-cell>
        </table:table-row>
      </table:table>
      <text:h text:style-name="P216" text:outline-level="2"><text:bookmark-start text:name="__RefHeading___Toc8507_3345378216"/>I2C bus connections<text:bookmark-end text:name="__RefHeading___Toc8507_3345378216"/></text:h>
      <text:p text:style-name="P61">The interface to RTC <text:span text:style-name="T109">and temperature sensor </text:span>chip<text:span text:style-name="T109">s</text:span> is I2C bus. There is a good explanation about I2C bus in wikipedia. <text:span text:style-name="T107">The bus is pulled up by resistors, devices only pull down the lines (this is called open drain connection). A single </text:span>I2C bus may have multiple devices and <text:span text:style-name="T107">each is identified by its address. Check the datasheets and find out the device addresses.</text:span></text:p>
      <text:p text:style-name="P79">There is an I2C peripheral in the microcontroller. You can either use that or bit-bang the pins in GPIO mode. In either way, configure the CubeMX accordingly. <text:span text:style-name="T311">The default settings for the I2C peripheral work well enough.</text:span></text:p>
      <text:p text:style-name="P97">The pin-muxing of NUCLEO32 modules is quite limited due to the small 32-pin chip and already made connections on the module (PA5,6 are <text:span text:style-name="T328">in parallel</text:span> to PB7,6). To use SPI, I2C <text:span text:style-name="T329">and rotary encoder</text:span>, you can use PA5,7 for SPI and <text:span text:style-name="T60">PA10, PB6</text:span> for I2C.</text:p>
      <text:list xml:id="list1362858341" text:style-name="L28">
        <text:list-item>
          <text:p text:style-name="P300"><text:span text:style-name="T87">O</text:span>pen STM32F031K6 reference manual RM0091. Browse through the <text:span text:style-name="T332">I2C section</text:span>.</text:p>
        </text:list-item>
        <text:list-item>
          <text:p text:style-name="P299">Perform pin planning and connect the jumper wires.</text:p>
        </text:list-item>
      </text:list>
      <table:table table:name="Table20" table:style-name="Table20">
        <table:table-column table:style-name="Table20.A"/>
        <table:table-column table:style-name="Table20.B"/>
        <table:table-row>
          <table:table-cell table:style-name="Table20.A1" office:value-type="string">
            <text:p text:style-name="P178">CubeMX configured for I2C bus, jumper wires connected</text:p>
          </table:table-cell>
          <table:table-cell table:style-name="Table20.B1" office:value-type="string">
            <text:p text:style-name="P143"><text:span text:style-name="T109">2</text:span> points</text:p>
          </table:table-cell>
        </table:table-row>
      </table:table>
      <text:p text:style-name="Text_20_body"/>
      <text:p text:style-name="P66">In addition to I2C, the RTC and temperature sensor have additional outputs. These may be connected in case you find them useful. As with other outputs, they may be left unconnected with no harm. The outputs are open-drain: they need a pull-up resistor. When setting them up, configure a pull-up resistor to the corresponding input of microcontroller in CubeMX.</text:p>
      <text:h text:style-name="P216" text:outline-level="2"><text:bookmark-start text:name="__RefHeading___Toc8509_3345378216"/><text:span text:style-name="T112">RTC I2C</text:span> communication<text:bookmark-end text:name="__RefHeading___Toc8509_3345378216"/></text:h>
      <text:p text:style-name="P62">We need I2C communication for RTC and temperature sensor ICs. This task is to get I2C working, for RTC, temperature sensor or both.</text:p>
      <text:p text:style-name="P89">The STM32 HAL has functions, that perform the I2C device addressing and register addressing layer. You can use these <text:span text:style-name="T442">to access the registers inside the chips</text:span>:</text:p>
      <text:p text:style-name="Code"><text:soft-page-break/>uint8_t <text:span text:style-name="T443">value</text:span>;</text:p>
      <text:p text:style-name="P127">HAL_I2C_Mem_Read(&amp;hi2c1, I2C_ADDR, <text:span text:style-name="T312">reg_</text:span>addr, 1, &amp;<text:span text:style-name="T443">value</text:span>, 1, ~0);</text:p>
      <text:p text:style-name="P127">HAL_I2C_Mem_<text:span text:style-name="T312">Write</text:span>(&amp;hi2c1, I2C_ADDR, <text:span text:style-name="T312">reg_</text:span>addr, 1, &amp;<text:span text:style-name="T443">value</text:span>, 1, ~0);</text:p>
      <text:p text:style-name="P63">Open the datasheet for the chip(s) and find out what registers are there. Also find out the I2C address of the chip. <text:span text:style-name="T313">The STM32 HAL functions require the I2C device address that includes the R/W bit (set to 0).</text:span></text:p>
      <text:list xml:id="list3073052359" text:style-name="L29">
        <text:list-item>
          <text:p text:style-name="P302">Open PCF85263AT/AJ and LM75ADP,118 datasheets; learn about the communication and internal registers.</text:p>
        </text:list-item>
        <text:list-item>
          <text:p text:style-name="P301">Implement a function to read and a function to write given register in chip (for example: rtc_read_reg(reg), rtc_write_reg(reg, value), ts_read_reg(reg), ts_write_reg(reg, value) ).</text:p>
        </text:list-item>
        <text:list-item>
          <text:p text:style-name="P303">If needed, write bulk access functions to read a lot of registers at one access.</text:p>
        </text:list-item>
        <text:list-item>
          <text:p text:style-name="P301">Write test code. Write some values and read them back to verify that the lower layer works.</text:p>
        </text:list-item>
      </text:list>
      <table:table table:name="Table22" table:style-name="Table22">
        <table:table-column table:style-name="Table22.A"/>
        <table:table-column table:style-name="Table22.B"/>
        <table:table-row>
          <table:table-cell table:style-name="Table22.A1" office:value-type="string">
            <text:p text:style-name="P169">Working I2C driver, functions to read/write <text:span text:style-name="T266">RTC and temperature sensor</text:span> <text:span text:style-name="T265">registers</text:span></text:p>
          </table:table-cell>
          <table:table-cell table:style-name="Table22.B1" office:value-type="string">
            <text:p text:style-name="P144"><text:span text:style-name="T280">4</text:span> points</text:p>
          </table:table-cell>
        </table:table-row>
      </table:table>
      <text:h text:style-name="P217" text:outline-level="2"><text:bookmark-start text:name="__RefHeading___Toc8392_3345378216"/>Firmware<text:bookmark-end text:name="__RefHeading___Toc8392_3345378216"/></text:h>
      <text:p text:style-name="P54">The task <text:bookmark-ref text:reference-format="chapter" text:ref-name="__RefHeading___Toc8392_3345378216">5.4</text:bookmark-ref><text:s/>is alternative to task <text:bookmark-ref text:reference-format="chapter" text:ref-name="__RefHeading___Toc8390_3345378216">3.4</text:bookmark-ref>. Only one gets scored.</text:p>
      <text:p text:style-name="P107">The RTC chips reports time in BCD <text:span text:style-name="T451">(binary-coded decimal) </text:span>format. In this format, the low 4 bits represent ones digit and high 4 bits <text:s/>tens digit in decimal. Use shift and binary bitwise (&amp;, |) operators to convert the format.</text:p>
      <text:p text:style-name="P62">After you have established communication with the RTC chip, it is time to write the driver code for it</text:p>
      <text:list xml:id="list103640298036205" text:continue-list="list113391682" text:style-name="L21">
        <text:list-item>
          <text:p text:style-name="P289">Write functions to set time</text:p>
        </text:list-item>
        <text:list-item>
          <text:p text:style-name="P289">Write functions to read time</text:p>
        </text:list-item>
        <text:list-item>
          <text:p text:style-name="P304">Write test code to test <text:span text:style-name="T452">above </text:span>using printf-s.</text:p>
        </text:list-item>
      </text:list>
      <text:p text:style-name="P64">You may need additional functions to access alarm functionality (set alarm, enable alarm etc) <text:span text:style-name="T444">if you choose to do it in hardware</text:span>.</text:p>
      <text:p text:style-name="P106"><text:span text:style-name="T60">The RTC chip needs some configuration for best performance</text:span>. The crystal used on the board has 50kohm series resistance and requires 6pF load capacitance. These settings are configurable in “oscillator register”. You should program this register every time the <text:span text:style-name="T445">time </text:span>gets set.</text:p>
      <text:p text:style-name="P64">The “RAM Byte” register may be used to store some kind of state information to persist it over power loss. A good device does not loose its state at power loss, it resumes where it was left off (there are exceptions, for example <text:span text:style-name="T478">for</text:span> safety <text:span text:style-name="T478">reasons, </text:span>machinery should not start by itself).</text:p>
      <table:table table:name="Table19" table:style-name="Table19">
        <table:table-column table:style-name="Table19.A"/>
        <table:table-column table:style-name="Table19.B"/>
        <table:table-row>
          <table:table-cell table:style-name="Table19.A1" office:value-type="string">
            <text:p text:style-name="P165"><text:span text:style-name="T111">External </text:span>RTC is working, there is code capable of setting time and reading time; <text:span text:style-name="T111">battery back-up works</text:span></text:p>
          </table:table-cell>
          <table:table-cell table:style-name="Table19.B1" office:value-type="string">
            <text:p text:style-name="P144"><text:span text:style-name="T253">8</text:span> points</text:p>
          </table:table-cell>
        </table:table-row>
      </table:table>
      <text:h text:style-name="P189" text:outline-level="1">Temperature sensor</text:h>
      <text:p text:style-name="P65">This task tests your soldering skills. <text:span text:style-name="T314">We are</text:span> using typical modern surface mount (SMT) components of size 0402 (1.0x0.5mm) and <text:span text:style-name="T446">a </text:span>chip in TSSOP case (lead spacing is half of the chip in previous task, 0.65mm). It requires <text:span text:style-name="T254">a </text:span>steady hand and a good eyesight (or microscope). Rest assured, that it is nowhere near impossible – in the electronics industry, soldering such components by hand is a normal thing and there are much more difficult components, that can be soldered by hand.</text:p>
      <text:h text:style-name="P218" text:outline-level="2"><text:soft-page-break/>Hardware</text:h>
      <text:p text:style-name="P64">The 0402 size components are normal size components being used in modern equipment (in space-constrained devices, even 0201 and 01005 are used). For good soldering experience, the use of flux is needed and the soldering iron tip shall be clean. As with previous task, there is a component FB61, that cuts power to the chip – it can be soldered last after you have measured that you do not have <text:span text:style-name="T447">power rail </text:span>short circuit that would bring down the whole board.</text:p>
      <text:p text:style-name="P90">Before attempting this task, please read through one more time the SMD soldering advice at the beginning of this document.</text:p>
      <text:list xml:id="list953525008" text:style-name="L30">
        <text:list-item>
          <text:p text:style-name="P305">Solder the Task 6 hardware to board</text:p>
        </text:list-item>
      </text:list>
      <table:table table:name="Table23" table:style-name="Table23">
        <table:table-column table:style-name="Table23.A"/>
        <table:table-column table:style-name="Table23.B"/>
        <table:table-row>
          <table:table-cell table:style-name="Table23.A1" office:value-type="string">
            <text:p text:style-name="P162"><text:span text:style-name="T112">Temperature sensor </text:span>hardware <text:span text:style-name="T107">properly </text:span>soldered</text:p>
          </table:table-cell>
          <table:table-cell table:style-name="Table23.B1" office:value-type="string">
            <text:p text:style-name="P145"><text:span text:style-name="T281">8</text:span> points</text:p>
          </table:table-cell>
        </table:table-row>
      </table:table>
      <text:p text:style-name="Text_20_body"/>
      <text:p text:style-name="P66">The chip uses I2C communications. The connections are covered by the section <text:bookmark-ref text:reference-format="chapter" text:ref-name="__RefHeading___Toc8507_3345378216">5.2</text:bookmark-ref>. You may have to revise that section if you add temperature sensor later on to your project with RTC already set up.</text:p>
      <text:h text:style-name="P219" text:outline-level="2">Firmware</text:h>
      <text:p text:style-name="P66">The lower layer of I2C communications are covered by task <text:bookmark-ref text:reference-format="chapter" text:ref-name="__RefHeading___Toc8509_3345378216">5.3</text:bookmark-ref>.</text:p>
      <text:p text:style-name="P91">The printf-class functions do not contain floating-point functionality. <text:span text:style-name="T316">The Cortex-M0 does not have a FPU and emulating the floating-point in software would be expensive both runtime and code size wise. </text:span>You are <text:span text:style-name="T316">reading</text:span> the temperature as fixed-point value, having integer and fractional bits. It is up to you to split it and display both parts using integer arithmetics. Or just <text:span text:style-name="T315">use</text:span> the integer value and drop the fractional bits. <text:span text:style-name="T317">The temperature is a signed value, write your code so that the negative values are shown appropriately as well.</text:span></text:p>
      <text:list xml:id="list4060918174" text:style-name="L31">
        <text:list-item>
          <text:p text:style-name="P306">Write a function, that reads the temperature from the sensor.</text:p>
        </text:list-item>
        <text:list-item>
          <text:p text:style-name="P306">Integrate it into user interface, so that temperature can be shown on display.</text:p>
        </text:list-item>
      </text:list>
      <table:table table:name="Table24" table:style-name="Table24">
        <table:table-column table:style-name="Table24.A"/>
        <table:table-column table:style-name="Table24.B"/>
        <table:table-row>
          <table:table-cell table:style-name="Table24.A1" office:value-type="string">
            <text:p text:style-name="P170">Temperature is read and displayed</text:p>
          </table:table-cell>
          <table:table-cell table:style-name="Table24.B1" office:value-type="string">
            <text:p text:style-name="P145"><text:span text:style-name="T282">2</text:span> points</text:p>
          </table:table-cell>
        </table:table-row>
      </table:table>
      <text:h text:style-name="P190" text:outline-level="1">Light illumination sensor</text:h>
      <text:p text:style-name="P74">The clock has a light sensor, that can be used to measure the light illumination in the room. As alarm clocks are used to wake people up and they are usually near the place you sleep at, you do not want a spotlight shining on your face <text:span text:style-name="T259">at night</text:span>. At the same time, it is not good if the clock is not visible in daylight, under direct sunlight. To overcome this, you should implement a dynamic brightness control, that dims down the clock in the dark.</text:p>
      <text:p text:style-name="P75">The light sensor is a LDR – light dependant resistor. Its resistance will change depending on <text:span text:style-name="T260">its</text:span> <text:span text:style-name="T260">illumination</text:span>. In the schematics, it is connected along with R71 as a voltage divider. This makes the voltage at J71 change on the ratio of the resistances.</text:p>
      <text:p text:style-name="P75">The microcontroller contains an ADC – analog to digital converter. ADC takes an input and converts its voltage to a digital value. The value is proportional to the input – having zero at GND and full-scale value <text:span text:style-name="T448">(2</text:span><text:span text:style-name="T323">12</text:span><text:span text:style-name="T448">-1)</text:span> at VDDA.</text:p>
      <text:h text:style-name="P220" text:outline-level="2">Hardware</text:h>
      <text:list xml:id="list3517367067" text:style-name="L32">
        <text:list-item>
          <text:p text:style-name="P307">Solder the <text:span text:style-name="T255">Task 7 hardware</text:span> on the board.</text:p>
        </text:list-item>
        <text:list-item>
          <text:p text:style-name="P308"><text:span text:style-name="T87">O</text:span>pen STM32F031K6 reference manual RM0091. Browse through the <text:span text:style-name="T333">ADC section</text:span>.</text:p>
        </text:list-item>
        <text:list-item>
          <text:p text:style-name="P307">At CubeMX, configure a pin for the ADC; generate project.</text:p>
        </text:list-item>
        <text:list-item>
          <text:p text:style-name="P307"><text:soft-page-break/>Connect the pin using jumper wire.</text:p>
        </text:list-item>
      </text:list>
      <table:table table:name="Table31" table:style-name="Table31">
        <table:table-column table:style-name="Table31.A"/>
        <table:table-column table:style-name="Table31.B"/>
        <table:table-row>
          <table:table-cell table:style-name="Table31.A1" office:value-type="string">
            <text:p text:style-name="P172">Task 7 hardware is properly soldered <text:span text:style-name="T257">and connected</text:span></text:p>
          </table:table-cell>
          <table:table-cell table:style-name="Table31.B1" office:value-type="string">
            <text:p text:style-name="P152"><text:span text:style-name="T258">2</text:span> point<text:span text:style-name="T286">s</text:span></text:p>
          </table:table-cell>
        </table:table-row>
      </table:table>
      <text:h text:style-name="P222" text:outline-level="2">Connections and firmware</text:h>
      <text:p text:style-name="P92">The HAL contains functions to handle ADC. In case you have only one channel, it is very easy:</text:p>
      <text:p text:style-name="P121">HAL_ADC_Start(&amp;hadc);</text:p>
      <text:p text:style-name="P121">HAL_ADC_PollForConversion(&amp;hadc, ~0); // <text:span text:style-name="T318">wait</text:span></text:p>
      <text:p text:style-name="P121"><text:span text:style-name="T318">uint32_t val = </text:span>HAL_ADC_GetValue(&amp;hadc);</text:p>
      <text:p text:style-name="P92">The PollForConversion function can be used to check if the conversion is done and not wait. To do that, provide 0 as second argument and read its result.</text:p>
      <text:list xml:id="list3715580303" text:style-name="L33">
        <text:list-item>
          <text:p text:style-name="P309">Write code that starts the ADC and reads the result.</text:p>
        </text:list-item>
        <text:list-item>
          <text:p text:style-name="P309">Test the code using printf.</text:p>
        </text:list-item>
      </text:list>
      <table:table table:name="Table33" table:style-name="Table33">
        <table:table-column table:style-name="Table33.A"/>
        <table:table-column table:style-name="Table33.B"/>
        <table:table-row>
          <table:table-cell table:style-name="Table33.A1" office:value-type="string">
            <text:p text:style-name="P177">Firmware is capable of measuring illumination level</text:p>
          </table:table-cell>
          <table:table-cell table:style-name="Table33.B1" office:value-type="string">
            <text:p text:style-name="P153"><text:span text:style-name="T283">4</text:span> points</text:p>
          </table:table-cell>
        </table:table-row>
      </table:table>
      <text:h text:style-name="P223" text:outline-level="2"><text:bookmark-start text:name="__RefHeading___Toc6212_2770741442"/>Display brightness<text:bookmark-end text:name="__RefHeading___Toc6212_2770741442"/></text:h>
      <text:p text:style-name="P76"><text:span text:style-name="T319">You should</text:span> <text:span text:style-name="T319">use </text:span>PWM <text:span text:style-name="T319">on </text:span>OE# signal of row drivers <text:span text:style-name="T319">to dim the display</text:span>. <text:span text:style-name="T319">To do that, </text:span>you need another timer <text:span text:style-name="T319">having an output pin.</text:span></text:p>
      <text:p text:style-name="P93">You can decide, how you implement the brightness control. Shall it have some levels to switch between? Or fully stepless control? <text:span text:style-name="T285">Should there be a hysteresis so it would not blink between two states or go into positive feedback when illuminating itself?</text:span></text:p>
      <text:p text:style-name="P81">For 8-bit PWM, the counter period shall be set to 255 <text:span text:style-name="T327">(for brightness control values of 0..255)</text:span>. <text:span text:style-name="T290">The PWM frequency shall be around 5-10kHz to avoid flicker due to interference with display scanning frequency. Set the timer to low polarity as the OE# pin is low-active.</text:span></text:p>
      <text:p text:style-name="P96">In firmware, you need to start the PWM timer. Afterwards, you can set its compare value to change the PWM duty cycle, that controls the display brightness:</text:p>
      <text:p text:style-name="P125">HAL_TIM_PWM_Start(&amp;htim<text:span text:style-name="T326">1</text:span>, TIM_CHANNEL_1);</text:p>
      <text:p text:style-name="Code">__HAL_TIM_SET_COMPARE(&amp;htim<text:span text:style-name="T326">1</text:span>, TIM_CHANNEL_1, <text:span text:style-name="T326">brightness_value</text:span>);</text:p>
      <text:p text:style-name="Code"/>
      <text:list xml:id="list103640304517144" text:continue-numbering="true" text:style-name="L33">
        <text:list-item>
          <text:p text:style-name="P309">Measure the <text:span text:style-name="T256">ADC </text:span>values for dark and bright room</text:p>
        </text:list-item>
        <text:list-item>
          <text:p text:style-name="P310">In CubeMX, set up the OE# signal as PWM timer output</text:p>
        </text:list-item>
        <text:list-item>
          <text:p text:style-name="P309">Implement LED panel brightness control</text:p>
        </text:list-item>
        <text:list-item>
          <text:p text:style-name="P309">Integrate light sensor to control LED panel brightness.</text:p>
        </text:list-item>
      </text:list>
      <table:table table:name="Table32" table:style-name="Table32">
        <table:table-column table:style-name="Table32.A"/>
        <table:table-column table:style-name="Table32.B"/>
        <table:table-row>
          <table:table-cell table:style-name="Table32.A1" office:value-type="string">
            <text:p text:style-name="P177">Light sensor controls LED panel brightness</text:p>
          </table:table-cell>
          <table:table-cell table:style-name="Table32.B1" office:value-type="string">
            <text:p text:style-name="P153"><text:span text:style-name="T284">4</text:span> points</text:p>
          </table:table-cell>
        </table:table-row>
      </table:table>
      <text:h text:style-name="P191" text:outline-level="1">Rotary encoder</text:h>
      <text:p text:style-name="P67">In modern devices, the user interface may still <text:span text:style-name="T449">need</text:span> rotary buttons – in some situations, <text:span text:style-name="T449">rotary knobs</text:span> are much more intuitive to use than up-down buttons (ie volume controls etc). We have incorporated a rotary encoder on this board. You can use it for the benefit of your user interface.</text:p>
      <text:p text:style-name="P68">The rotary encoder is nothing more than 2 switches (A and B). The turning of the button pulses the switches. The pulses are overlapped, but shifted in time <text:span text:style-name="T113">(90</text:span><text:span text:style-name="T114">°</text:span><text:span text:style-name="T115"> phase shift</text:span><text:span text:style-name="T113">)</text:span>. This <text:span text:style-name="T113">quadrature (90</text:span><text:span text:style-name="T114">° shifted </text:span>2-<text:soft-page-break/>phase<text:span text:style-name="T113">)</text:span> signal contains the information about the amount of rotation and direction. When turned in one direction, one signal is leading and the other is following; in the other direction, the other signal is leading. When studying the timing diagram of such signals, you can observe that at the time of each rising edge of signal A, the signal B tells you the direction – it is high in one and low in the other direction.</text:p>
      <text:p text:style-name="P69">In addition to the A and B signal, there is a switch on pin E, that is just a push button, actuated by pressing on the shaft of the encoder. For all of the switches (A, B, E), they connect the line down to ground. As with normal switches SW31..34, you shall<text:span text:style-name="T60"> configure a pull-up resistor at microcontroller input</text:span>.</text:p>
      <text:h text:style-name="P221" text:outline-level="2">Hardware</text:h>
      <text:list xml:id="list103640210302806" text:continue-list="list3517367067" text:style-name="L32">
        <text:list-item>
          <text:p text:style-name="P307">Solder the encoder and its pin header on the board.</text:p>
        </text:list-item>
      </text:list>
      <table:table table:name="Table25" table:style-name="Table25">
        <table:table-column table:style-name="Table25.A"/>
        <table:table-column table:style-name="Table25.B"/>
        <table:table-row>
          <table:table-cell table:style-name="Table25.A1" office:value-type="string">
            <text:p text:style-name="P171">Task <text:span text:style-name="T255">8</text:span> hardware is properly soldered</text:p>
          </table:table-cell>
          <table:table-cell table:style-name="Table25.B1" office:value-type="string">
            <text:p text:style-name="P146"><text:span text:style-name="T286">2</text:span> point<text:span text:style-name="T286">s</text:span></text:p>
          </table:table-cell>
        </table:table-row>
      </table:table>
      <text:h text:style-name="P221" text:outline-level="2">Connections and firmware</text:h>
      <text:p text:style-name="P67">The rotary encoder <text:span text:style-name="T116">could </text:span>be handled by the GPIO inputs and interrupts, but it is a tricky thing to get right. You still need debouncing and on fast rotations, the pulse rate can be reasonably high. <text:span text:style-name="T116">Just by polling it in main loop may not be enough, you would need pin interrupts.</text:span> But the STM32 has special hardware built in, that can <text:span text:style-name="T113">handle quadrature encoders in hardware – timer 1 has such feature. To set it up, you must select in “Combined Channels” drop-down box the option “Encoder Mode” (restart CubeMX if the “Combined Channels” box is not visible, it has happened...). This setting takes over and enables timer inputs 1 and 2. The timer is put into a special mode, where it is incremented or decremented only on encoder pulses. Other parameters still apply, ie auto-reload value for limiting the period etc. The inputs get a “input filter” parameter, that can be used to filter out contact bounce of the encoder switches.</text:span></text:p>
      <text:p text:style-name="P95">Reasonable settings for rotary encoder are: prescaler 0, count up, period 65535, no clock division, Combined <text:s/>channels in Encoder mode, encoder mode TI1 and TI2, both channel input filters <text:span text:style-name="T354">set to</text:span> 15.</text:p>
      <text:list xml:id="list156882561" text:style-name="L34">
        <text:list-item>
          <text:p text:style-name="P312"><text:span text:style-name="T87">O</text:span>pen STM32F031K6 reference manual RM0091. Browse through the <text:span text:style-name="T334">Timer1 section, learn about quadrature encoder mode</text:span>.</text:p>
        </text:list-item>
        <text:list-item>
          <text:p text:style-name="P311">Set up the pins in CubeMX and re-generate project.</text:p>
        </text:list-item>
        <text:list-item>
          <text:p text:style-name="P311">Connect the jumper wires.</text:p>
        </text:list-item>
        <text:list-item>
          <text:p text:style-name="P311">Write driver code to initialize handle the encoder hardware.</text:p>
        </text:list-item>
        <text:list-item>
          <text:p text:style-name="P311">Write function, that reads current encoder value.</text:p>
        </text:list-item>
        <text:list-item>
          <text:p text:style-name="P311">Integrate the encoder in the UI.</text:p>
        </text:list-item>
      </text:list>
      <text:p text:style-name="P95">The encoder timer is a timer in a special mode. Instead of counting periodically as timers do, this timer counts only on the encoder button rotation. Also the direction is considered – it counts both up or down. The wrap-around location is set by autoreload period value. This can be set by CubeMX, but also updated via software. The value of the timer can be also set by the firmware.</text:p>
      <text:p text:style-name="P95">Before using the encoder, you shall start the timer by:</text:p>
      <text:p text:style-name="P123"><text:tab/>HAL_TIM_Encoder_Start(&amp;htim1, TIM_CHANNEL_ALL);</text:p>
      <text:p text:style-name="P95">The simplest way to use an encoder is to set up its <text:span text:style-name="T450">autoreload</text:span> and <text:span text:style-name="T450">counter</text:span> value depending on the task you are using:</text:p>
      <text:p text:style-name="Code"><text:tab/>__HAL_TIM_SET_AUTORELOAD(&amp;htim1, <text:span text:style-name="T321">60</text:span>-1);</text:p>
      <text:p text:style-name="Code"><text:tab/>__HAL_TIM_SET_COUNTER(&amp;htim1, <text:span text:style-name="T321">14</text:span>);</text:p>
      <text:p text:style-name="P95">The encoder value can be read <text:span text:style-name="T453">using</text:span>:</text:p>
      <text:p text:style-name="P122">uint32_t val = __HAL_TIM_GET_COUNTER(&amp;htim1);</text:p>
      <text:p text:style-name="P95"><text:soft-page-break/>You may observe, that the encoder has physical detents (clicks) only on every 4<text:span text:style-name="T322">th</text:span> count. Dialing in a value between clicks is not too comfortable. You may want to consider 4 counts as one output count and scale your reads and writes accordingly. <text:span text:style-name="T454">When</text:span> doing that, you may want to offset the reading value so that the <text:span text:style-name="T324">number </text:span>boundary is not in the click, <text:span text:style-name="T324">but between two clicks.</text:span></text:p>
      <table:table table:name="Table26" table:style-name="Table26">
        <table:table-column table:style-name="Table26.A"/>
        <table:table-column table:style-name="Table26.B"/>
        <table:table-row>
          <table:table-cell table:style-name="Table26.A1" office:value-type="string">
            <text:p text:style-name="P171">Encoder is working</text:p>
          </table:table-cell>
          <table:table-cell table:style-name="Table26.B1" office:value-type="string">
            <text:p text:style-name="P146"><text:span text:style-name="T267">8</text:span> point<text:span text:style-name="T116">s</text:span></text:p>
          </table:table-cell>
        </table:table-row>
      </table:table>
      <text:h text:style-name="P192" text:outline-level="1">Documentation</text:h>
      <text:p text:style-name="P71">Write/draw/create a simple user manual for your device. Do not write a book – nobody is going to read it. The user should be able to use your product after quickly looking over the manual. <text:span text:style-name="T474">Provide PDF file for scoring.</text:span></text:p>
      <table:table table:name="Table28" table:style-name="Table28">
        <table:table-column table:style-name="Table28.A"/>
        <table:table-column table:style-name="Table28.B"/>
        <table:table-row>
          <table:table-cell table:style-name="Table28.A1" office:value-type="string">
            <text:p text:style-name="P173">User manual</text:p>
          </table:table-cell>
          <table:table-cell table:style-name="Table28.B1" office:value-type="string">
            <text:p text:style-name="P147"><text:span text:style-name="T287">8</text:span> points</text:p>
          </table:table-cell>
        </table:table-row>
      </table:table>
      <text:h text:style-name="P193" text:outline-level="1">Extra points</text:h>
      <text:p text:style-name="P71">These 10 points may be given to you by Artec Design representative. We like good products and will reward the best work with extra points.</text:p>
      <table:table table:name="Table27" table:style-name="Table27">
        <table:table-column table:style-name="Table27.A"/>
        <table:table-column table:style-name="Table27.B"/>
        <table:table-row>
          <table:table-cell table:style-name="Table27.A1" office:value-type="string">
            <text:p text:style-name="P173">For soldering quality</text:p>
          </table:table-cell>
          <table:table-cell table:style-name="Table27.B1" office:value-type="string">
            <text:p text:style-name="P147"><text:span text:style-name="T130">2</text:span> points</text:p>
          </table:table-cell>
        </table:table-row>
        <table:table-row>
          <table:table-cell table:style-name="Table27.A2" office:value-type="string">
            <text:p text:style-name="P173">For reasonable pin planning of microcontroller pins</text:p>
          </table:table-cell>
          <table:table-cell table:style-name="Table27.B2" office:value-type="string">
            <text:p text:style-name="P147"><text:span text:style-name="T130">2</text:span> points</text:p>
          </table:table-cell>
        </table:table-row>
        <table:table-row>
          <table:table-cell table:style-name="Table27.A2" office:value-type="string">
            <text:p text:style-name="P173">For source code quality</text:p>
          </table:table-cell>
          <table:table-cell table:style-name="Table27.B2" office:value-type="string">
            <text:p text:style-name="P147"><text:span text:style-name="T130">2</text:span> points</text:p>
          </table:table-cell>
        </table:table-row>
        <table:table-row>
          <table:table-cell table:style-name="Table27.A2" office:value-type="string">
            <text:p text:style-name="P173">For the user interface styling</text:p>
          </table:table-cell>
          <table:table-cell table:style-name="Table27.B2" office:value-type="string">
            <text:p text:style-name="P147"><text:span text:style-name="T130">2</text:span> points</text:p>
          </table:table-cell>
        </table:table-row>
        <table:table-row>
          <table:table-cell table:style-name="Table27.A5" office:value-type="string">
            <text:p text:style-name="P173">For overall look-and-feel of the device</text:p>
          </table:table-cell>
          <table:table-cell table:style-name="Table27.B5" office:value-type="string">
            <text:p text:style-name="P147"><text:span text:style-name="T130">2</text:span> points</text:p>
          </table:table-cell>
        </table:table-row>
      </table:table>
      <text:p text:style-name="P183">List of items <text:span text:style-name="T468">to be returned on USB flash drive</text:span></text:p>
      <text:p text:style-name="P108"><text:span text:style-name="T468">Copy these files to flash drive and hand over for scoring. Only the files on USB drive are used </text:span>review and scoring, <text:span text:style-name="T468">we do not care what is on your computer</text:span>.</text:p>
      <text:list xml:id="list71010781" text:style-name="L35">
        <text:list-item>
          <text:p text:style-name="P244">CubeMX project (having the same pin muxing as the real thing)</text:p>
        </text:list-item>
        <text:list-item>
          <text:p text:style-name="P244"><text:span text:style-name="T470">Atollic project, s</text:span>ource code</text:p>
        </text:list-item>
        <text:list-item>
          <text:p text:style-name="P245">UI state diagram <text:span text:style-name="T219">with display mockups (.pdf)</text:span></text:p>
        </text:list-item>
        <text:list-item>
          <text:p text:style-name="P244">User manual <text:span text:style-name="T469">(.pdf)</text:span></text:p>
        </text:list-item>
      </text:list>
      <text:p text:style-name="P184"/>
      <text:p text:style-name="P130">Scoring</text:p>
      <text:p text:style-name="P110">The maximum score for this project is 128 points.</text:p>
      <text:p text:style-name="P111">The tasks 3.4 and 5.4 are exclusive, only one is scored.</text:p>
      <text:p text:style-name="P111"/>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7">Task</text:p>
          </table:table-cell>
          <table:table-cell table:style-name="Table34.A1" office:value-type="string">
            <text:p text:style-name="P6">Description</text:p>
          </table:table-cell>
          <table:table-cell table:style-name="Table34.A1" office:value-type="string">
            <text:p text:style-name="P10">Points</text:p>
          </table:table-cell>
        </table:table-row>
        <table:table-row table:style-name="Table34.1">
          <table:table-cell table:style-name="Table34.A1" office:value-type="string">
            <text:p text:style-name="Standard">1.3</text:p>
          </table:table-cell>
          <table:table-cell table:style-name="Table34.A1" office:value-type="string">
            <text:p text:style-name="Standard">Working code on the microcontroller (at least blinking LED if not anything else)</text:p>
          </table:table-cell>
          <table:table-cell table:style-name="Table34.A1" office:value-type="string">
            <text:p text:style-name="P11">4</text:p>
          </table:table-cell>
        </table:table-row>
        <table:table-row table:style-name="Table34.3">
          <table:table-cell table:style-name="Table34.A1" office:value-type="string">
            <text:p text:style-name="Standard">1.5</text:p>
          </table:table-cell>
          <table:table-cell table:style-name="Table34.A1" office:value-type="string">
            <text:p text:style-name="Standard">Working debug serial port</text:p>
          </table:table-cell>
          <table:table-cell table:style-name="Table34.A1" office:value-type="string">
            <text:p text:style-name="P11">4</text:p>
          </table:table-cell>
        </table:table-row>
        <table:table-row table:style-name="Table34.3">
          <table:table-cell table:style-name="Table34.A1" office:value-type="string">
            <text:p text:style-name="Standard">1.6</text:p>
          </table:table-cell>
          <table:table-cell table:style-name="Table34.A1" office:value-type="string">
            <text:p text:style-name="Standard">Properly soldered Task 1 components.</text:p>
          </table:table-cell>
          <table:table-cell table:style-name="Table34.A1" office:value-type="string">
            <text:p text:style-name="P11">2</text:p>
          </table:table-cell>
        </table:table-row>
        <table:table-row table:style-name="Table34.3">
          <table:table-cell table:style-name="Table34.A1" office:value-type="string">
            <text:p text:style-name="Standard">2.1</text:p>
          </table:table-cell>
          <table:table-cell table:style-name="Table34.A1" office:value-type="string">
            <text:p text:style-name="Standard">Properly soldered Task 2 components</text:p>
          </table:table-cell>
          <table:table-cell table:style-name="Table34.A1" office:value-type="string">
            <text:p text:style-name="P11">6</text:p>
          </table:table-cell>
        </table:table-row>
        <table:table-row table:style-name="Table34.3">
          <table:table-cell table:style-name="Table34.A1" office:value-type="string">
            <text:p text:style-name="Standard">2.2</text:p>
          </table:table-cell>
          <table:table-cell table:style-name="Table34.A1" office:value-type="string">
            <text:p text:style-name="Standard">Usable CubeMX setup and connection to display</text:p>
          </table:table-cell>
          <table:table-cell table:style-name="Table34.A1" office:value-type="string">
            <text:p text:style-name="P11">2</text:p>
          </table:table-cell>
        </table:table-row>
        <table:table-row table:style-name="Table34.3">
          <table:table-cell table:style-name="Table34.A1" office:value-type="string">
            <text:p text:style-name="Standard">2.3</text:p>
          </table:table-cell>
          <table:table-cell table:style-name="Table34.A1" office:value-type="string">
            <text:p text:style-name="Standard">Interrupt timer working</text:p>
          </table:table-cell>
          <table:table-cell table:style-name="Table34.A1" office:value-type="string">
            <text:p text:style-name="P11">4</text:p>
          </table:table-cell>
        </table:table-row>
        <table:table-row table:style-name="Table34.3">
          <table:table-cell table:style-name="Table34.A1" office:value-type="string">
            <text:p text:style-name="Standard">2.4</text:p>
          </table:table-cell>
          <table:table-cell table:style-name="Table34.A1" office:value-type="string">
            <text:p text:style-name="Standard">Display pixel data from video memory to the display</text:p>
          </table:table-cell>
          <table:table-cell table:style-name="Table34.A1" office:value-type="string">
            <text:p text:style-name="P11">4</text:p>
          </table:table-cell>
        </table:table-row>
        <table:table-row table:style-name="Table34.3">
          <table:table-cell table:style-name="Table34.A1" office:value-type="string">
            <text:p text:style-name="Standard">2.5</text:p>
          </table:table-cell>
          <table:table-cell table:style-name="Table34.A1" office:value-type="string">
            <text:p text:style-name="Standard">Font created and embedded into firmware</text:p>
          </table:table-cell>
          <table:table-cell table:style-name="Table34.A1" office:value-type="string">
            <text:p text:style-name="P11">6</text:p>
          </table:table-cell>
        </table:table-row>
        <table:table-row table:style-name="Table34.3">
          <table:table-cell table:style-name="Table34.A1" office:value-type="string">
            <text:p text:style-name="Standard">2.6</text:p>
          </table:table-cell>
          <table:table-cell table:style-name="Table34.A1" office:value-type="string">
            <text:p text:style-name="Standard">Character and binary number rendering capability</text:p>
          </table:table-cell>
          <table:table-cell table:style-name="Table34.A1" office:value-type="string">
            <text:p text:style-name="P11">4</text:p>
          </table:table-cell>
        </table:table-row>
        <table:table-row table:style-name="Table34.3">
          <table:table-cell table:style-name="Table34.A1" office:value-type="string">
            <text:p text:style-name="Standard">3.1</text:p>
          </table:table-cell>
          <table:table-cell table:style-name="Table34.A1" office:value-type="string">
            <text:p text:style-name="Standard">Usable UI design, that corresponds to requirements</text:p>
          </table:table-cell>
          <table:table-cell table:style-name="Table34.A1" office:value-type="string">
            <text:p text:style-name="P11">6</text:p>
          </table:table-cell>
        </table:table-row>
        <table:table-row table:style-name="Table34.3">
          <table:table-cell table:style-name="Table34.A1" office:value-type="string">
            <text:p text:style-name="Standard">3.2</text:p>
          </table:table-cell>
          <table:table-cell table:style-name="Table34.A1" office:value-type="string">
            <text:p text:style-name="Standard">Button hardware soldered, CubeMX configured, jumper wires connected</text:p>
          </table:table-cell>
          <table:table-cell table:style-name="Table34.A1" office:value-type="string">
            <text:p text:style-name="P11">2</text:p>
          </table:table-cell>
        </table:table-row>
        <table:table-row table:style-name="Table34.3">
          <table:table-cell table:style-name="Table34.A1" office:value-type="string">
            <text:p text:style-name="Standard">3.3</text:p>
          </table:table-cell>
          <table:table-cell table:style-name="Table34.A1" office:value-type="string">
            <text:p text:style-name="Standard">Debounced button events working</text:p>
          </table:table-cell>
          <table:table-cell table:style-name="Table34.A1" office:value-type="string">
            <text:p text:style-name="P11">4</text:p>
          </table:table-cell>
        </table:table-row>
        <table:table-row table:style-name="Table34.3">
          <table:table-cell table:style-name="Table34.A1" office:value-type="string">
            <text:p text:style-name="Standard">3.4</text:p>
          </table:table-cell>
          <table:table-cell table:style-name="Table34.A1" office:value-type="string">
            <text:p text:style-name="Standard">Internal RTC is working, capability of setting time and reading time</text:p>
          </table:table-cell>
          <table:table-cell table:style-name="Table34.A1" office:value-type="string">
            <text:p text:style-name="P5">(4)</text:p>
          </table:table-cell>
        </table:table-row>
        <table:table-row table:style-name="Table34.3">
          <table:table-cell table:style-name="Table34.A1" office:value-type="string">
            <text:p text:style-name="Standard">3.5</text:p>
          </table:table-cell>
          <table:table-cell table:style-name="Table34.A1" office:value-type="string">
            <text:p text:style-name="Standard">Working UI prototype, that implements the design created at 3.1</text:p>
          </table:table-cell>
          <table:table-cell table:style-name="Table34.A1" office:value-type="string">
            <text:p text:style-name="P11">6</text:p>
          </table:table-cell>
        </table:table-row>
        <table:table-row table:style-name="Table34.3">
          <table:table-cell table:style-name="Table34.A1" office:value-type="string">
            <text:p text:style-name="Standard">4.1</text:p>
          </table:table-cell>
          <table:table-cell table:style-name="Table34.A1" office:value-type="string">
            <text:p text:style-name="Standard">Buzzer hardware soldered, CubeMX configured, jumper wires connected</text:p>
          </table:table-cell>
          <table:table-cell table:style-name="Table34.A1" office:value-type="string">
            <text:p text:style-name="P11">2</text:p>
          </table:table-cell>
        </table:table-row>
        <table:table-row table:style-name="Table34.3">
          <table:table-cell table:style-name="Table34.A1" office:value-type="string">
            <text:p text:style-name="Standard">4.2</text:p>
          </table:table-cell>
          <table:table-cell table:style-name="Table34.A1" office:value-type="string">
            <text:p text:style-name="Standard">Buzzer works, buzzer sequencing works</text:p>
          </table:table-cell>
          <table:table-cell table:style-name="Table34.A1" office:value-type="string">
            <text:p text:style-name="P11">4</text:p>
          </table:table-cell>
        </table:table-row>
        <table:table-row table:style-name="Table34.3">
          <table:table-cell table:style-name="Table34.A1" office:value-type="string">
            <text:p text:style-name="Standard">4.3</text:p>
          </table:table-cell>
          <table:table-cell table:style-name="Table34.A1" office:value-type="string">
            <text:p text:style-name="Standard">Alarm functionality works – at configured time, alarm happens and can be shut off</text:p>
          </table:table-cell>
          <table:table-cell table:style-name="Table34.A1" office:value-type="string">
            <text:p text:style-name="P11">4</text:p>
          </table:table-cell>
        </table:table-row>
        <table:table-row table:style-name="Table34.3">
          <table:table-cell table:style-name="Table34.A1" office:value-type="string">
            <text:p text:style-name="Standard">5.1</text:p>
          </table:table-cell>
          <table:table-cell table:style-name="Table34.A1" office:value-type="string">
            <text:p text:style-name="Standard">RTC hardware properly soldered</text:p>
          </table:table-cell>
          <table:table-cell table:style-name="Table34.A1" office:value-type="string">
            <text:p text:style-name="P11">4</text:p>
          </table:table-cell>
        </table:table-row>
        <table:table-row table:style-name="Table34.3">
          <table:table-cell table:style-name="Table34.A1" office:value-type="string">
            <text:p text:style-name="Standard">5.2</text:p>
          </table:table-cell>
          <table:table-cell table:style-name="Table34.A1" office:value-type="string">
            <text:p text:style-name="Standard">CubeMX configured for I2C bus, jumper wires connected</text:p>
          </table:table-cell>
          <table:table-cell table:style-name="Table34.A1" office:value-type="string">
            <text:p text:style-name="P11">2</text:p>
          </table:table-cell>
        </table:table-row>
        <table:table-row table:style-name="Table34.3">
          <table:table-cell table:style-name="Table34.A1" office:value-type="string">
            <text:p text:style-name="Standard">5.3</text:p>
          </table:table-cell>
          <table:table-cell table:style-name="Table34.A1" office:value-type="string">
            <text:p text:style-name="Standard">Working I2C driver, functions to read/write RTC and temperature sensor registers</text:p>
          </table:table-cell>
          <table:table-cell table:style-name="Table34.A1" office:value-type="string">
            <text:p text:style-name="P11">4</text:p>
          </table:table-cell>
        </table:table-row>
        <table:table-row table:style-name="Table34.3">
          <table:table-cell table:style-name="Table34.A1" office:value-type="string">
            <text:p text:style-name="Standard">5.4</text:p>
          </table:table-cell>
          <table:table-cell table:style-name="Table34.A1" office:value-type="string">
            <text:p text:style-name="Standard">External RTC is working, there is code capable of setting time and reading time; battery back-up works</text:p>
          </table:table-cell>
          <table:table-cell table:style-name="Table34.A1" office:value-type="string">
            <text:p text:style-name="P11"><text:span text:style-name="T471">(</text:span>6<text:span text:style-name="T471">)</text:span></text:p>
          </table:table-cell>
        </table:table-row>
        <table:table-row table:style-name="Table34.3">
          <table:table-cell table:style-name="Table34.A1" office:value-type="string">
            <text:p text:style-name="Standard">6.1</text:p>
          </table:table-cell>
          <table:table-cell table:style-name="Table34.A1" office:value-type="string">
            <text:p text:style-name="Standard">Temperature sensor hardware properly soldered</text:p>
          </table:table-cell>
          <table:table-cell table:style-name="Table34.A1" office:value-type="string">
            <text:p text:style-name="P11">8</text:p>
          </table:table-cell>
        </table:table-row>
        <table:table-row table:style-name="Table34.3">
          <table:table-cell table:style-name="Table34.A1" office:value-type="string">
            <text:p text:style-name="Standard">6.2</text:p>
          </table:table-cell>
          <table:table-cell table:style-name="Table34.A1" office:value-type="string">
            <text:p text:style-name="Standard">Temperature is read and displayed</text:p>
          </table:table-cell>
          <table:table-cell table:style-name="Table34.A1" office:value-type="string">
            <text:p text:style-name="P11">2</text:p>
          </table:table-cell>
        </table:table-row>
        <table:table-row table:style-name="Table34.3">
          <table:table-cell table:style-name="Table34.A1" office:value-type="string">
            <text:p text:style-name="Standard">7.1</text:p>
          </table:table-cell>
          <table:table-cell table:style-name="Table34.A1" office:value-type="string">
            <text:p text:style-name="Standard">Task 7 hardware is properly soldered and connected</text:p>
          </table:table-cell>
          <table:table-cell table:style-name="Table34.A1" office:value-type="string">
            <text:p text:style-name="P11">2</text:p>
          </table:table-cell>
        </table:table-row>
        <table:table-row table:style-name="Table34.3">
          <table:table-cell table:style-name="Table34.A1" office:value-type="string">
            <text:p text:style-name="Standard">7.2</text:p>
          </table:table-cell>
          <table:table-cell table:style-name="Table34.A1" office:value-type="string">
            <text:p text:style-name="Standard">Firmware is capable of measuring illumination level</text:p>
          </table:table-cell>
          <table:table-cell table:style-name="Table34.A1" office:value-type="string">
            <text:p text:style-name="P11">4</text:p>
          </table:table-cell>
        </table:table-row>
        <table:table-row table:style-name="Table34.3">
          <table:table-cell table:style-name="Table34.A1" office:value-type="string">
            <text:p text:style-name="Standard">7.3</text:p>
          </table:table-cell>
          <table:table-cell table:style-name="Table34.A1" office:value-type="string">
            <text:p text:style-name="Standard">Light sensor controls LED panel brightness</text:p>
          </table:table-cell>
          <table:table-cell table:style-name="Table34.A1" office:value-type="string">
            <text:p text:style-name="P11">4</text:p>
          </table:table-cell>
        </table:table-row>
        <table:table-row table:style-name="Table34.3">
          <table:table-cell table:style-name="Table34.A1" office:value-type="string">
            <text:p text:style-name="Standard">8.1</text:p>
          </table:table-cell>
          <table:table-cell table:style-name="Table34.A1" office:value-type="string">
            <text:p text:style-name="Standard">Task 8 hardware is properly soldered</text:p>
          </table:table-cell>
          <table:table-cell table:style-name="Table34.A1" office:value-type="string">
            <text:p text:style-name="P11">2</text:p>
          </table:table-cell>
        </table:table-row>
        <table:table-row table:style-name="Table34.3">
          <table:table-cell table:style-name="Table34.A1" office:value-type="string">
            <text:p text:style-name="Standard">8.2</text:p>
          </table:table-cell>
          <table:table-cell table:style-name="Table34.A1" office:value-type="string">
            <text:p text:style-name="Standard">Encoder is working</text:p>
          </table:table-cell>
          <table:table-cell table:style-name="Table34.A1" office:value-type="string">
            <text:p text:style-name="P11">8</text:p>
          </table:table-cell>
        </table:table-row>
        <table:table-row table:style-name="Table34.3">
          <table:table-cell table:style-name="Table34.A1" office:value-type="string">
            <text:p text:style-name="Standard">9</text:p>
          </table:table-cell>
          <table:table-cell table:style-name="Table34.A1" office:value-type="string">
            <text:p text:style-name="Standard">User manual</text:p>
          </table:table-cell>
          <table:table-cell table:style-name="Table34.A1" office:value-type="string">
            <text:p text:style-name="P11">8</text:p>
          </table:table-cell>
        </table:table-row>
        <table:table-row table:style-name="Table34.3">
          <table:table-cell table:style-name="Table34.A1" office:value-type="string">
            <text:p text:style-name="Standard">10</text:p>
          </table:table-cell>
          <table:table-cell table:style-name="Table34.A1" office:value-type="string">
            <text:p text:style-name="Standard">For soldering quality</text:p>
          </table:table-cell>
          <table:table-cell table:style-name="Table34.A1" office:value-type="string">
            <text:p text:style-name="P11">2</text:p>
          </table:table-cell>
        </table:table-row>
        <table:table-row table:style-name="Table34.3">
          <table:table-cell table:style-name="Table34.A1" office:value-type="string">
            <text:p text:style-name="Standard">10</text:p>
          </table:table-cell>
          <table:table-cell table:style-name="Table34.A1" office:value-type="string">
            <text:p text:style-name="Standard">For reasonable pin planning of microcontroller pins</text:p>
          </table:table-cell>
          <table:table-cell table:style-name="Table34.A1" office:value-type="string">
            <text:p text:style-name="P11">2</text:p>
          </table:table-cell>
        </table:table-row>
        <table:table-row table:style-name="Table34.3">
          <table:table-cell table:style-name="Table34.A1" office:value-type="string">
            <text:p text:style-name="Standard">10</text:p>
          </table:table-cell>
          <table:table-cell table:style-name="Table34.A1" office:value-type="string">
            <text:p text:style-name="Standard">For source code quality</text:p>
          </table:table-cell>
          <table:table-cell table:style-name="Table34.A1" office:value-type="string">
            <text:p text:style-name="P11">2</text:p>
          </table:table-cell>
        </table:table-row>
        <table:table-row table:style-name="Table34.3">
          <table:table-cell table:style-name="Table34.A1" office:value-type="string">
            <text:p text:style-name="Standard">10</text:p>
          </table:table-cell>
          <table:table-cell table:style-name="Table34.A1" office:value-type="string">
            <text:p text:style-name="Standard">For the user interface styling</text:p>
          </table:table-cell>
          <table:table-cell table:style-name="Table34.A1" office:value-type="string">
            <text:p text:style-name="P11">2</text:p>
          </table:table-cell>
        </table:table-row>
        <table:table-row table:style-name="Table34.3">
          <table:table-cell table:style-name="Table34.A1" office:value-type="string">
            <text:p text:style-name="Standard">10</text:p>
          </table:table-cell>
          <table:table-cell table:style-name="Table34.A1" office:value-type="string">
            <text:p text:style-name="Standard">For overall look-and-feel of the device</text:p>
          </table:table-cell>
          <table:table-cell table:style-name="Table34.A1" office:value-type="string">
            <text:p text:style-name="P11">2</text:p>
          </table:table-cell>
        </table:table-row>
        <table:table-row table:style-name="Table34.3">
          <table:table-cell table:style-name="Table34.A1" office:value-type="string">
            <text:p text:style-name="Standard"/>
          </table:table-cell>
          <table:table-cell table:style-name="Table34.A1" office:value-type="string">
            <text:p text:style-name="P8">Total: <text:s/></text:p>
          </table:table-cell>
          <table:table-cell table:style-name="Table34.A1" office:value-type="string">
            <text:p text:style-name="P9">128</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IN-Regular1" svg:font-family="DIN-Regular"/>
    <style:font-face style:name="Tahoma1" svg:font-family="Tahoma"/>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DIN-Bold" svg:font-family="DIN-Bold" style:font-pitch="variable"/>
    <style:font-face style:name="DIN-Medium1" svg:font-family="DIN-Medium" style:font-adornments="Bold" style:font-pitch="variable"/>
    <style:font-face style:name="DIN-Medium" svg:font-family="DIN-Medium" style:font-adornments="Regular" style:font-pitch="variable"/>
    <style:font-face style:name="DIN-Regular" svg:font-family="DIN-Regular" style:font-pitch="variable"/>
    <style:font-face style:name="Lucida Sans Unicode" svg:font-family="'Lucida Sans Unicode'" style:font-pitch="variable"/>
    <style:font-face style:name="Monospace" svg:font-family="Monospac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office:font-face-decls>
  <office:styles>
    <draw:fill-image draw:name="Bitmap_20_2" draw:display-name="Bitmap 2" xlink:href="Pictures/100026AF00001F9900003D4C17C61F0FF8E590A0.svg" xlink:type="simple" xlink:show="embed" xlink:actuate="onLoad"/>
    <draw:fill-image draw:name="Bitmap_20_3" draw:display-name="Bitmap 3" xlink:href="Pictures/100026AF00001F9900003D4C17C61F0FF8E590A0.svg" xlink:type="simple" xlink:show="embed" xlink:actuate="onLoad"/>
    <draw:fill-image draw:name="Bitmap_20_4" draw:display-name="Bitmap 4" xlink:href="Pictures/100026AF00001F9900003D4C17C61F0FF8E590A0.svg" xlink:type="simple" xlink:show="embed" xlink:actuate="onLoad"/>
    <draw:fill-image draw:name="nurk" xlink:href="Pictures/100027820000108200002006DD3392F0D0C46A57.sv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DIN-Regular" fo:font-family="DIN-Regular"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IN-Medium" fo:font-family="DIN-Medium" style:font-style-name="Regular"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DIN-Medium1" fo:font-family="DIN-Medium" style:font-style-name="Bold" style:font-pitch="variable" fo:font-size="13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IN-Medium" fo:font-family="DIN-Medium"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sian="Times" style:font-family-asian="Times" style:font-family-generic-asian="roman" style:font-pitch-asian="variable" style:font-size-complex="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sian="Times" style:font-family-asian="Times" style:font-family-generic-asian="roman" style:font-pitch-asian="variable" style:font-size-complex="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style:font-name="DIN-Medium" fo:font-family="DIN-Medium" style:font-style-name="Regular" style:font-pitch="variable" fo:font-size="1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DIN-Medium" fo:font-family="DIN-Medium" style:font-style-name="Regular" style:font-pitch="variable"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12pt" fo:font-style="normal" fo:font-weight="normal" style:font-size-asian="95%" style:font-style-asian="italic" style:font-weight-asian="bold" style:font-size-complex="95%" style:font-style-complex="italic" style:font-weight-complex="bold"/>
    </style:style>
    <style:style style:name="Untitled1" style:family="paragraph" style:parent-style-name="Heading_20_5" style:default-outline-level="" style:list-style-name="">
      <style:text-properties fo:font-size="12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normal"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normal"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normal"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normal"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normal" style:font-size-asian="75%" style:font-weight-asian="bold" style:font-size-complex="75%" style:font-weight-complex="bold"/>
    </style:style>
    <style:style style:name="Extra" style:family="paragraph" style:parent-style-name="Text_20_body">
      <style:text-properties officeooo:rsid="0024175a"/>
    </style:style>
    <style:style style:name="Task" style:family="paragraph" style:parent-style-name="Text_20_body">
      <style:paragraph-properties fo:padding-left="0.049cm" fo:padding-right="0.3cm" fo:padding-top="0.049cm" fo:padding-bottom="0.049cm" fo:border-left="none" fo:border-right="4.99pt solid #808080" fo:border-top="none" fo:border-bottom="none" style:shadow="none"/>
      <style:text-properties officeooo:rsid="00099987"/>
    </style:style>
    <style:style style:name="Code" style:family="paragraph" style:parent-style-name="Text_20_body" style:master-page-name="">
      <loext:graphic-properties draw:fill="none" draw:fill-color="#99ccff"/>
      <style:paragraph-properties fo:margin-left="1cm" fo:margin-right="0cm" fo:text-indent="0cm" style:auto-text-indent="false" style:page-number="auto" fo:background-color="transparent">
        <style:tab-stops/>
      </style:paragraph-properties>
      <style:text-properties style:font-name="DejaVu Sans Mono" fo:font-family="'DejaVu Sans Mono'" style:font-style-name="Book" style:font-family-generic="modern" style:font-pitch="fixed"/>
    </style:style>
    <style:style style:name="Task_5f_Code" style:display-name="Task_Code" style:family="paragraph" style:parent-style-name="Task">
      <style:text-properties style:font-name="Droid Sans Mono" fo:font-family="'Droid Sans Mono'" style:font-family-generic="swiss" style:font-pitch="fixed"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Default_20_Paragraph_20_Font" style:display-name="WW-Default Paragraph Font" style:family="text"/>
    <style:style style:name="Bold" style:family="text" style:parent-style-name="WW-Default_20_Paragraph_20_Font">
      <style:text-properties style:font-name="DIN-Bold" fo:font-family="DIN-Bold" style:font-pitch="variable"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2.638cm" fo:margin-left="4.115cm" table:align="left" style:writing-mode="lr-tb"/>
    </style:style>
    <style:style style:name="Table2.A" style:family="table-column">
      <style:table-column-properties style:column-width="12.638cm"/>
    </style:style>
    <style:style style:name="Table2.A1" style:family="table-cell">
      <style:table-cell-properties style:vertical-align="top" fo:padding-left="0.191cm" fo:padding-right="0.191cm" fo:padding-top="0cm" fo:padding-bottom="0cm" fo:border="none"/>
    </style:style>
    <style:style style:name="Table1" style:family="table">
      <style:table-properties style:width="16.104cm" fo:margin-left="-0.191cm" table:align="left" style:writing-mode="lr-tb"/>
    </style:style>
    <style:style style:name="Table1.A" style:family="table-column">
      <style:table-column-properties style:column-width="4.547cm"/>
    </style:style>
    <style:style style:name="Table1.B" style:family="table-column">
      <style:table-column-properties style:column-width="11.557cm"/>
    </style:style>
    <style:style style:name="Table1.1" style:family="table-row">
      <style:table-row-properties style:min-row-height="0.199cm"/>
    </style:style>
    <style:style style:name="Table1.A1" style:family="table-cell">
      <style:table-cell-properties style:vertical-align="top" fo:padding-left="0.191cm" fo:padding-right="0.191cm" fo:padding-top="0cm" fo:padding-bottom="0cm" fo:border-left="none" fo:border-right="none" fo:border-top="0.05pt solid #000000" fo:border-bottom="none"/>
    </style:style>
    <style:style style:name="Table1.A2" style:family="table-cell">
      <style:table-cell-properties style:vertical-align="top" fo:padding-left="0.191cm" fo:padding-right="0.191cm" fo:padding-top="0cm" fo:padding-bottom="0cm" fo:border="none"/>
    </style:style>
    <style:style style:name="Table3" style:family="table">
      <style:table-properties style:width="4.837cm" fo:margin-left="11.737cm" table:align="left" style:writing-mode="lr-tb"/>
    </style:style>
    <style:style style:name="Table3.A" style:family="table-column">
      <style:table-column-properties style:column-width="4.837cm"/>
    </style:style>
    <style:style style:name="Table3.1" style:family="table-row">
      <style:table-row-properties style:min-row-height="0.445cm"/>
    </style:style>
    <style:style style:name="Table3.A1" style:family="table-cell">
      <style:table-cell-properties style:vertical-align="top" fo:padding-left="0.191cm" fo:padding-right="0.191cm" fo:padding-top="0cm" fo:padding-bottom="0cm" fo:border="none"/>
    </style:style>
    <style:style style:name="Table3.2" style:family="table-row">
      <style:table-row-properties style:min-row-height="0.467cm"/>
    </style:style>
    <style:style style:name="MP1" style:family="paragraph" style:parent-style-name="Header">
      <style:paragraph-properties fo:text-align="end" style:justify-single-word="false"/>
    </style:style>
    <style:style style:name="MP2" style:family="paragraph" style:parent-style-name="Standard">
      <style:paragraph-properties fo:text-align="start" style:justify-single-word="false"/>
    </style:style>
    <style:style style:name="MP3" style:family="paragraph" style:parent-style-name="Footer">
      <style:text-properties fo:font-size="6pt" style:font-size-asian="6pt" style:font-size-complex="6pt"/>
    </style:style>
    <style:style style:name="MP4" style:family="paragraph" style:parent-style-name="Footer">
      <style:paragraph-properties fo:text-align="end" style:justify-single-word="false"/>
      <style:text-properties style:font-name="DIN-Regular" fo:font-size="6pt" fo:font-weight="normal" officeooo:paragraph-rsid="00075484" style:font-size-asian="6pt" style:font-weight-asian="normal" style:font-size-complex="6pt" style:font-weight-complex="normal"/>
    </style:style>
    <style:style style:name="MP5" style:family="paragraph" style:parent-style-name="Footer">
      <style:text-properties fo:font-size="9pt" style:font-size-asian="9pt" style:font-size-complex="9pt"/>
    </style:style>
    <style:style style:name="MP6" style:family="paragraph" style:parent-style-name="Footer">
      <style:paragraph-properties fo:text-align="end" style:justify-single-word="false"/>
      <style:text-properties style:font-name="DIN-Regular" fo:font-size="9pt" fo:font-weight="normal" officeooo:paragraph-rsid="00075484" style:font-size-asian="9pt" style:font-weight-asian="normal" style:font-size-complex="9pt" style:font-weight-complex="normal"/>
    </style:style>
    <style:style style:name="MP7" style:family="paragraph" style:parent-style-name="Footer">
      <style:paragraph-properties fo:text-align="start" style:justify-single-word="false"/>
      <style:text-properties fo:font-size="9pt" officeooo:paragraph-rsid="00075484" style:font-size-asian="9pt" style:font-size-complex="9pt"/>
    </style:style>
    <style:style style:name="MP8" style:family="paragraph" style:parent-style-name="Footer">
      <style:paragraph-properties fo:text-align="end" style:justify-single-word="false"/>
      <style:text-properties style:font-name="DIN-Regular" fo:font-size="9pt" officeooo:paragraph-rsid="00075484" style:font-size-asian="9pt" style:font-size-complex="9pt"/>
    </style:style>
    <style:style style:name="MP9" style:family="paragraph" style:parent-style-name="Header">
      <style:paragraph-properties fo:text-align="end" style:justify-single-word="false" style:snap-to-layout-grid="false"/>
    </style:style>
    <style:style style:name="MP10" style:family="paragraph" style:parent-style-name="Footer">
      <style:paragraph-properties fo:text-align="center" style:justify-single-word="false"/>
      <style:text-properties style:font-name="DIN-Regular"/>
    </style:style>
    <style:style style:name="MT1" style:family="text">
      <style:text-properties officeooo:rsid="00075484"/>
    </style:style>
    <style:style style:name="MT2" style:family="text">
      <style:text-properties officeooo:rsid="0003caf7"/>
    </style:style>
    <style:style style:name="MT3" style:family="text">
      <style:text-properties officeooo:rsid="00075484" style:font-name-asian="DIN-Regular1" style:font-name-complex="DIN-Regular1"/>
    </style:style>
    <style:style style:name="MT4" style:family="text">
      <style:text-properties officeooo:rsid="00075484" style:font-name-asian="Times" style:font-name-complex="Times New Roman"/>
    </style:style>
    <style:style style:name="MT5" style:family="text"/>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fo:border="0.06pt solid #ffffff" fo:padding-top="1cm" fo:padding-bottom="1cm" fo:padding-left="2.75cm" fo:padding-right="1.48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nurk" draw:fill-image-width="0cm" draw:fill-image-height="0cm" style:repeat="no-repeat" draw:fill-image-ref-point="top-left" style:footnote-max-height="0cm">
        <style:background-image xlink:href="Pictures/100027820000108200002006DD3392F0D0C46A57.svg" xlink:type="simple" xlink:actuate="onLoad" style:position="top left" style:repeat="no-repeat"/>
        <style:footnote-sep style:width="0.018cm" style:distance-before-sep="0.101cm" style:distance-after-sep="0.101cm" style:line-style="none" style:adjustment="left" style:rel-width="25%" style:color="#000000"/>
      </style:page-layout-properties>
      <style:header-style>
        <style:header-footer-properties fo:min-height="2.2cm" fo:margin-left="0cm" fo:margin-right="0cm" fo:margin-bottom="1.7cm" fo:background-color="transparent" style:dynamic-spacing="true" draw:fill="none" draw:fill-color="#99ccff"/>
      </style:header-style>
      <style:footer-style>
        <style:header-footer-properties fo:min-height="0.998cm" fo:margin-left="0cm" fo:margin-right="0cm" fo:margin-top="0.499cm" fo:background-color="transparent" style:dynamic-spacing="true" draw:fill="none" draw:fill-color="#99ccff"/>
      </style:footer-style>
    </style:page-layout>
    <style:page-layout style:name="Mpm2">
      <style:page-layout-properties fo:page-width="21.001cm" fo:page-height="29.7cm" style:num-format="1" style:print-orientation="portrait" fo:margin-top="0cm" fo:margin-bottom="0cm" fo:margin-left="0cm" fo:margin-right="0cm" fo:border="0.06pt solid #ffffff" fo:padding-top="1cm" fo:padding-bottom="1cm" fo:padding-left="2.75cm" fo:padding-right="1.48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nurk" draw:fill-image-width="0cm" draw:fill-image-height="0cm" style:repeat="no-repeat" draw:fill-image-ref-point="top-left" style:footnote-max-height="0cm">
        <style:background-image xlink:href="Pictures/100027820000108200002006DD3392F0D0C46A57.svg" xlink:type="simple" xlink:actuate="onLoad" style:position="top left" style:repeat="no-repeat"/>
        <style:footnote-sep style:width="0.018cm" style:distance-before-sep="0.101cm" style:distance-after-sep="0.101cm" style:line-style="none" style:adjustment="left" style:rel-width="25%" style:color="#000000"/>
      </style:page-layout-properties>
      <style:header-style>
        <style:header-footer-properties fo:min-height="2.2cm" fo:margin-left="0cm" fo:margin-right="0cm" fo:margin-bottom="1.7cm" style:dynamic-spacing="true"/>
      </style:header-style>
      <style:footer-style>
        <style:header-footer-properties fo:min-height="1cm" fo:margin-left="0cm" fo:margin-right="0cm" fo:margin-top="0.501cm" style:dynamic-spacing="true"/>
      </style:footer-style>
    </style:page-layout>
    <style:page-layout style:name="Mpm3">
      <style:page-layout-properties fo:page-width="20.989cm" fo:page-height="29.70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2" table:style-name="Table2">
          <table:table-column table:style-name="Table2.A"/>
          <table:table-row>
            <table:table-cell table:style-name="Table2.A1" office:value-type="string">
              <text:p text:style-name="MP1"><text:title>Enginaator 2019 - Electronics Stamina Task</text:title></text:p>
            </table:table-cell>
          </table:table-row>
          <table:table-row>
            <table:table-cell table:style-name="Table2.A1" office:value-type="string">
              <text:p text:style-name="MP1"><text:user-defined style:data-style-name="N0" text:name="Year">2019</text:user-defined>-<text:user-defined style:data-style-name="N0" text:name="Month-Day">04-25</text:user-defined></text:p>
            </table:table-cell>
          </table:table-row>
        </table:table>
        <text:p text:style-name="Header"/>
        <text:p text:style-name="Standard"/>
        <text:p text:style-name="Header"/>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A1" office:value-type="string">
              <text:p text:style-name="MP4"/>
            </table:table-cell>
          </table:table-row>
          <table:table-row>
            <table:table-cell table:style-name="Table1.A2" office:value-type="string">
              <text:p text:style-name="MP5">© Artec Design <text:span text:style-name="MT1">OÜ</text:span>, <text:user-defined style:data-style-name="N0" text:name="Year">2019</text:user-defined></text:p>
            </table:table-cell>
            <table:table-cell table:style-name="Table1.A2" office:value-type="string">
              <text:p text:style-name="MP6">Akadeemia tee 2<text:span text:style-name="MT2">1/1</text:span>, 12618, Tallinn, Estonia <text:span text:style-name="MT3">• +372 671 8550</text:span></text:p>
            </table:table-cell>
          </table:table-row>
          <table:table-row>
            <table:table-cell table:style-name="Table1.A2" office:value-type="string">
              <text:p text:style-name="MP7">Page <text:page-number text:select-page="current">25</text:page-number><text:s/>of <text:page-count style:num-format="1">25</text:page-count></text:p>
            </table:table-cell>
            <table:table-cell table:style-name="Table1.A2" office:value-type="string">
              <text:p text:style-name="MP8"><text:span text:style-name="MT4">info@artecdesign.ee </text:span><text:span text:style-name="MT3">• www.artecdesign.ee</text:span></text:p>
            </table:table-cell>
          </table:table-row>
        </table:table>
        <text:p text:style-name="Footer"/>
        <text:p text:style-name="Footer"/>
      </style:footer>
    </style:master-page>
    <style:master-page style:name="First_20_Page" style:display-name="First Page" style:page-layout-name="Mpm2" style:next-style-name="Standard">
      <style:header>
        <table:table table:name="Table3" table:style-name="Table3">
          <table:table-column table:style-name="Table3.A"/>
          <table:table-row table:style-name="Table3.1">
            <table:table-cell table:style-name="Table3.A1" office:value-type="string">
              <text:p text:style-name="MP1"><draw:frame draw:style-name="Mfr1" draw:name="Image1" text:anchor-type="as-char" svg:width="3.016cm" svg:height="1.409cm" draw:z-index="0"><draw:image xlink:href="Pictures/200000020000019F000000C259D174E9CF809E17.eps" xlink:type="simple" xlink:show="embed" xlink:actuate="onLoad" loext:mime-type="image/x-vclgraphic"/><draw:image xlink:href="Pictures/1000020000000229000001031028230354790DDC.png" xlink:type="simple" xlink:show="embed" xlink:actuate="onLoad"/></draw:frame></text:p>
            </table:table-cell>
          </table:table-row>
          <table:table-row table:style-name="Table3.2">
            <table:table-cell table:style-name="Table3.A1" office:value-type="string">
              <text:p text:style-name="MP9"><text:bookmark text:name="DDE_LINK2"/><text:span text:style-name="Bold"/></text:p>
            </table:table-cell>
          </table:table-row>
        </table:table>
        <text:p text:style-name="MP1"/>
        <text:p text:style-name="Header"/>
      </style:header>
      <style:footer>
        <text:p text:style-name="MP10">© Artec Design OÜ, <text:user-defined style:data-style-name="N0" text:name="Year">2019</text:user-defined></text:p>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3-25T21:48:42.899020675</meta:creation-date>
    <dc:language>en-US</dc:language>
    <meta:editing-cycles>774</meta:editing-cycles>
    <meta:editing-duration>P1DT23H6M38S</meta:editing-duration>
    <dc:title>Enginaator 2019 - Electronics Stamina Task</dc:title>
    <dc:date>2019-04-25T10:36:39.298311213</dc:date>
    <meta:printed-by>Anti Sullin</meta:printed-by>
    <meta:print-date>2019-03-26T14:02:33.766465207</meta:print-date>
    <dc:creator>Anti Sullin</dc:creator>
    <meta:document-statistic meta:table-count="34" meta:image-count="1" meta:object-count="0" meta:page-count="25" meta:paragraph-count="629" meta:word-count="12275" meta:character-count="70542" meta:non-whitespace-character-count="58972"/>
    <meta:user-defined meta:name="Info 3"/>
    <meta:user-defined meta:name="Info 4"/>
    <meta:user-defined meta:name="Month-Day">04-25</meta:user-defined>
    <meta:user-defined meta:name="Year">2019</meta:user-defined>
  </office:meta>
</office:document-meta>
</file>